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Replacements/Object 1"/>
  <manifest:file-entry manifest:media-type="application/x-openoffice-gdimetafile;windows_formatname=&quot;GDIMetaFile&quot;" manifest:full-path="ObjectReplacements/Object 9"/>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Pictures/2000000700004D0000001E1474D55C5C.svm"/>
  <manifest:file-entry manifest:media-type="" manifest:full-path="Pictures/2000000700001AAB0000096955A741AB.svm"/>
  <manifest:file-entry manifest:media-type="" manifest:full-path="Pictures/2000000700005DA40000539E0FE8178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Display G1" svg:font-family="'Linux Libertine Display G'"/>
    <style:font-face style:name="OpenSymbol" svg:font-family="OpenSymbol"/>
    <style:font-face style:name="Arial2" svg:font-family="Arial"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8" style:family="table">
      <style:table-properties style:width="7.5in" table:align="margins"/>
    </style:style>
    <style:style style:name="Table38.A" style:family="table-column">
      <style:table-column-properties style:column-width="1.875in" style:rel-column-width="16383*"/>
    </style:style>
    <style:style style:name="Table38.C" style:family="table-column">
      <style:table-column-properties style:column-width="1.875in" style:rel-column-width="16384*"/>
    </style:style>
    <style:style style:name="Table38.D" style:family="table-column">
      <style:table-column-properties style:column-width="1.875in" style:rel-column-width="16385*"/>
    </style:style>
    <style:style style:name="Table38.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38.C1" style:family="table-cell">
      <style:table-cell-properties fo:background-color="#ffffcc" fo:padding="0.0382in" fo:border="0.0007in solid #000000">
        <style:background-image/>
      </style:table-cell-properties>
    </style:style>
    <style:style style:name="Table38.A2" style:family="table-cell">
      <style:table-cell-properties fo:background-color="#0084d1" fo:padding="0.0382in" fo:border-left="0.0007in solid #000000" fo:border-right="none" fo:border-top="none" fo:border-bottom="0.0007in solid #000000">
        <style:background-image/>
      </style:table-cell-properties>
    </style:style>
    <style:style style:name="Table38.B2" style:family="table-cell">
      <style:table-cell-properties fo:background-color="#cc99ff" fo:padding="0.0382in" fo:border-left="0.0007in solid #000000" fo:border-right="none" fo:border-top="none" fo:border-bottom="0.0007in solid #000000">
        <style:background-image/>
      </style:table-cell-properties>
    </style:style>
    <style:style style:name="Table38.D2" style:family="table-cell">
      <style:table-cell-properties fo:background-color="#ffccff" fo:padding="0.0382in" fo:border-left="0.0007in solid #000000" fo:border-right="0.0007in solid #000000" fo:border-top="none" fo:border-bottom="0.0007in solid #000000">
        <style:background-image/>
      </style:table-cell-properties>
    </style:style>
    <style:style style:name="Table38.A3" style:family="table-cell">
      <style:table-cell-properties fo:padding="0.0382in" fo:border-left="0.0007in solid #000000" fo:border-right="none" fo:border-top="none" fo:border-bottom="0.0007in solid #000000"/>
    </style:style>
    <style:style style:name="Table38.D3"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text-properties style:font-name="Linux Libertine Display G"/>
    </style:style>
    <style:style style:name="P2" style:family="paragraph" style:parent-style-name="Table_20_Contents">
      <style:paragraph-properties fo:text-align="center" style:justify-single-word="false"/>
      <style:text-properties fo:color="#cc0000" style:font-name="Linux Libertine Display G"/>
    </style:style>
    <style:style style:name="P3" style:family="paragraph" style:parent-style-name="Table_20_Contents">
      <style:paragraph-properties fo:text-align="center" style:justify-single-word="false"/>
      <style:text-properties fo:color="#0000cc" style:font-name="Linux Libertine Display G"/>
    </style:style>
    <style:style style:name="P4" style:family="paragraph" style:parent-style-name="Standard">
      <style:paragraph-properties fo:text-align="center" style:justify-single-word="false" fo:break-before="page"/>
      <style:text-properties fo:color="#0000cc" style:font-name="Linux Libertine Display G" fo:font-size="14pt" style:text-underline-style="none" style:font-size-asian="14pt" style:font-size-complex="14pt"/>
    </style:style>
    <style:style style:name="P5" style:family="paragraph" style:parent-style-name="Standard">
      <style:paragraph-properties fo:text-align="start" style:justify-single-word="false" fo:break-before="page"/>
      <style:text-properties fo:color="#0000cc" style:font-name="Linux Libertine Display G" style:text-underline-style="none"/>
    </style:style>
    <style:style style:name="P6"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7" style:family="paragraph" style:parent-style-name="Standard">
      <style:paragraph-properties fo:text-align="start" style:justify-single-word="false" fo:break-before="page"/>
      <style:text-properties fo:font-variant="normal" fo:text-transform="none" fo:color="#0000ff"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style:text-position="0% 100%" style:font-name="Linux Libertine Display G"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9" style:family="paragraph" style:parent-style-name="Standard">
      <style:paragraph-properties fo:text-align="start" style:justify-single-word="false"/>
      <style:text-properties style:text-position="0% 100%" style:font-name="Linux Libertine Display G" fo:font-style="normal" style:text-underline-style="none" style:font-style-asian="normal" style:font-style-complex="normal"/>
    </style:style>
    <style:style style:name="P10" style:family="paragraph" style:parent-style-name="Standard">
      <style:paragraph-properties fo:text-align="start" style:justify-single-word="false"/>
      <style:text-properties style:text-position="0% 100%" style:font-name="Linux Libertine Display G" fo:font-style="normal" style:text-underline-style="none" fo:background-color="#ffff99" style:font-style-asian="normal" style:font-style-complex="normal"/>
    </style:style>
    <style:style style:name="P11" style:family="paragraph" style:parent-style-name="Standard">
      <style:paragraph-properties fo:text-align="start" style:justify-single-word="false"/>
      <style:text-properties style:text-position="0% 100%" style:font-name="Linux Libertine Display G" style:text-underline-style="none"/>
    </style:style>
    <style:style style:name="P12" style:family="paragraph" style:parent-style-name="Standard">
      <style:paragraph-properties fo:text-align="center" style:justify-single-word="false"/>
      <style:text-properties fo:color="#0000cc" style:font-name="Linux Libertine Display G" fo:font-size="14pt" style:text-underline-style="none" style:font-size-asian="14pt" style:font-size-complex="14pt"/>
    </style:style>
    <style:style style:name="P13" style:family="paragraph" style:parent-style-name="Standard">
      <style:paragraph-properties fo:text-align="center" style:justify-single-word="false"/>
      <style:text-properties fo:color="#0000cc" style:font-name="Linux Libertine Display G" fo:font-size="14pt" style:text-underline-style="none"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color="#0000cc" style:font-name="Linux Libertine Display G"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15" style:family="paragraph" style:parent-style-name="Standard">
      <style:paragraph-properties fo:text-align="start" style:justify-single-word="false"/>
      <style:text-properties fo:color="#0000cc" style:font-name="Linux Libertine Display G" style:text-underline-style="none"/>
    </style:style>
    <style:style style:name="P16" style:family="paragraph" style:parent-style-name="Standard">
      <style:paragraph-properties fo:text-align="start" style:justify-single-word="false"/>
      <style:text-properties fo:color="#0000cc" style:font-name="Linux Libertine Display G" style:text-underline-style="none" fo:font-weight="normal" style:font-weight-asian="normal" style:font-weight-complex="normal"/>
    </style:style>
    <style:style style:name="P17" style:family="paragraph" style:parent-style-name="Standard">
      <style:paragraph-properties fo:text-align="start" style:justify-single-word="false"/>
      <style:text-properties fo:color="#0000cc" style:text-position="0% 100%" style:font-name="Linux Libertine Display G" fo:font-style="normal" style:text-underline-style="none" style:font-style-asian="normal" style:font-style-complex="normal"/>
    </style:style>
    <style:style style:name="P18"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ab-stops>
          <style:tab-stop style:position="3.3602in"/>
        </style:tab-stops>
      </style:paragraph-properties>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font-variant="normal" fo:text-transform="none" fo:color="#0099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font-variant="normal" fo:text-transform="none" fo:color="#0000ff"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position="0% 100%" style:font-name="Linux Libertine Display G" fo:font-style="normal" style:text-underline-style="none" style:font-style-asian="normal" style:font-style-complex="normal"/>
    </style:style>
    <style:style style:name="P26" style:family="paragraph" style:parent-style-name="Standard">
      <style:paragraph-properties fo:text-align="start" style:justify-single-word="false"/>
      <style:text-properties fo:color="#000000" style:text-position="0% 100%" style:font-name="Linux Libertine Display G" style:text-underline-style="none" fo:font-weight="normal" style:font-weight-asian="normal" style:font-weight-complex="normal"/>
    </style:style>
    <style:style style:name="P27" style:family="paragraph" style:parent-style-name="Standard">
      <style:paragraph-properties fo:text-align="start" style:justify-single-word="false"/>
      <style:text-properties fo:color="#000000" style:font-name="Linux Libertine Display G"/>
    </style:style>
    <style:style style:name="P28" style:family="paragraph" style:parent-style-name="Standard">
      <style:paragraph-properties fo:text-align="start" style:justify-single-word="false"/>
      <style:text-properties fo:color="#000000" style:font-name="Linux Libertine Display G" style:text-underline-style="none"/>
    </style:style>
    <style:style style:name="P29" style:family="paragraph" style:parent-style-name="Standard">
      <style:paragraph-properties fo:text-align="start" style:justify-single-word="false"/>
      <style:text-properties fo:color="#000000" style:font-name="Linux Libertine Display G" style:text-underline-style="none" fo:font-weight="normal" style:font-weight-asian="normal" style:font-weight-complex="normal"/>
    </style:style>
    <style:style style:name="P30" style:family="paragraph" style:parent-style-name="Standard">
      <style:paragraph-properties fo:text-align="center" style:justify-single-word="false"/>
      <style:text-properties fo:color="#000000" style:font-name="Linux Libertine Display G" style:text-underline-style="none" fo:font-weight="normal" style:font-weight-asian="normal" style:font-weight-complex="normal"/>
    </style:style>
    <style:style style:name="P31" style:family="paragraph" style:parent-style-name="Standard">
      <style:paragraph-properties fo:text-align="center" style:justify-single-word="false"/>
      <style:text-properties fo:color="#000000" style:font-name="Linux Libertine Display G" style:text-underline-style="none"/>
    </style:style>
    <style:style style:name="P32" style:family="paragraph" style:parent-style-name="Standard">
      <style:paragraph-properties fo:text-align="start" style:justify-single-word="false"/>
      <style:text-properties fo:color="#000000" style:font-name="Linux Libertine Display G" style:text-underline-style="none" fo:background-color="#ffffff"/>
    </style:style>
    <style:style style:name="P33" style:family="paragraph" style:parent-style-name="Standard">
      <style:paragraph-properties fo:text-align="start" style:justify-single-word="false"/>
      <style:text-properties fo:color="#000000" style:font-name="Linux Libertine Display G" style:text-underline-style="none" fo:font-weight="bold" style:font-weight-asian="bold" style:font-weight-complex="bold"/>
    </style:style>
    <style:style style:name="P34" style:family="paragraph" style:parent-style-name="Standard">
      <style:paragraph-properties fo:text-align="start" style:justify-single-word="false"/>
      <style:text-properties fo:color="#000000" style:font-name="Linux Libertine Display G" fo:background-color="#ffff99"/>
    </style:style>
    <style:style style:name="P35" style:family="paragraph" style:parent-style-name="Standard">
      <style:paragraph-properties fo:text-align="start" style:justify-single-word="false"/>
      <style:text-properties style:font-name="Linux Libertine Display G" fo:font-size="12pt" style:font-size-asian="12pt" style:font-size-complex="12pt"/>
    </style:style>
    <style:style style:name="P36" style:family="paragraph" style:parent-style-name="Standard">
      <style:paragraph-properties fo:text-align="center" style:justify-single-word="false"/>
      <style:text-properties style:font-name="Linux Libertine Display G" fo:font-size="12pt" style:font-size-asian="12pt" style:font-size-complex="12pt"/>
    </style:style>
    <style:style style:name="P37" style:family="paragraph" style:parent-style-name="Standard">
      <style:paragraph-properties fo:text-align="start" style:justify-single-word="false"/>
      <style:text-properties style:font-name="Linux Libertine Display G"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38" style:family="paragraph" style:parent-style-name="Standard">
      <style:paragraph-properties fo:text-align="center" style:justify-single-word="false"/>
      <style:text-properties style:font-name="Linux Libertine Display G"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39" style:family="paragraph" style:parent-style-name="Standard">
      <style:paragraph-properties fo:text-align="start" style:justify-single-word="false"/>
      <style:text-properties style:font-name="Linux Libertine Display G" fo:font-size="12pt" style:text-underline-style="none" style:font-size-asian="12pt" style:font-size-complex="12pt"/>
    </style:style>
    <style:style style:name="P40" style:family="paragraph" style:parent-style-name="Standard">
      <style:paragraph-properties fo:text-align="center" style:justify-single-word="false"/>
      <style:text-properties style:font-name="Linux Libertine Display G" fo:font-size="12pt" style:text-underline-style="none" style:font-size-asian="12pt" style:font-size-complex="12pt"/>
    </style:style>
    <style:style style:name="P41" style:family="paragraph" style:parent-style-name="Standard">
      <style:paragraph-properties fo:text-align="start" style:justify-single-word="false"/>
      <style:text-properties style:font-name="Linux Libertine Display G"/>
    </style:style>
    <style:style style:name="P42" style:family="paragraph" style:parent-style-name="Standard">
      <style:paragraph-properties fo:text-align="start" style:justify-single-word="false"/>
      <style:text-properties style:font-name="Linux Libertine Display G" style:text-underline-style="none"/>
    </style:style>
    <style:style style:name="P43" style:family="paragraph" style:parent-style-name="Standard">
      <style:paragraph-properties fo:text-align="center" style:justify-single-word="false"/>
      <style:text-properties style:font-name="Linux Libertine Display G" style:text-underline-style="none"/>
    </style:style>
    <style:style style:name="P44" style:family="paragraph" style:parent-style-name="Standard">
      <style:paragraph-properties fo:text-align="start" style:justify-single-word="false"/>
      <style:text-properties style:font-name="Linux Libertine Display G" fo:font-style="normal" style:text-underline-style="none" style:font-style-asian="normal" style:font-style-complex="normal"/>
    </style:style>
    <style:style style:name="P45" style:family="paragraph" style:parent-style-name="Standard">
      <style:paragraph-properties fo:text-align="start" style:justify-single-word="false"/>
      <style:text-properties fo:color="#ff0000" style:font-name="Linux Libertine Display G" style:text-underline-style="none"/>
    </style:style>
    <style:style style:name="P46" style:family="paragraph" style:parent-style-name="Standard">
      <style:paragraph-properties fo:text-align="start" style:justify-single-word="false"/>
      <style:text-properties style:text-position="sub 58%" style:font-name="Linux Libertine Display G" fo:font-style="normal" style:text-underline-style="none" style:font-style-asian="normal" style:font-style-complex="normal"/>
    </style:style>
    <style:style style:name="P47" style:family="paragraph" style:parent-style-name="Text_20_body">
      <style:text-properties style:font-name="Linux Libertine Display G"/>
    </style:style>
    <style:style style:name="P48" style:family="paragraph" style:parent-style-name="Standard" style:list-style-name="L1">
      <style:paragraph-properties fo:text-align="start" style:justify-single-word="false"/>
      <style:text-properties style:font-name="Linux Libertine Display G"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49" style:family="paragraph" style:parent-style-name="Standard" style:list-style-name="L2">
      <style:paragraph-properties fo:text-align="start" style:justify-single-word="false"/>
      <style:text-properties style:font-name="Linux Libertine Display G"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50" style:family="paragraph" style:parent-style-name="Standard" style:list-style-name="L2">
      <style:paragraph-properties fo:text-align="start" style:justify-single-word="false"/>
      <style:text-properties style:font-name="Linux Libertine Display G" fo:font-size="12pt" style:font-size-asian="12pt" style:font-size-complex="12pt"/>
    </style:style>
    <style:style style:name="P51" style:family="paragraph" style:parent-style-name="Standard" style:list-style-name="L3">
      <style:paragraph-properties fo:text-align="start" style:justify-single-word="false"/>
      <style:text-properties style:font-name="Linux Libertine Display G"/>
    </style:style>
    <style:style style:name="P52" style:family="paragraph" style:parent-style-name="Standard" style:list-style-name="L4">
      <style:paragraph-properties fo:text-align="start" style:justify-single-word="false"/>
      <style:text-properties style:font-name="Linux Libertine Display G"/>
    </style:style>
    <style:style style:name="P53" style:family="paragraph" style:parent-style-name="Standard" style:list-style-name="L5">
      <style:paragraph-properties fo:text-align="start" style:justify-single-word="false"/>
      <style:text-properties style:font-name="Linux Libertine Display G"/>
    </style:style>
    <style:style style:name="P54" style:family="paragraph" style:parent-style-name="Standard">
      <style:text-properties style:text-position="0% 100%" style:font-name="Linux Libertine Display G"/>
    </style:style>
    <style:style style:name="P55" style:family="paragraph" style:parent-style-name="Standard">
      <style:paragraph-properties fo:text-align="start" style:justify-single-word="false"/>
      <style:text-properties style:text-position="0% 100%" style:font-name="Linux Libertine Display G" fo:font-style="normal" style:text-underline-style="none" style:font-style-asian="normal" style:font-style-complex="normal"/>
    </style:style>
    <style:style style:name="P56" style:family="paragraph" style:parent-style-name="Standard" style:list-style-name="L3">
      <style:paragraph-properties fo:text-align="start" style:justify-single-word="false"/>
      <style:text-properties style:text-position="0% 100%" style:font-name="Linux Libertine Display G" fo:font-style="normal" style:text-underline-style="none" style:font-style-asian="normal" style:font-style-complex="normal"/>
    </style:style>
    <style:style style:name="P57" style:family="paragraph" style:parent-style-name="Standard">
      <style:paragraph-properties fo:text-align="start" style:justify-single-word="false"/>
      <style:text-properties style:text-position="0% 100%" style:font-name="Linux Libertine Display G"/>
    </style:style>
    <style:style style:name="P58" style:family="paragraph" style:parent-style-name="Standard" style:list-style-name="L8">
      <style:text-properties style:text-position="0% 100%" style:font-name="Linux Libertine Display G"/>
    </style:style>
    <style:style style:name="P59" style:family="paragraph" style:parent-style-name="Standard">
      <style:paragraph-properties fo:text-align="center" style:justify-single-word="false"/>
      <style:text-properties style:text-position="0% 100%" style:font-name="Linux Libertine Display G"/>
    </style:style>
    <style:style style:name="P60" style:family="paragraph" style:parent-style-name="Standard" style:list-style-name="L5">
      <style:paragraph-properties fo:text-align="start" style:justify-single-word="false"/>
      <style:text-properties fo:color="#000000" style:font-name="Linux Libertine Display G" style:text-underline-style="none"/>
    </style:style>
    <style:style style:name="P61" style:family="paragraph" style:parent-style-name="Standard">
      <style:paragraph-properties fo:text-align="start" style:justify-single-word="false"/>
      <style:text-properties fo:color="#000000" style:font-name="Linux Libertine Display G" style:text-underline-style="none" fo:font-weight="normal" style:font-weight-asian="normal" style:font-weight-complex="normal"/>
    </style:style>
    <style:style style:name="P62" style:family="paragraph" style:parent-style-name="Standard" style:list-style-name="L6">
      <style:paragraph-properties fo:text-align="start" style:justify-single-word="false"/>
      <style:text-properties fo:color="#000000" style:font-name="Linux Libertine Display G" style:text-underline-style="none" fo:font-weight="normal" style:font-weight-asian="normal" style:font-weight-complex="normal"/>
    </style:style>
    <style:style style:name="P63" style:family="paragraph" style:parent-style-name="Standard" style:list-style-name="L7">
      <style:paragraph-properties fo:text-align="start" style:justify-single-word="false"/>
      <style:text-properties fo:color="#000000" style:font-name="Linux Libertine Display G" style:text-underline-style="none" fo:font-weight="normal" style:font-weight-asian="normal" style:font-weight-complex="normal"/>
    </style:style>
    <style:style style:name="P64" style:family="paragraph" style:parent-style-name="Standard">
      <style:paragraph-properties fo:text-align="start" style:justify-single-word="false"/>
      <style:text-properties fo:color="#000000" style:font-name="Linux Libertine Display G" fo:background-color="#ffff99"/>
    </style:style>
    <style:style style:name="P65" style:family="paragraph" style:parent-style-name="Standard">
      <style:paragraph-properties fo:text-align="start" style:justify-single-word="false"/>
      <style:text-properties fo:color="#000000" style:font-name="Linux Libertine Display G"/>
    </style:style>
    <style:style style:name="P66" style:family="paragraph" style:parent-style-name="Standard">
      <style:text-properties fo:color="#000000" style:text-position="0% 100%" style:font-name="Linux Libertine Display G" style:text-underline-style="none" fo:font-weight="normal" style:font-weight-asian="normal" style:font-weight-complex="normal"/>
    </style:style>
    <style:style style:name="P67" style:family="paragraph" style:parent-style-name="Standard">
      <style:paragraph-properties fo:text-align="center" style:justify-single-word="false"/>
      <style:text-properties fo:color="#000000" style:text-position="0% 100%" style:font-name="Linux Libertine Display G" style:text-underline-style="none" fo:font-weight="normal" style:font-weight-asian="normal" style:font-weight-complex="normal"/>
    </style:style>
    <style:style style:name="P68" style:family="paragraph" style:parent-style-name="Standard">
      <style:paragraph-properties fo:text-align="start" style:justify-single-word="false"/>
      <style:text-properties fo:color="#000000" style:text-position="0% 100%" style:font-name="Linux Libertine Display G" style:text-underline-style="none" fo:font-weight="normal" style:font-weight-asian="normal" style:font-weight-complex="normal"/>
    </style:style>
    <style:style style:name="P69" style:family="paragraph" style:parent-style-name="Standard">
      <style:paragraph-properties fo:text-align="start" style:justify-single-word="false"/>
      <style:text-properties fo:color="#000000" style:text-position="0% 100%" style:font-name="Linux Libertine Display G" style:text-underline-style="none" fo:font-weight="normal" style:font-name-asian="SimSun" style:font-weight-asian="normal" style:font-name-complex="Lucida Sans" style:font-weight-complex="normal"/>
    </style:style>
    <style:style style:name="P70" style:family="paragraph" style:parent-style-name="Standard">
      <style:paragraph-properties fo:text-align="center" style:justify-single-word="false"/>
      <style:text-properties fo:color="#0000cc" style:font-name="Linux Libertine Display G" fo:font-size="14pt" style:text-underline-style="none" fo:font-weight="normal" style:font-size-asian="14pt" style:font-weight-asian="normal" style:font-size-complex="14pt" style:font-weight-complex="normal"/>
    </style:style>
    <style:style style:name="P71" style:family="paragraph" style:parent-style-name="Standard">
      <style:text-properties fo:color="#0000cc" style:text-position="0% 100%" style:font-name="Linux Libertine Display G" style:font-name-asian="SimSun" style:font-name-complex="Lucida Sans"/>
    </style:style>
    <style:style style:name="P72" style:family="paragraph" style:parent-style-name="Standard">
      <style:paragraph-properties fo:text-align="center" style:justify-single-word="false"/>
      <style:text-properties fo:color="#0000cc" style:text-position="0% 100%" style:font-name="Linux Libertine Display G" style:font-name-asian="SimSun" style:font-name-complex="Lucida Sans"/>
    </style:style>
    <style:style style:name="P73"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5" style:family="paragraph" style:parent-style-name="Standard">
      <style:paragraph-properties fo:text-align="center" style:justify-single-word="false" fo:break-before="page"/>
      <style:text-properties fo:color="#0000cc" style:text-position="0% 100%" style:font-name="Linux Libertine Display G" fo:font-size="14pt" style:text-underline-style="none" fo:font-weight="normal" style:font-size-asian="14pt" style:font-weight-asian="normal" style:font-size-complex="14pt" style:font-weight-complex="normal"/>
    </style:style>
    <style:style style:name="T1" style:family="text">
      <style:text-properties fo:color="#0000cc"/>
    </style:style>
    <style:style style:name="T2" style:family="text">
      <style:text-properties fo:color="#0000cc" style:text-position="0% 100%"/>
    </style:style>
    <style:style style:name="T3" style:family="text">
      <style:text-properties fo:color="#0000cc" style:text-position="0% 100%" fo:font-style="normal" style:font-style-asian="normal" style:font-style-complex="normal"/>
    </style:style>
    <style:style style:name="T4" style:family="text">
      <style:text-properties fo:color="#0000cc" style:text-position="0% 100%" fo:font-style="normal" style:text-underline-style="none" style:font-style-asian="normal" style:font-style-complex="normal"/>
    </style:style>
    <style:style style:name="T5" style:family="text">
      <style:text-properties fo:color="#0000cc" style:text-position="0% 100%" fo:background-color="#ffffff"/>
    </style:style>
    <style:style style:name="T6" style:family="text">
      <style:text-properties fo:color="#0000cc" style:text-position="super 58%"/>
    </style:style>
    <style:style style:name="T7" style:family="text">
      <style:text-properties fo:color="#0000cc" style:text-position="super 58%" fo:font-style="normal" style:font-style-asian="normal" style:font-style-complex="normal"/>
    </style:style>
    <style:style style:name="T8" style:family="text">
      <style:text-properties fo:color="#0000cc" style:text-position="sub 58%"/>
    </style:style>
    <style:style style:name="T9" style:family="text">
      <style:text-properties fo:color="#0000cc" style:text-position="sub 58%" fo:font-style="normal" style:font-style-asian="normal" style:font-style-complex="normal"/>
    </style:style>
    <style:style style:name="T10" style:family="text">
      <style:text-properties fo:color="#0000cc" style:text-position="sub 58%" fo:background-color="#ffffff"/>
    </style:style>
    <style:style style:name="T11" style:family="text">
      <style:text-properties fo:color="#0000cc" fo:font-style="normal" style:font-style-asian="normal" style:font-style-complex="normal"/>
    </style:style>
    <style:style style:name="T12" style:family="text">
      <style:text-properties fo:color="#0000cc" fo:font-style="normal" style:text-underline-style="none" fo:font-weight="normal" style:font-name-asian="Courier New" style:font-style-asian="normal" style:font-weight-asian="normal" style:font-name-complex="Courier New" style:font-style-complex="normal" style:font-weight-complex="normal"/>
    </style:style>
    <style:style style:name="T13" style:family="text">
      <style:text-properties fo:color="#000000" style:text-position="0% 100%" fo:font-style="normal" style:font-style-asian="normal" style:font-style-complex="normal"/>
    </style:style>
    <style:style style:name="T14" style:family="text">
      <style:text-properties fo:color="#000000" style:text-position="0% 100%" fo:font-style="normal" style:text-underline-style="none" style:font-style-asian="normal" style:font-style-complex="normal"/>
    </style:style>
    <style:style style:name="T15" style:family="text">
      <style:text-properties fo:color="#000000" style:text-position="super 58%" fo:font-style="normal" style:font-style-asian="normal" style:font-style-complex="normal"/>
    </style:style>
    <style:style style:name="T16" style:family="text">
      <style:text-properties fo:color="#000000" style:text-position="sub 58%" fo:font-style="normal" style:font-style-asian="normal" style:font-style-complex="normal"/>
    </style:style>
    <style:style style:name="T17" style:family="text">
      <style:text-properties fo:color="#000000" style:text-underline-style="none"/>
    </style:style>
    <style:style style:name="T18" style:family="text">
      <style:text-properties fo:color="#000000" style:text-underline-style="none" style:text-overline-style="solid" style:text-overline-width="auto" style:text-overline-color="font-color"/>
    </style:style>
    <style:style style:name="T19" style:family="text">
      <style:text-properties style:text-position="super 58%"/>
    </style:style>
    <style:style style:name="T20" style:family="text">
      <style:text-properties style:text-position="super 58%" fo:font-style="normal" style:font-style-asian="normal" style:font-style-complex="normal"/>
    </style:style>
    <style:style style:name="T21" style:family="text">
      <style:text-properties style:text-position="super 58%" fo:font-style="normal" fo:background-color="#ffffff" style:font-style-asian="normal" style:font-style-complex="normal"/>
    </style:style>
    <style:style style:name="T22" style:family="text">
      <style:text-properties style:text-position="super 58%" style:text-underline-style="solid" style:text-underline-width="auto" style:text-underline-color="font-color"/>
    </style:style>
    <style:style style:name="T23" style:family="text">
      <style:text-properties style:text-position="sub 58%"/>
    </style:style>
    <style:style style:name="T24" style:family="text">
      <style:text-properties style:text-position="sub 58%" fo:font-style="normal" style:font-style-asian="normal" style:font-style-complex="normal"/>
    </style:style>
    <style:style style:name="T25" style:family="text">
      <style:text-properties style:text-position="sub 58%" fo:font-style="normal" style:text-underline-style="none" fo:font-weight="normal" style:font-name-asian="Courier New" style:font-style-asian="normal" style:font-weight-asian="normal" style:font-name-complex="Courier New" style:font-style-complex="normal" style:font-weight-complex="normal"/>
    </style:style>
    <style:style style:name="T26" style:family="text">
      <style:text-properties style:text-position="sub 58%" fo:font-style="normal" style:text-underline-style="none" fo:background-color="#ffccff" style:font-style-asian="normal" style:font-style-complex="normal"/>
    </style:style>
    <style:style style:name="T27" style:family="text">
      <style:text-properties style:text-position="sub 58%" fo:font-style="normal" style:text-underline-style="none" fo:background-color="#ccffff" style:font-style-asian="normal" style:font-style-complex="normal"/>
    </style:style>
    <style:style style:name="T28" style:family="text">
      <style:text-properties style:text-position="sub 58%" fo:font-style="normal" style:text-underline-style="none" fo:background-color="#99ff99" style:font-style-asian="normal" style:font-style-complex="normal"/>
    </style:style>
    <style:style style:name="T29" style:family="text">
      <style:text-properties style:text-position="sub 58%" fo:font-style="normal" fo:background-color="#ffccff" style:font-style-asian="normal" style:font-style-complex="normal"/>
    </style:style>
    <style:style style:name="T30" style:family="text">
      <style:text-properties style:text-position="sub 58%" fo:font-style="normal" fo:background-color="#ccffff" style:font-style-asian="normal" style:font-style-complex="normal"/>
    </style:style>
    <style:style style:name="T31" style:family="text">
      <style:text-properties style:text-position="sub 58%" fo:font-style="normal" fo:background-color="#99ff99" style:font-style-asian="normal" style:font-style-complex="normal"/>
    </style:style>
    <style:style style:name="T32" style:family="text">
      <style:text-properties style:text-position="sub 58%" fo:font-style="normal" fo:background-color="#ffffff" style:font-style-asian="normal" style:font-style-complex="normal"/>
    </style:style>
    <style:style style:name="T33" style:family="text">
      <style:text-properties style:text-position="sub 58%" fo:background-color="#ffccff"/>
    </style:style>
    <style:style style:name="T34" style:family="text">
      <style:text-properties style:text-position="sub 58%" fo:background-color="#ffff99"/>
    </style:style>
    <style:style style:name="T35" style:family="text">
      <style:text-properties style:text-position="sub 58%" fo:background-color="#ccffff"/>
    </style:style>
    <style:style style:name="T36" style:family="text">
      <style:text-properties style:text-position="sub 58%" fo:background-color="#99ff99"/>
    </style:style>
    <style:style style:name="T37" style:family="text">
      <style:text-properties style:text-position="sub 58%" fo:background-color="#ffffff"/>
    </style:style>
    <style:style style:name="T38" style:family="text">
      <style:text-properties style:text-position="sub 58%" style:text-underline-style="solid" style:text-underline-width="auto" style:text-underline-color="font-color"/>
    </style:style>
    <style:style style:name="T39" style:family="text">
      <style:text-properties style:text-position="0% 100%"/>
    </style:style>
    <style:style style:name="T40" style:family="text">
      <style:text-properties style:text-position="0% 100%" fo:font-style="italic" style:font-style-asian="italic" style:font-style-complex="italic"/>
    </style:style>
    <style:style style:name="T41" style:family="text">
      <style:text-properties style:text-position="0% 100%" fo:font-style="normal" style:font-style-asian="normal" style:font-style-complex="normal"/>
    </style:style>
    <style:style style:name="T42" style:family="text">
      <style:text-properties style:text-position="0% 100%" fo:font-style="normal" fo:background-color="#ffffff" style:font-style-asian="normal" style:font-style-complex="normal"/>
    </style:style>
    <style:style style:name="T43" style:family="text">
      <style:text-properties style:text-position="0% 100%" fo:font-style="normal" style:text-underline-style="none" fo:font-weight="normal" style:font-name-asian="Courier New" style:font-style-asian="normal" style:font-weight-asian="normal" style:font-name-complex="Courier New" style:font-style-complex="normal" style:font-weight-complex="normal"/>
    </style:style>
    <style:style style:name="T44" style:family="text">
      <style:text-properties style:text-position="0% 100%" fo:font-style="normal" style:text-underline-style="none" style:font-style-asian="normal" style:font-style-complex="normal"/>
    </style:style>
    <style:style style:name="T45" style:family="text">
      <style:text-properties style:text-position="0% 100%" fo:font-style="normal" style:text-underline-style="none" fo:background-color="#ffccff" style:font-style-asian="normal" style:font-style-complex="normal"/>
    </style:style>
    <style:style style:name="T46" style:family="text">
      <style:text-properties style:text-position="0% 100%" fo:font-style="normal" style:text-underline-style="none" fo:background-color="#ffffff" style:font-style-asian="normal" style:font-style-complex="normal"/>
    </style:style>
    <style:style style:name="T47" style:family="text">
      <style:text-properties style:text-position="0% 100%" fo:font-style="normal" style:text-underline-style="none" fo:background-color="#ccffff" style:font-style-asian="normal" style:font-style-complex="normal"/>
    </style:style>
    <style:style style:name="T48" style:family="text">
      <style:text-properties style:text-position="0% 100%" fo:font-style="normal" style:text-underline-style="none" fo:background-color="#99ff99" style:font-style-asian="normal" style:font-style-complex="normal"/>
    </style:style>
    <style:style style:name="T49" style:family="text">
      <style:text-properties style:text-position="0% 100%" fo:font-style="normal" fo:background-color="#ffccff" style:font-style-asian="normal" style:font-style-complex="normal"/>
    </style:style>
    <style:style style:name="T50" style:family="text">
      <style:text-properties style:text-position="0% 100%" fo:font-style="normal" fo:background-color="#ccffff" style:font-style-asian="normal" style:font-style-complex="normal"/>
    </style:style>
    <style:style style:name="T51" style:family="text">
      <style:text-properties style:text-position="0% 100%" fo:font-style="normal" fo:background-color="#99ff99" style:font-style-asian="normal" style:font-style-complex="normal"/>
    </style:style>
    <style:style style:name="T52" style:family="text">
      <style:text-properties style:text-position="0% 100%" fo:background-color="#ffff99"/>
    </style:style>
    <style:style style:name="T53" style:family="text">
      <style:text-properties style:text-position="0% 100%" fo:background-color="#ffffff"/>
    </style:style>
    <style:style style:name="T54" style:family="text">
      <style:text-properties style:text-position="0% 100%" fo:background-color="#ffccff"/>
    </style:style>
    <style:style style:name="T55" style:family="text">
      <style:text-properties style:text-position="0% 100%" fo:background-color="#ccffff"/>
    </style:style>
    <style:style style:name="T56" style:family="text">
      <style:text-properties style:text-position="0% 100%" fo:background-color="#99ff99"/>
    </style:style>
    <style:style style:name="T57" style:family="text">
      <style:text-properties style:text-position="0% 100%" style:text-underline-style="solid" style:text-underline-width="auto" style:text-underline-color="font-color"/>
    </style:style>
    <style:style style:name="T58" style:family="text">
      <style:text-properties style:text-position="0% 100%" style:text-underline-style="none" fo:font-weight="normal" style:font-weight-asian="normal" style:font-weight-complex="normal"/>
    </style:style>
    <style:style style:name="T59" style:family="text">
      <style:text-properties fo:font-style="italic" style:font-style-asian="italic" style:font-style-complex="italic"/>
    </style:style>
    <style:style style:name="T60" style:family="text">
      <style:text-properties fo:font-style="normal" style:font-style-asian="normal" style:font-style-complex="normal"/>
    </style:style>
    <style:style style:name="T61" style:family="text">
      <style:text-properties fo:font-style="normal" fo:background-color="#ffffff" style:font-style-asian="normal" style:font-style-complex="normal"/>
    </style:style>
    <style:style style:name="T62" style:family="text">
      <style:text-properties fo:font-style="normal" fo:background-color="#ffccff" style:font-style-asian="normal" style:font-style-complex="normal"/>
    </style:style>
    <style:style style:name="T63" style:family="text">
      <style:text-properties fo:font-style="normal" style:text-underline-style="none" fo:font-weight="normal" style:font-name-asian="Courier New" style:font-style-asian="normal" style:font-weight-asian="normal" style:font-name-complex="Courier New" style:font-style-complex="normal" style:font-weight-complex="normal"/>
    </style:style>
    <style:style style:name="T64" style:family="text">
      <style:text-properties fo:font-style="normal" fo:background-color="#ccffff" style:font-style-asian="normal" style:font-style-complex="normal"/>
    </style:style>
    <style:style style:name="T65" style:family="text">
      <style:text-properties fo:font-style="normal" fo:background-color="#99ff99" style:font-style-asian="normal" style:font-style-complex="normal"/>
    </style:style>
    <style:style style:name="T66" style:family="text">
      <style:text-properties fo:color="#cc0000"/>
    </style:style>
    <style:style style:name="T67" style:family="text">
      <style:text-properties fo:color="#cc0000" style:text-position="super 58%"/>
    </style:style>
    <style:style style:name="T68" style:family="text">
      <style:text-properties fo:color="#cc0000" style:text-position="0% 100%"/>
    </style:style>
    <style:style style:name="T69" style:family="text">
      <style:text-properties fo:color="#cc0000" style:text-position="0% 100%" fo:font-style="normal" style:font-style-asian="normal" style:font-style-complex="normal"/>
    </style:style>
    <style:style style:name="T70" style:family="text">
      <style:text-properties fo:color="#cc0000" style:text-position="0% 100%" fo:font-style="normal" style:text-underline-style="none" style:font-style-asian="normal" style:font-style-complex="normal"/>
    </style:style>
    <style:style style:name="T71" style:family="text">
      <style:text-properties fo:color="#cc0000" style:text-position="0% 100%" fo:background-color="#ffffff"/>
    </style:style>
    <style:style style:name="T72" style:family="text">
      <style:text-properties fo:color="#cc0000" style:text-position="sub 58%"/>
    </style:style>
    <style:style style:name="T73" style:family="text">
      <style:text-properties fo:color="#cc0000" style:text-position="sub 58%" fo:font-style="normal" style:font-style-asian="normal" style:font-style-complex="normal"/>
    </style:style>
    <style:style style:name="T74" style:family="text">
      <style:text-properties fo:color="#cc0000" style:text-position="sub 58%" fo:background-color="#ffffff"/>
    </style:style>
    <style:style style:name="T75" style:family="text">
      <style:text-properties fo:color="#cc0000" fo:font-style="normal" style:font-style-asian="normal" style:font-style-complex="normal"/>
    </style:style>
    <style:style style:name="T76" style:family="text">
      <style:text-properties fo:color="#cc0000" fo:background-color="#ffffff"/>
    </style:style>
    <style:style style:name="T77" style:family="text">
      <style:text-properties fo:color="#cc0000" style:text-line-through-style="solid"/>
    </style:style>
    <style:style style:name="T78" style:family="text">
      <style:text-properties fo:color="#cc0000" style:text-line-through-style="solid" style:text-position="0% 100%"/>
    </style:style>
    <style:style style:name="T79" style:family="text">
      <style:text-properties fo:color="#cc0000" style:text-line-through-style="solid" style:text-position="sub 58%"/>
    </style:style>
    <style:style style:name="T80" style:family="text">
      <style:text-properties fo:color="#cc0000" style:text-underline-style="none"/>
    </style:style>
    <style:style style:name="T81" style:family="text">
      <style:text-properties fo:color="#009900"/>
    </style:style>
    <style:style style:name="T82" style:family="text">
      <style:text-properties fo:color="#009900" style:text-position="super 58%"/>
    </style:style>
    <style:style style:name="T83" style:family="text">
      <style:text-properties fo:color="#009900" style:text-position="0% 100%" fo:font-style="normal" style:font-style-asian="normal" style:font-style-complex="normal"/>
    </style:style>
    <style:style style:name="T84" style:family="text">
      <style:text-properties fo:color="#009900" style:text-position="0% 100%" fo:font-style="normal" fo:background-color="#ffffff" style:font-style-asian="normal" style:font-style-complex="normal"/>
    </style:style>
    <style:style style:name="T85" style:family="text">
      <style:text-properties fo:color="#009900" style:text-position="0% 100%" fo:font-style="normal" style:text-underline-style="none" style:font-style-asian="normal" style:font-style-complex="normal"/>
    </style:style>
    <style:style style:name="T86" style:family="text">
      <style:text-properties fo:color="#009900" fo:font-style="normal" style:font-style-asian="normal" style:font-style-complex="normal"/>
    </style:style>
    <style:style style:name="T87" style:family="text">
      <style:text-properties fo:color="#009900" style:text-position="sub 58%"/>
    </style:style>
    <style:style style:name="T88" style:family="text">
      <style:text-properties fo:color="#009900" style:text-position="sub 58%" fo:font-style="normal" style:font-style-asian="normal" style:font-style-complex="normal"/>
    </style:style>
    <style:style style:name="T89" style:family="text">
      <style:text-properties fo:color="#009900" style:text-position="sub 58%" fo:font-style="normal" fo:background-color="#ffffff" style:font-style-asian="normal" style:font-style-complex="normal"/>
    </style:style>
    <style:style style:name="T90" style:family="text">
      <style:text-properties style:text-line-through-style="solid"/>
    </style:style>
    <style:style style:name="T91" style:family="text">
      <style:text-properties style:text-line-through-style="solid" style:text-position="sub 58%"/>
    </style:style>
    <style:style style:name="T92" style:family="text">
      <style:text-properties style:text-line-through-style="solid" style:text-position="0% 100%"/>
    </style:style>
    <style:style style:name="T93" style:family="text">
      <style:text-properties fo:font-variant="normal" fo:text-transform="none" fo:color="#cc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94" style:family="text">
      <style:text-properties fo:font-variant="normal" fo:text-transform="none" fo:color="#cc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95" style:family="text">
      <style:text-properties fo:font-variant="normal" fo:text-transform="none" fo:color="#cc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96" style:family="text">
      <style:text-properties fo:font-variant="normal" fo:text-transform="none" fo:color="#cc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97" style:family="text">
      <style:text-properties fo:font-variant="normal" fo:text-transform="none" fo:color="#0000cc"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98" style:family="text">
      <style:text-properties fo:font-variant="normal" fo:text-transform="none" fo:color="#0000cc"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99" style:family="text">
      <style:text-properties fo:font-variant="normal" fo:text-transform="none" fo:color="#0000cc"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100" style:family="text">
      <style:text-properties fo:font-variant="normal" fo:text-transform="none" fo:color="#0000cc"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01" style:family="text">
      <style:text-properties fo:font-variant="normal" fo:text-transform="none" fo:color="#00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02" style:family="text">
      <style:text-properties fo:font-variant="normal" fo:text-transform="none" fo:color="#000000" style:text-position="0% 100%" fo:font-size="12pt" fo:letter-spacing="normal"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03"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104" style:family="text">
      <style:text-properties fo:font-variant="normal" fo:text-transform="none" fo:color="#000000" style:text-position="0% 100%" fo:letter-spacing="normal" fo:language="en" fo:country="US" fo:font-style="normal" style:text-underline-style="solid" style:text-underline-width="auto" style:text-underline-color="font-color" fo:font-weight="normal" fo:background-color="transparent"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105" style:family="text">
      <style:text-properties fo:font-variant="normal" fo:text-transform="none" fo:color="#00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06" style:family="text">
      <style:text-properties fo:font-variant="normal" fo:text-transform="none" fo:color="#000000" style:text-position="sub 58%" fo:font-size="12pt" fo:letter-spacing="normal"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07" style:family="text">
      <style:text-properties fo:font-variant="normal" fo:text-transform="none"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08" style:family="text">
      <style:text-properties fo:font-variant="normal" fo:text-transform="none"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09" style:family="text">
      <style:text-properties fo:font-variant="normal" fo:text-transform="none" fo:color="#0099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10" style:family="text">
      <style:text-properties fo:font-variant="normal" fo:text-transform="none" fo:color="#0099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11" style:family="text">
      <style:text-properties fo:font-variant="normal" fo:text-transform="none"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12" style:family="text">
      <style:text-properties fo:font-variant="normal" fo:text-transform="none"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13" style:family="text">
      <style:text-properties fo:background-color="#ffff99"/>
    </style:style>
    <style:style style:name="T114" style:family="text">
      <style:text-properties fo:background-color="#ffffff"/>
    </style:style>
    <style:style style:name="T115" style:family="text">
      <style:text-properties style:text-underline-style="solid" style:text-underline-width="auto" style:text-underline-color="font-color"/>
    </style:style>
    <style:style style:name="T116" style:family="text">
      <style:text-properties fo:background-color="#ffccff"/>
    </style:style>
    <style:style style:name="T117" style:family="text">
      <style:text-properties fo:font-weight="normal" style:font-weight-asian="normal" style:font-weight-complex="normal"/>
    </style:style>
    <style:style style:name="T118" style:family="text">
      <style:text-properties fo:color="#0000ff"/>
    </style:style>
    <style:style style:name="T119" style:family="text">
      <style:text-properties fo:color="#0000ff" fo:background-color="#ffffff"/>
    </style:style>
    <style:style style:name="T120" style:family="text">
      <style:text-properties fo:color="#0000ff" style:text-position="sub 58%"/>
    </style:style>
    <style:style style:name="T121" style:family="text">
      <style:text-properties fo:color="#0000ff" style:text-position="sub 58%" fo:background-color="#ffffff"/>
    </style:style>
    <style:style style:name="T122" style:family="text">
      <style:text-properties fo:color="#0000ff" style:text-position="0% 10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eterminants and Cramer's Rule</text:p>
      <text:p text:style-name="P19"/>
      <text:p text:style-name="P19"/>
      <text:p text:style-name="P19">The intro to determinants of a matrix uses easier language and terminology than that used in college level linear algebra. An n by m matrix has n rows and m columns. This is related to multiplication and times tables or areas of rectangles where you have base times height. A square matrix has the same number of rows as columns so 2x2 and 3x3 matrices would be called square matrices. A square matrix have a number called the determinant.</text:p>
      <text:p text:style-name="P19"/>
      <text:p text:style-name="P19"/>
      <text:p text:style-name="P19">We will define a 2×2 determinant and a 3×3 determinant. 4×4 and higher matrices require extensive multiplication to compute. Please see William Rowan the Irishman who invented matrix multiplication, abstract algebra, tensors and the like. You do not have to do the math or study but you should see the general premise and how complicated large matrices are. We use matrix calculators to find values because the equations would take up a whole page using small type. It is almost like repeated distribution or factoring of every term by every term. It is tedious and the order is confusing. However when we have a small system like a 2×2 or 3×3 matrix it becomes manageable by hand.</text:p>
      <text:p text:style-name="P19"/>
      <text:p text:style-name="P19"/>
      <text:p text:style-name="P24">Definition of the determinant for a 2×2 matrix:</text:p>
      <text:p text:style-name="P19"/>
      <text:p text:style-name="P19"/>
      <text:p text:style-name="P42"><text:span text:style-name="T101"><draw:frame draw:style-name="fr4" draw:name="Object22" text:anchor-type="as-char" svg:y="-0.2689in" svg:width="0.5819in" svg:height="0.439in" draw:z-index="0"><draw:object xlink:href="./Object 1" xlink:type="simple" xlink:show="embed" xlink:actuate="onLoad"/><draw:image xlink:href="./ObjectReplacements/Object 1" xlink:type="simple" xlink:show="embed" xlink:actuate="onLoad"/><svg:desc>formula</svg:desc></draw:frame></text:span><text:span text:style-name="T101"> = ad – bc<text:tab/>where the determinant of the matrix is product of left diagonal minus right diagonal.</text:span></text:p>
      <text:p text:style-name="P19"/>
      <text:p text:style-name="P19"/>
      <text:p text:style-name="P19">Example:</text:p>
      <text:p text:style-name="P19"/>
      <text:p text:style-name="P19"/>
      <text:p text:style-name="P42"><text:span text:style-name="T101"><draw:frame draw:style-name="fr4" draw:name="Object23" text:anchor-type="as-char" svg:y="-0.2689in" svg:width="0.5602in" svg:height="0.439in" draw:z-index="1"><draw:object xlink:href="./Object 2" xlink:type="simple" xlink:show="embed" xlink:actuate="onLoad"/><draw:image xlink:href="./ObjectReplacements/Object 2" xlink:type="simple" xlink:show="embed" xlink:actuate="onLoad"/><svg:desc>formula</svg:desc></draw:frame></text:span><text:span text:style-name="T101">= 2∙5 – 4∙3 = 10 – 12 = – 2</text:span></text:p>
      <text:p text:style-name="P19"/>
      <text:p text:style-name="P19"/>
      <text:p text:style-name="P19">We use subscripts to identity elements. When we have the same number of equations as variables we can use the determinant to solve. We get:</text:p>
      <text:p text:style-name="P19"/>
      <text:p text:style-name="P19"/>
      <text:p text:style-name="P42"><text:span text:style-name="T101">a</text:span><text:span text:style-name="T105">1</text:span><text:span text:style-name="T101">x+b</text:span><text:span text:style-name="T105">1</text:span><text:span text:style-name="T101">y = c</text:span><text:span text:style-name="T105">1</text:span><text:span text:style-name="T101"> is </text:span><text:span text:style-name="T97">(p</text:span><text:span text:style-name="T100">1</text:span><text:span text:style-name="T97">)</text:span></text:p>
      <text:p text:style-name="P42"><text:span text:style-name="T101">a</text:span><text:span text:style-name="T105">2</text:span><text:span text:style-name="T101">x+b</text:span><text:span text:style-name="T105">2</text:span><text:span text:style-name="T101">y = c</text:span><text:span text:style-name="T105">2</text:span><text:span text:style-name="T101"> is </text:span><text:span text:style-name="T93">(p</text:span><text:span text:style-name="T96">2</text:span><text:span text:style-name="T93">)</text:span><text:span text:style-name="T101"> </text:span></text:p>
      <text:p text:style-name="P19"/>
      <text:p text:style-name="P19"/>
      <text:p text:style-name="P42"><text:span text:style-name="T101">Using elimination we get: <text:s text:c="2"/>x =</text:span><text:span text:style-name="T97"> c</text:span><text:span text:style-name="T100">1</text:span><text:span text:style-name="T97">b</text:span><text:span text:style-name="T100">2</text:span><text:span text:style-name="T97"> – c</text:span><text:span text:style-name="T100">2</text:span><text:span text:style-name="T97">b</text:span><text:span text:style-name="T100">1</text:span><text:span text:style-name="T97"> </text:span><text:span text:style-name="T101">÷ <text:s/></text:span><text:span text:style-name="T93">a</text:span><text:span text:style-name="T96">1</text:span><text:span text:style-name="T93">b</text:span><text:span text:style-name="T96">2</text:span><text:span text:style-name="T93"> – a</text:span><text:span text:style-name="T96">2</text:span><text:span text:style-name="T93">b</text:span><text:span text:style-name="T96">1</text:span><text:span text:style-name="T105"> <text:s text:c="2"/></text:span><text:span text:style-name="T101">and <text:s text:c="2"/>y = </text:span><text:span text:style-name="T97">c</text:span><text:span text:style-name="T100">1</text:span><text:span text:style-name="T97">b</text:span><text:span text:style-name="T100">2</text:span><text:span text:style-name="T97"> – c</text:span><text:span text:style-name="T100">2</text:span><text:span text:style-name="T97">b</text:span><text:span text:style-name="T100">1</text:span><text:span text:style-name="T97"> </text:span><text:span text:style-name="T101">÷</text:span><text:span text:style-name="T93"> a</text:span><text:span text:style-name="T96">1</text:span><text:span text:style-name="T93">c</text:span><text:span text:style-name="T96">2</text:span><text:span text:style-name="T93"> – a</text:span><text:span text:style-name="T96">2</text:span><text:span text:style-name="T93">c</text:span><text:span text:style-name="T96">1</text:span><text:span text:style-name="T93"> <text:s/></text:span><text:span text:style-name="T101">written as fractions:</text:span></text:p>
      <text:p text:style-name="P19"/>
      <text:p text:style-name="P19"/>
      <text:p text:style-name="P43"><text:span text:style-name="T101"><text:s/></text:span><text:span text:style-name="T101"><draw:frame draw:style-name="fr4" draw:name="Object25" text:anchor-type="as-char" svg:y="-0.3075in" svg:width="2.3583in" svg:height="0.5201in" draw:z-index="2"><draw:object xlink:href="./Object 3" xlink:type="simple" xlink:show="embed" xlink:actuate="onLoad"/><draw:image xlink:href="./ObjectReplacements/Object 3" xlink:type="simple" xlink:show="embed" xlink:actuate="onLoad"/><svg:desc>formula</svg:desc></draw:frame></text:span></text:p>
      <text:p text:style-name="P19"/>
      <text:p text:style-name="P15"/>
      <text:p text:style-name="P15"/>
      <text:p text:style-name="P15"/>
      <text:p text:style-name="P5">Cramer's rule:<text:tab/>The solution of the system <text:span text:style-name="T107">(P</text:span><text:span text:style-name="T111">roblem1</text:span><text:span text:style-name="T107">) and (P</text:span><text:span text:style-name="T111">roblem2</text:span><text:span text:style-name="T107">) is given by:</text:span></text:p>
      <text:p text:style-name="P21"/>
      <text:p text:style-name="P19"/>
      <text:p text:style-name="P18"><draw:frame draw:style-name="fr4" draw:name="Object24" text:anchor-type="as-char" svg:y="-0.5543in" svg:width="1.7154in" svg:height="1.0126in" draw:z-index="3"><draw:object xlink:href="./Object 4" xlink:type="simple" xlink:show="embed" xlink:actuate="onLoad"/><draw:image xlink:href="./ObjectReplacements/Object 4" xlink:type="simple" xlink:show="embed" xlink:actuate="onLoad"/><svg:desc>formula</svg:desc></draw:frame></text:p>
      <text:p text:style-name="P37"/>
      <text:p text:style-name="P37"/>
      <text:p text:style-name="P14">Constraints: </text:p>
      <text:p text:style-name="P14"/>
      <text:p text:style-name="P37"/>
      <text:list xml:id="list1699145251530144759" text:style-name="L1">
        <text:list-item>
          <text:p text:style-name="P48">Denominator can not be 0.</text:p>
        </text:list-item>
        <text:list-item>
          <text:p text:style-name="P48">If denominator is 0 and numerators are both 0 then system is dependent.</text:p>
        </text:list-item>
        <text:list-item>
          <text:p text:style-name="P48">If denominator is 0 and one of the numerators is 0 then the system is inconsistent.</text:p>
        </text:list-item>
      </text:list>
      <text:p text:style-name="P37"/>
      <text:p text:style-name="P37"/>
      <text:p text:style-name="P37"><text:span text:style-name="T1">Find determinants and solve for x and y:</text:span> </text:p>
      <text:p text:style-name="P37"/>
      <text:p text:style-name="P37"/>
      <text:list xml:id="list5066769991692754980" text:style-name="L2">
        <text:list-item>
          <text:p text:style-name="P49">Both denominators of x and y have the same denominators as (p<text:span text:style-name="T23">1</text:span>) and (p<text:span text:style-name="T23">2</text:span>) but numerators have changed.</text:p>
        </text:list-item>
        <text:list-item>
          <text:p text:style-name="P50"><text:span text:style-name="T63">Numerator of “x” replaces </text:span><text:span text:style-name="T43"><text:s/>“a</text:span><text:span text:style-name="T25">1</text:span><text:span text:style-name="T43"> and a</text:span><text:span text:style-name="T25">2</text:span><text:span text:style-name="T43">” with </text:span><text:span text:style-name="T63">“ c</text:span><text:span text:style-name="T25">1</text:span><text:span text:style-name="T43"> and c</text:span><text:span text:style-name="T25">2</text:span><text:span text:style-name="T43">”.</text:span></text:p>
        </text:list-item>
        <text:list-item>
          <text:p text:style-name="P50"><text:span text:style-name="T43">Numerator of “y” replaces “ b</text:span><text:span text:style-name="T25">1</text:span><text:span text:style-name="T43"> and b</text:span><text:span text:style-name="T25">2</text:span><text:span text:style-name="T43">” with “c</text:span><text:span text:style-name="T25">1</text:span><text:span text:style-name="T43"> and c</text:span><text:span text:style-name="T25">2</text:span><text:span text:style-name="T43">”.</text:span></text:p>
        </text:list-item>
      </text:list>
      <text:p text:style-name="P8"/>
      <text:p text:style-name="P8"/>
      <text:p text:style-name="P35"><text:span text:style-name="T12">Solve:<text:tab/>2x + 5y = 7<text:tab/>and 5x – 2y = –3;</text:span><text:span text:style-name="T63"> </text:span></text:p>
      <text:p text:style-name="P37"/>
      <text:p text:style-name="P38"/>
      <text:p text:style-name="P36"><text:span text:style-name="T63"><draw:frame draw:style-name="fr4" draw:name="Object26" text:anchor-type="as-char" svg:y="-0.5626in" svg:width="6.6008in" svg:height="1.0299in" draw:z-index="4"><draw:object xlink:href="./Object 5" xlink:type="simple" xlink:show="embed" xlink:actuate="onLoad"/><draw:image xlink:href="./ObjectReplacements/Object 5" xlink:type="simple" xlink:show="embed" xlink:actuate="onLoad"/><svg:desc>formula</svg:desc></draw:frame></text:span><text:span text:style-name="T63"> </text:span></text:p>
      <text:p text:style-name="P19"/>
      <text:p text:style-name="P19"/>
      <text:p text:style-name="P39"><text:span text:style-name="T103">ad – bc is the easy part; (</text:span><text:span text:style-name="T99">7∙ – 2</text:span><text:span text:style-name="T103">) – (</text:span><text:span text:style-name="T95">5 ∙ –3</text:span><text:span text:style-name="T103">), </text:span><text:span text:style-name="T104">follow the diagonal lines to find products and then subtract them</text:span><text:span text:style-name="T103">. </text:span></text:p>
      <text:p text:style-name="P19">Bigger matrices have harder diagonal patterns. Once you get the pattern it is almost like cross multiplying.</text:p>
      <text:p text:style-name="P39"/>
      <text:p text:style-name="P39"/>
      <text:p text:style-name="P40"><draw:frame draw:style-name="fr4" draw:name="Object29" text:anchor-type="as-char" svg:y="-0.2661in" svg:width="5.0654in" svg:height="0.4366in" draw:z-index="5"><draw:object xlink:href="./Object 6" xlink:type="simple" xlink:show="embed" xlink:actuate="onLoad"/><draw:image xlink:href="./ObjectReplacements/Object 6" xlink:type="simple" xlink:show="embed" xlink:actuate="onLoad"/><svg:desc>formula</svg:desc></draw:frame></text:p>
      <text:p text:style-name="P40"/>
      <text:p text:style-name="P39"/>
      <text:p text:style-name="P39"><draw:frame draw:style-name="fr1" draw:name="graphics67" text:anchor-type="paragraph" svg:x="4.7598in" svg:y="0.0098in" svg:width="1.8752in" style:rel-width="25%" svg:height="0.6728in" style:rel-height="7%" draw:z-index="6"><draw:image xlink:href="Pictures/2000000700001AAB0000096955A741AB.svm" xlink:type="simple" xlink:show="embed" xlink:actuate="onLoad"/></draw:frame>We multiply the terms diagonally and them subtract them as shown:</text:p>
      <text:p text:style-name="P7">Definition of the determinant for a 3×3 matrix: </text:p>
      <text:p text:style-name="P24"/>
      <text:p text:style-name="P24"/>
      <text:p text:style-name="P44"><text:span text:style-name="T102">(a</text:span><text:span text:style-name="T106">1</text:span><text:span text:style-name="T102"> ∙ det</text:span><text:span text:style-name="T106">1</text:span><text:span text:style-name="T102">) – (a</text:span><text:span text:style-name="T106">2</text:span><text:span text:style-name="T102"> ∙ det</text:span><text:span text:style-name="T106">2</text:span><text:span text:style-name="T102"> )+ (a</text:span><text:span text:style-name="T106">3</text:span><text:span text:style-name="T102"> ∙ det</text:span><text:span text:style-name="T106">3</text:span><text:span text:style-name="T102">) where det is a 2×2 determinate. <text:tab/></text:span></text:p>
      <text:p text:style-name="P19"/>
      <text:p text:style-name="P42"/>
      <text:p text:style-name="P42">A 3×3 matrix can be written as :</text:p>
      <text:p text:style-name="P42"/>
      <text:p text:style-name="P42"/>
      <text:p text:style-name="P42">|a <text:s/>b <text:s/>c|<text:tab/><text:tab/>or<text:tab/>|a<text:span text:style-name="T23">1</text:span><text:span text:style-name="T39"> <text:s/></text:span>b<text:span text:style-name="T23">1</text:span><text:span text:style-name="T39"> <text:s/></text:span>c<text:span text:style-name="T23">1</text:span>|<text:tab/><text:tab/> <text:s text:c="2"/>We label rows numerically and columns alphabetically like a table.</text:p>
      <text:p text:style-name="P42">|d <text:s/>e <text:s/>f|<text:tab/><text:tab/> <text:tab/>|a<text:span text:style-name="T23">2</text:span><text:span text:style-name="T39"> <text:s/></text:span>b<text:span text:style-name="T23">2</text:span><text:span text:style-name="T39"> <text:s/></text:span>c<text:span text:style-name="T23">2</text:span>|<text:tab/></text:p>
      <text:p text:style-name="P42">|g <text:s/>h <text:s/>i|<text:tab/><text:tab/><text:tab/>|a<text:span text:style-name="T23">3</text:span><text:span text:style-name="T39"> <text:s/></text:span>b<text:span text:style-name="T23">3</text:span><text:span text:style-name="T39"> <text:s/></text:span>c<text:span text:style-name="T23">3</text:span>|</text:p>
      <text:p text:style-name="P42"/>
      <text:p text:style-name="P42"/>
      <text:p text:style-name="P42">Sum three products of <text:s/>a<text:span text:style-name="T23">n</text:span> terms times a determinant: <text:span text:style-name="T116">a</text:span><text:span text:style-name="T33">1</text:span><text:span text:style-name="T54"> ∙(b</text:span><text:span text:style-name="T33">2</text:span><text:span text:style-name="T54">c</text:span><text:span text:style-name="T33">3 </text:span><text:span text:style-name="T54">–c</text:span><text:span text:style-name="T33">2</text:span><text:span text:style-name="T54">b</text:span><text:span text:style-name="T33">3 </text:span><text:span text:style-name="T54">)</text:span><text:span text:style-name="T53"> – </text:span><text:span text:style-name="T55">a</text:span><text:span text:style-name="T35">2</text:span><text:span text:style-name="T55"> ∙(b</text:span><text:span text:style-name="T35">1</text:span><text:span text:style-name="T55">c</text:span><text:span text:style-name="T35">3</text:span><text:span text:style-name="T55"> – b</text:span><text:span text:style-name="T35">3</text:span><text:span text:style-name="T55">c</text:span><text:span text:style-name="T35">1</text:span><text:span text:style-name="T55">)</text:span><text:span text:style-name="T39"> + </text:span><text:span text:style-name="T56">a</text:span><text:span text:style-name="T36">3</text:span><text:span text:style-name="T56"> ∙(b</text:span><text:span text:style-name="T36">1</text:span><text:span text:style-name="T56">c</text:span><text:span text:style-name="T36">2</text:span><text:span text:style-name="T56"> – b</text:span><text:span text:style-name="T36">2</text:span><text:span text:style-name="T56">c</text:span><text:span text:style-name="T36">1</text:span><text:span text:style-name="T56">)</text:span><text:span text:style-name="T39"> . </text:span></text:p>
      <text:p text:style-name="P11"/>
      <text:p text:style-name="P11"/>
      <text:p text:style-name="P11">Example: </text:p>
      <text:p text:style-name="P42"/>
      <text:p text:style-name="P42"/>
      <text:p text:style-name="P42">|<text:span text:style-name="T113">a</text:span><text:span text:style-name="T34">1</text:span><text:span text:style-name="T39"> <text:s/></text:span><text:span text:style-name="T114">b</text:span><text:span text:style-name="T37">1</text:span><text:span text:style-name="T39"> <text:s/></text:span><text:span text:style-name="T114">c</text:span><text:span text:style-name="T37">1</text:span>|</text:p>
      <text:p text:style-name="P42">|<text:span text:style-name="T113">a</text:span><text:span text:style-name="T34">2</text:span><text:span text:style-name="T39"> <text:s/></text:span><text:span text:style-name="T119">b</text:span><text:span text:style-name="T121">2</text:span><text:span text:style-name="T39"> <text:s/></text:span><text:span text:style-name="T76">c</text:span><text:span text:style-name="T74">2</text:span>| <text:s text:c="2"/>= <text:span text:style-name="T114">a</text:span><text:span text:style-name="T37">1</text:span><text:span text:style-name="T39"> |</text:span><text:span text:style-name="T122">b</text:span><text:span text:style-name="T120">2</text:span><text:span text:style-name="T39"> <text:s/></text:span><text:span text:style-name="T68">c</text:span><text:span text:style-name="T72">2</text:span><text:span text:style-name="T39">| – <text:s/></text:span><text:span text:style-name="T53">a</text:span><text:span text:style-name="T37">2</text:span><text:span text:style-name="T39">|</text:span><text:span text:style-name="T2">b</text:span><text:span text:style-name="T8">1</text:span><text:span text:style-name="T39"> <text:s/></text:span><text:span text:style-name="T68">c</text:span><text:span text:style-name="T72">1</text:span><text:span text:style-name="T39">| + <text:s/></text:span><text:span text:style-name="T53">a</text:span><text:span text:style-name="T37">3</text:span><text:span text:style-name="T23"> </text:span><text:span text:style-name="T39">|</text:span><text:span text:style-name="T5">b</text:span><text:span text:style-name="T10">1</text:span><text:span text:style-name="T39"> <text:s/></text:span><text:span text:style-name="T71">c</text:span><text:span text:style-name="T74">1</text:span><text:span text:style-name="T39">| <text:tab/><text:tab/> <text:s/>Determinants incorporate use of diagonal multiplication.</text:span></text:p>
      <text:p text:style-name="P42">|<text:span text:style-name="T113">a</text:span><text:span text:style-name="T34">3</text:span><text:span text:style-name="T39"> <text:s/></text:span><text:span text:style-name="T66">b</text:span><text:span text:style-name="T72">3</text:span><text:span text:style-name="T39"> <text:s/></text:span><text:span text:style-name="T118">c</text:span><text:span text:style-name="T120">3</text:span>| <text:s text:c="9"/>|<text:span text:style-name="T66">b</text:span><text:span text:style-name="T72">3</text:span><text:span text:style-name="T39"> </text:span><text:span text:style-name="T122"><text:s/></text:span><text:span text:style-name="T118">c</text:span><text:span text:style-name="T120">3</text:span>|<text:tab/> <text:s text:c="6"/><text:span text:style-name="T39">|</text:span><text:span text:style-name="T68">b</text:span><text:span text:style-name="T72">3</text:span><text:span text:style-name="T39"> <text:s/></text:span><text:span text:style-name="T2">c</text:span><text:span text:style-name="T8">3</text:span><text:span text:style-name="T39">|<text:tab/> |</text:span><text:span text:style-name="T71">b</text:span><text:span text:style-name="T74">2</text:span><text:span text:style-name="T39"> <text:s/></text:span><text:span text:style-name="T5">c</text:span><text:span text:style-name="T10">2</text:span><text:span text:style-name="T39">|<text:tab/> </text:span><text:tab/> <text:s text:c="2"/></text:p>
      <text:p text:style-name="P42"/>
      <text:p text:style-name="P42"/>
      <text:p text:style-name="P42"><text:span text:style-name="T39">Multiply </text:span><text:span text:style-name="T52">a</text:span><text:span text:style-name="T34">1</text:span><text:span text:style-name="T39"> with (</text:span><text:span text:style-name="T2">b</text:span><text:span text:style-name="T8">2</text:span><text:span text:style-name="T2">∙c</text:span><text:span text:style-name="T8">3</text:span><text:span text:style-name="T39"> –</text:span><text:span text:style-name="T68"> b</text:span><text:span text:style-name="T72">3</text:span><text:span text:style-name="T68">∙c</text:span><text:span text:style-name="T72">2</text:span><text:span text:style-name="T39">) ; <text:tab/>Multiply </text:span><text:span text:style-name="T52">a</text:span><text:span text:style-name="T34">2</text:span><text:span text:style-name="T39"> with (</text:span><text:span text:style-name="T2">b</text:span><text:span text:style-name="T8">1</text:span><text:span text:style-name="T2">∙c</text:span><text:span text:style-name="T8">3</text:span><text:span text:style-name="T39"> – </text:span><text:span text:style-name="T68">b</text:span><text:span text:style-name="T72">3</text:span><text:span text:style-name="T68">∙c</text:span><text:span text:style-name="T72">1</text:span><text:span text:style-name="T39">) ;<text:tab/>Multiply </text:span><text:span text:style-name="T52">a</text:span><text:span text:style-name="T34">3</text:span><text:span text:style-name="T39"> with (</text:span><text:span text:style-name="T2">b</text:span><text:span text:style-name="T8">1</text:span><text:span text:style-name="T2">∙c</text:span><text:span text:style-name="T8">2</text:span><text:span text:style-name="T39"> – </text:span><text:span text:style-name="T68">b</text:span><text:span text:style-name="T72">2</text:span><text:span text:style-name="T68">∙c</text:span><text:span text:style-name="T72">1</text:span><text:span text:style-name="T39">)</text:span></text:p>
      <text:p text:style-name="P42"/>
      <text:p text:style-name="P42"/>
      <text:p text:style-name="P42">Because:</text:p>
      <text:p text:style-name="P42"/>
      <text:p text:style-name="P42"/>
      <text:p text:style-name="P42">For a<text:span text:style-name="T23">1</text:span><text:span text:style-name="T39">:<text:tab/>|</text:span><text:span text:style-name="T78">a</text:span><text:span text:style-name="T79">1</text:span><text:span text:style-name="T92"> <text:s/>b</text:span><text:span text:style-name="T91">1</text:span><text:span text:style-name="T92"> <text:s/>c</text:span><text:span text:style-name="T91">1</text:span><text:span text:style-name="T39">|<text:tab/><text:tab/><text:tab/>For a</text:span><text:span text:style-name="T23">2</text:span><text:span text:style-name="T39">:<text:tab/>|</text:span><text:span text:style-name="T92">a</text:span><text:span text:style-name="T91">1</text:span><text:span text:style-name="T39"> <text:s/></text:span><text:span text:style-name="T52">b</text:span><text:span text:style-name="T34">1</text:span><text:span text:style-name="T52"> <text:s/>c</text:span><text:span text:style-name="T34">1</text:span><text:span text:style-name="T39">|<text:tab/><text:tab/><text:tab/>For a</text:span><text:span text:style-name="T23">3</text:span><text:span text:style-name="T39">:<text:tab/>|</text:span><text:span text:style-name="T92">a</text:span><text:span text:style-name="T91">1</text:span><text:span text:style-name="T39"> <text:s/></text:span><text:span text:style-name="T52">b</text:span><text:span text:style-name="T34">1</text:span><text:span text:style-name="T52"> <text:s/>c</text:span><text:span text:style-name="T34">1</text:span><text:span text:style-name="T39">|</text:span></text:p>
      <text:p text:style-name="P42"><text:s/><text:tab/>|<text:span text:style-name="T90">a</text:span><text:span text:style-name="T91">2</text:span><text:span text:style-name="T39"> <text:s/></text:span><text:span text:style-name="T113">b</text:span><text:span text:style-name="T34">2</text:span><text:span text:style-name="T52"> <text:s/></text:span><text:span text:style-name="T113">c</text:span><text:span text:style-name="T34">2</text:span>|<text:tab/><text:tab/><text:tab/> <text:tab/>|<text:span text:style-name="T77">a</text:span><text:span text:style-name="T79">2</text:span><text:span text:style-name="T92"> <text:s/></text:span><text:span text:style-name="T90">b</text:span><text:span text:style-name="T91">2</text:span><text:span text:style-name="T92"> <text:s/></text:span><text:span text:style-name="T90">c</text:span><text:span text:style-name="T91">2</text:span>|<text:tab/><text:tab/><text:tab/> <text:tab/>|<text:span text:style-name="T90">a</text:span><text:span text:style-name="T91">2</text:span><text:span text:style-name="T39"> <text:s/></text:span><text:span text:style-name="T113">b</text:span><text:span text:style-name="T34">2</text:span><text:span text:style-name="T52"> <text:s/></text:span><text:span text:style-name="T113">c</text:span><text:span text:style-name="T34">2</text:span>|</text:p>
      <text:p text:style-name="P42"><text:span text:style-name="T39"><text:tab/>|</text:span><text:span text:style-name="T92">a</text:span><text:span text:style-name="T91">3</text:span><text:span text:style-name="T39"> <text:s/></text:span><text:span text:style-name="T52">b</text:span><text:span text:style-name="T34">3</text:span><text:span text:style-name="T52"> <text:s/>c</text:span><text:span text:style-name="T34">3</text:span><text:span text:style-name="T39">|<text:tab/><text:tab/><text:tab/><text:tab/>|</text:span><text:span text:style-name="T92">a</text:span><text:span text:style-name="T91">3</text:span><text:span text:style-name="T39"> <text:s/></text:span><text:span text:style-name="T52">b</text:span><text:span text:style-name="T34">3</text:span><text:span text:style-name="T52"> <text:s/>c</text:span><text:span text:style-name="T34">3</text:span><text:span text:style-name="T39">|<text:tab/><text:tab/><text:tab/><text:tab/>|</text:span><text:span text:style-name="T78">a</text:span><text:span text:style-name="T79">3</text:span><text:span text:style-name="T92"> <text:s/>b</text:span><text:span text:style-name="T91">3</text:span><text:span text:style-name="T92"> <text:s/>c</text:span><text:span text:style-name="T91">3</text:span><text:span text:style-name="T39">|</text:span></text:p>
      <text:p text:style-name="P11"/>
      <text:p text:style-name="P11"/>
      <text:p text:style-name="P11">The “a” terms come from the first column. These would be the x term in ax+by+cz = d.</text:p>
      <text:p text:style-name="P42"><text:span text:style-name="T39">The determinant will be the difference of two diagonal products when the a </text:span><text:span text:style-name="T40">row and column</text:span><text:span text:style-name="T41"> is crossed out.</text:span></text:p>
      <text:p text:style-name="P9"/>
      <text:p text:style-name="P9"/>
      <text:p text:style-name="P42"><text:span text:style-name="T41">A 2×2 or 3×3 matrix can be performed by hand and mentally but for a 4×4 and up a calculator is required because it takes to long to sum, there are too many terms. It would be like factoring a 5</text:span><text:span text:style-name="T20">th</text:span><text:span text:style-name="T41"> degree polynomial in standard form and all terms are variables so you can not combine them: ax</text:span><text:span text:style-name="T20">5</text:span><text:span text:style-name="T41">+bx</text:span><text:span text:style-name="T20">4</text:span><text:span text:style-name="T41">+cx</text:span><text:span text:style-name="T20">3</text:span><text:span text:style-name="T41">+dx</text:span><text:span text:style-name="T20">2</text:span><text:span text:style-name="T41">+ex+f = g would take a page to factor. A 4×4 multiplied to another 4×4 matrix might be 5 pages.</text:span></text:p>
      <text:p text:style-name="P9"/>
      <text:p text:style-name="P9"/>
      <text:p text:style-name="P9"/>
      <text:p text:style-name="P9"/>
      <text:p text:style-name="P9"/>
      <text:p text:style-name="P9"/>
      <text:p text:style-name="P9"/>
      <text:p text:style-name="P9"/>
      <text:p text:style-name="P9"><text:soft-page-break/>Sometimes knowing the answer to to a problem is not as important as knowing if the problem is solvable. Evaluating equations by either a determinant or discriminant tells you how what type, if any, solutions exist.</text:p>
      <text:p text:style-name="P9"/>
      <text:p text:style-name="P17">Solve:<text:tab/>| –1 <text:s text:c="2"/>0 <text:s text:c="3"/>1|</text:p>
      <text:p text:style-name="P42"><text:span text:style-name="T41"><text:tab/></text:span><text:span text:style-name="T3">| –5 <text:s text:c="2"/>1 <text:s/>–1|</text:span></text:p>
      <text:p text:style-name="P42"><text:span text:style-name="T41"><text:tab/></text:span><text:span text:style-name="T3">| <text:s text:c="2"/>4 <text:s text:c="2"/>8 <text:s text:c="3"/>1|</text:span></text:p>
      <text:p text:style-name="P9">–1(1∙1 – 8∙ –1) –(–5)(0∙1 – 8∙1) <text:s/>+4(0∙–1 – 1∙1) <text:s text:c="3"/><text:tab/><text:tab/>2×2 determinants are inside () </text:p>
      <text:p text:style-name="P9">–1(1 +8) +5(0 – 8) <text:s/>+4(0 – 1)<text:tab/><text:tab/><text:tab/><text:tab/></text:p>
      <text:p text:style-name="P9">–1(9) +5(– 8) <text:s/>+4(– 1)<text:tab/><text:tab/><text:tab/><text:tab/><text:tab/><text:tab/>2×2 determinants are 10, –8, –1</text:p>
      <text:p text:style-name="P10">–9 –40 –4 = –53<text:tab/><text:tab/><text:tab/><text:tab/><text:tab/> <text:s text:c="4"/><text:tab/>3×3 determinant is “–53”</text:p>
      <text:p text:style-name="P9"/>
      <text:p text:style-name="P9"><text:s/></text:p>
      <text:p text:style-name="P28"><text:span text:style-name="T41">Cramer's rule:<text:tab/>The solution of the system </text:span><text:span text:style-name="T97">p</text:span><text:span text:style-name="T100">1</text:span><text:span text:style-name="T107">, </text:span><text:span text:style-name="T93">p</text:span><text:span text:style-name="T96">2</text:span><text:span text:style-name="T107">, and </text:span><text:span text:style-name="T109">p</text:span><text:span text:style-name="T110">3</text:span><text:span text:style-name="T107"> is given by;</text:span></text:p>
      <text:p text:style-name="P9"/>
      <text:p text:style-name="P9"/>
      <text:p text:style-name="P15"><text:span text:style-name="T41">a</text:span><text:span text:style-name="T24">1</text:span><text:span text:style-name="T41">x + b</text:span><text:span text:style-name="T24">1</text:span><text:span text:style-name="T41">y + c</text:span><text:span text:style-name="T24">1</text:span><text:span text:style-name="T41">z = d</text:span><text:span text:style-name="T24">1</text:span></text:p>
      <text:p text:style-name="P45"><text:span text:style-name="T41">a</text:span><text:span text:style-name="T24">2</text:span><text:span text:style-name="T41">x + b</text:span><text:span text:style-name="T24">2</text:span><text:span text:style-name="T41">y + c</text:span><text:span text:style-name="T24">2</text:span><text:span text:style-name="T41">z = d</text:span><text:span text:style-name="T24">2</text:span></text:p>
      <text:p text:style-name="P42"><text:span text:style-name="T83">a</text:span><text:span text:style-name="T88">3</text:span><text:span text:style-name="T83">x + b</text:span><text:span text:style-name="T88">3</text:span><text:span text:style-name="T83">y + c</text:span><text:span text:style-name="T88">3</text:span><text:span text:style-name="T83">z = d</text:span><text:span text:style-name="T88">3</text:span><text:span text:style-name="T41"><text:tab/><text:tab/><text:tab/>Variables are numbered showing they belong to </text:span><text:span text:style-name="T3">p</text:span><text:span text:style-name="T9">1</text:span><text:span text:style-name="T41">, </text:span><text:span text:style-name="T69">p</text:span><text:span text:style-name="T73">2</text:span><text:span text:style-name="T41"> or </text:span><text:span text:style-name="T84">p</text:span><text:span text:style-name="T89">3</text:span><text:span text:style-name="T41">.</text:span></text:p>
      <text:p text:style-name="P9"/>
      <text:p text:style-name="P9"/>
      <text:p text:style-name="P15"><text:span text:style-name="T41">There exists four determinants and are named D, D</text:span><text:span text:style-name="T24">x</text:span><text:span text:style-name="T41">, D</text:span><text:span text:style-name="T24">y</text:span><text:span text:style-name="T41">, D</text:span><text:span text:style-name="T24">z</text:span><text:span text:style-name="T41">:</text:span></text:p>
      <text:p text:style-name="P9"/>
      <text:p text:style-name="P9"/>
      <text:p text:style-name="P9"><text:tab/><text:tab/><text:tab/><text:tab/>replace a with d<text:tab/><text:tab/>replace b with d<text:tab/><text:tab/>replace c with d<text:tab/></text:p>
      <text:p text:style-name="P42"><text:span text:style-name="T41"><text:s text:c="7"/>|a</text:span><text:span text:style-name="T24">1</text:span><text:span text:style-name="T41"> <text:s/>b</text:span><text:span text:style-name="T24">1</text:span><text:span text:style-name="T41"> <text:s/>c</text:span><text:span text:style-name="T24">1</text:span><text:span text:style-name="T41">|<text:tab/><text:tab/><text:tab/> <text:s text:c="7"/>|d</text:span><text:span text:style-name="T24">1</text:span><text:span text:style-name="T41"> <text:s/>b</text:span><text:span text:style-name="T24">1</text:span><text:span text:style-name="T41"> <text:s/>c</text:span><text:span text:style-name="T24">1</text:span><text:span text:style-name="T41">|<text:tab/><text:tab/><text:tab/> <text:s text:c="7"/>|a</text:span><text:span text:style-name="T24">1</text:span><text:span text:style-name="T41"> <text:s/>d</text:span><text:span text:style-name="T24">1</text:span><text:span text:style-name="T41"> <text:s/>c</text:span><text:span text:style-name="T24">1</text:span><text:span text:style-name="T41">|<text:tab/><text:tab/><text:tab/> <text:s text:c="6"/>|a</text:span><text:span text:style-name="T24">1</text:span><text:span text:style-name="T41"> <text:s/>b</text:span><text:span text:style-name="T24">1</text:span><text:span text:style-name="T41"> <text:s/>d</text:span><text:span text:style-name="T24">1</text:span><text:span text:style-name="T41">|</text:span></text:p>
      <text:p text:style-name="P42"><text:span text:style-name="T41">D = |a</text:span><text:span text:style-name="T24">2</text:span><text:span text:style-name="T41"> <text:s/>b</text:span><text:span text:style-name="T24">2</text:span><text:span text:style-name="T41"> <text:s/>c</text:span><text:span text:style-name="T24">2</text:span><text:span text:style-name="T41">|<text:tab/><text:tab/><text:tab/>D</text:span><text:span text:style-name="T24">x</text:span><text:span text:style-name="T41"> = |d</text:span><text:span text:style-name="T24">2</text:span><text:span text:style-name="T41"> <text:s/>b</text:span><text:span text:style-name="T24">2</text:span><text:span text:style-name="T41"> <text:s/>c</text:span><text:span text:style-name="T24">2</text:span><text:span text:style-name="T41">|<text:tab/><text:tab/><text:tab/>D</text:span><text:span text:style-name="T24">y</text:span><text:span text:style-name="T41"> = |a</text:span><text:span text:style-name="T24">2</text:span><text:span text:style-name="T41"> <text:s/>d</text:span><text:span text:style-name="T24">2</text:span><text:span text:style-name="T41"> <text:s/>c</text:span><text:span text:style-name="T24">2</text:span><text:span text:style-name="T41">|<text:tab/><text:tab/><text:tab/>D</text:span><text:span text:style-name="T24">z</text:span><text:span text:style-name="T41">= |a</text:span><text:span text:style-name="T24">2</text:span><text:span text:style-name="T41"> <text:s/>b</text:span><text:span text:style-name="T24">2</text:span><text:span text:style-name="T41"> <text:s/>d</text:span><text:span text:style-name="T24">2</text:span><text:span text:style-name="T41">|</text:span></text:p>
      <text:p text:style-name="P42"><text:span text:style-name="T41"><text:s text:c="7"/>|a</text:span><text:span text:style-name="T24">3</text:span><text:span text:style-name="T41"> <text:s/>b</text:span><text:span text:style-name="T24">3</text:span><text:span text:style-name="T41"> <text:s/>c</text:span><text:span text:style-name="T24">3</text:span><text:span text:style-name="T41">|<text:tab/><text:tab/><text:tab/> <text:s text:c="7"/>|d</text:span><text:span text:style-name="T24">3</text:span><text:span text:style-name="T41"> <text:s/>b</text:span><text:span text:style-name="T24">3</text:span><text:span text:style-name="T41"> <text:s/>c</text:span><text:span text:style-name="T24">3</text:span><text:span text:style-name="T41">|<text:tab/><text:tab/><text:tab/> <text:s text:c="7"/>|a</text:span><text:span text:style-name="T24">3</text:span><text:span text:style-name="T41"> <text:s/>d</text:span><text:span text:style-name="T24">3</text:span><text:span text:style-name="T41"> <text:s/>c</text:span><text:span text:style-name="T24">3</text:span><text:span text:style-name="T41">|<text:tab/><text:tab/><text:tab/> <text:s text:c="6"/>|a</text:span><text:span text:style-name="T24">3</text:span><text:span text:style-name="T41"> <text:s/>b</text:span><text:span text:style-name="T24">3</text:span><text:span text:style-name="T41"> <text:s/>d</text:span><text:span text:style-name="T24">3</text:span><text:span text:style-name="T41">|</text:span></text:p>
      <text:p text:style-name="P42"/>
      <text:p text:style-name="P42"/>
      <text:p text:style-name="P15"><text:span text:style-name="T41">If the system is consistent the solution is (x,y,z): <text:s text:c="8"/>x = </text:span><text:span text:style-name="T20">Dx</text:span><text:span text:style-name="T41">/</text:span><text:span text:style-name="T24">D</text:span><text:span text:style-name="T41"> <text:s text:c="8"/>y = </text:span><text:span text:style-name="T20">Dy</text:span><text:span text:style-name="T41">/</text:span><text:span text:style-name="T24">D</text:span><text:span text:style-name="T41"> <text:s text:c="8"/>z = </text:span><text:span text:style-name="T20">Dz</text:span><text:span text:style-name="T41">/</text:span><text:span text:style-name="T24">D</text:span></text:p>
      <text:p text:style-name="P17"/>
      <text:p text:style-name="P17"/>
      <text:p text:style-name="P42"><text:span text:style-name="T13">Solve: <text:tab/></text:span><text:span text:style-name="T3"><text:tab/>x–3y+7z = 13,<text:tab/><text:tab/></text:span><text:span text:style-name="T69">x+y+z = 1,</text:span><text:span text:style-name="T3"><text:tab/></text:span><text:span text:style-name="T83">x–2y+3z = 4<text:tab/> </text:span></text:p>
      <text:p text:style-name="P9"/>
      <text:p text:style-name="P9"/>
      <text:p text:style-name="P42"><text:span text:style-name="T41"><text:s text:c="7"/>|1 <text:s/>–3 <text:s text:c="3"/>7|<text:tab/><text:tab/><text:tab/> <text:s text:c="7"/>|13 <text:s/>–3 <text:s text:c="3"/>7|<text:tab/><text:tab/> <text:s text:c="7"/>|1 <text:s/>13 <text:s text:c="3"/>7|<text:tab/><text:tab/><text:tab/> <text:s text:c="6"/></text:span>|1 <text:s/>–3 <text:s text:c="2"/>13|</text:p>
      <text:p text:style-name="P42"><text:span text:style-name="T41">D = |1 <text:s text:c="3"/>1 <text:s text:c="3"/>1|<text:tab/>= </text:span><text:span text:style-name="T69">–10</text:span><text:span text:style-name="T41"> <text:tab/><text:tab/>D</text:span><text:span text:style-name="T24">x</text:span><text:span text:style-name="T41"> = |1 <text:s text:c="5"/>1 <text:s text:c="3"/>1| = </text:span><text:span text:style-name="T3">20</text:span><text:span text:style-name="T41"><text:tab/><text:tab/>D</text:span><text:span text:style-name="T24">y</text:span><text:span text:style-name="T41"> = |1 <text:s text:c="3"/>1 <text:s text:c="3"/>1| = </text:span><text:span text:style-name="T3">–6 </text:span><text:span text:style-name="T41"><text:tab/><text:tab/>D</text:span><text:span text:style-name="T24">z</text:span><text:span text:style-name="T41">= </text:span>|1 <text:s text:c="3"/>1 <text:s text:c="4"/>1| = <text:span text:style-name="T1">–24</text:span> </text:p>
      <text:p text:style-name="P42"><text:span text:style-name="T41"><text:s text:c="7"/>|1 <text:s/>–2 <text:s text:c="3"/>3|<text:tab/><text:tab/><text:tab/> <text:s text:c="7"/>|4 <text:s text:c="3"/>–2 <text:s text:c="3"/>3|<text:tab/><text:tab/> <text:s text:c="7"/>|1 <text:s text:c="3"/>4 <text:s text:c="3"/>3|<text:tab/><text:tab/><text:tab/> <text:s text:c="6"/></text:span>|1 <text:s/>–2 <text:s text:c="4"/>4|</text:p>
      <text:p text:style-name="P9"/>
      <text:p text:style-name="P9"/>
      <text:p text:style-name="P42"><text:span text:style-name="T41">The solution is (–2, ⅗, </text:span><text:span text:style-name="T20">12</text:span><text:span text:style-name="T41">/</text:span><text:span text:style-name="T24">5</text:span><text:span text:style-name="T41">) because:<text:tab/><text:tab/>x = </text:span><text:span text:style-name="T7">20</text:span><text:span text:style-name="T41">/</text:span><text:span text:style-name="T73">–10</text:span><text:span text:style-name="T41"> <text:s text:c="2"/>= –2 <text:s text:c="3"/><text:tab/> <text:s text:c="9"/>y = </text:span><text:span text:style-name="T7">–6</text:span><text:span text:style-name="T41">/</text:span><text:span text:style-name="T73">–10</text:span><text:span text:style-name="T41"> <text:s/>= ⅗ <text:s text:c="18"/>z = </text:span><text:span text:style-name="T7">–24</text:span><text:span text:style-name="T41">/</text:span><text:span text:style-name="T73">–10 </text:span><text:span text:style-name="T13">=</text:span><text:span text:style-name="T16"> </text:span><text:span text:style-name="T15">12</text:span><text:span text:style-name="T13">/</text:span><text:span text:style-name="T16">5</text:span><text:span text:style-name="T41"><text:tab/></text:span></text:p>
      <text:p text:style-name="P9"/>
      <text:p text:style-name="P9"/>
      <text:p text:style-name="P11"><text:span text:style-name="T60"><text:s text:c="46"/>Since:<text:tab/>a 3×3 determinant = <text:s/></text:span><text:span text:style-name="T62">a</text:span><text:span text:style-name="T29">1</text:span><text:span text:style-name="T62"> ∙(b</text:span><text:span text:style-name="T29">2</text:span><text:span text:style-name="T62">c</text:span><text:span text:style-name="T29">3 </text:span><text:span text:style-name="T62">–c</text:span><text:span text:style-name="T29">2</text:span><text:span text:style-name="T62">b</text:span><text:span text:style-name="T29">3 </text:span><text:span text:style-name="T62">)</text:span><text:span text:style-name="T61"> – </text:span><text:span text:style-name="T64">a</text:span><text:span text:style-name="T30">2</text:span><text:span text:style-name="T64"> ∙(b</text:span><text:span text:style-name="T30">1</text:span><text:span text:style-name="T64">c</text:span><text:span text:style-name="T30">3</text:span><text:span text:style-name="T64"> – b</text:span><text:span text:style-name="T30">3</text:span><text:span text:style-name="T64">c</text:span><text:span text:style-name="T30">1</text:span><text:span text:style-name="T64">)</text:span><text:span text:style-name="T60"> + </text:span><text:span text:style-name="T65">a</text:span><text:span text:style-name="T31">3</text:span><text:span text:style-name="T65"> ∙(b</text:span><text:span text:style-name="T31">1</text:span><text:span text:style-name="T65">c</text:span><text:span text:style-name="T31">2</text:span><text:span text:style-name="T65"> – b</text:span><text:span text:style-name="T31">2</text:span><text:span text:style-name="T65">c</text:span><text:span text:style-name="T31">1</text:span><text:span text:style-name="T65">)</text:span><text:span text:style-name="T60"> </text:span></text:p>
      <text:p text:style-name="P9"><text:tab/><text:tab/><text:tab/> <text:s text:c="3"/><text:tab/><text:tab/>we replace coefficients with d for x,y, and z:</text:p>
      <text:p text:style-name="P9"/>
      <text:p text:style-name="P9"/>
      <text:p text:style-name="P11"><text:span text:style-name="T11">x </text:span><text:span text:style-name="T60">= <text:s/></text:span><text:span text:style-name="T62">d</text:span><text:span text:style-name="T29">1</text:span><text:span text:style-name="T62"> ∙(b</text:span><text:span text:style-name="T29">2</text:span><text:span text:style-name="T62">c</text:span><text:span text:style-name="T29">3 </text:span><text:span text:style-name="T62">–c</text:span><text:span text:style-name="T29">2</text:span><text:span text:style-name="T62">b</text:span><text:span text:style-name="T29">3 </text:span><text:span text:style-name="T62">)</text:span><text:span text:style-name="T61"> – </text:span><text:span text:style-name="T64">d</text:span><text:span text:style-name="T30">2</text:span><text:span text:style-name="T64"> ∙(b</text:span><text:span text:style-name="T30">1</text:span><text:span text:style-name="T64">c</text:span><text:span text:style-name="T30">3</text:span><text:span text:style-name="T64"> – b</text:span><text:span text:style-name="T30">3</text:span><text:span text:style-name="T64">c</text:span><text:span text:style-name="T30">1</text:span><text:span text:style-name="T64">)</text:span><text:span text:style-name="T60"> + </text:span><text:span text:style-name="T65">d</text:span><text:span text:style-name="T31">3</text:span><text:span text:style-name="T65"> ∙(b</text:span><text:span text:style-name="T31">1</text:span><text:span text:style-name="T65">c</text:span><text:span text:style-name="T31">2</text:span><text:span text:style-name="T65"> – b</text:span><text:span text:style-name="T31">2</text:span><text:span text:style-name="T65">c</text:span><text:span text:style-name="T31">1</text:span><text:span text:style-name="T65">)</text:span><text:span text:style-name="T60"> / </text:span><text:span text:style-name="T62">a</text:span><text:span text:style-name="T29">1</text:span><text:span text:style-name="T62"> ∙(b</text:span><text:span text:style-name="T29">2</text:span><text:span text:style-name="T62">c</text:span><text:span text:style-name="T29">3 </text:span><text:span text:style-name="T62">–c</text:span><text:span text:style-name="T29">2</text:span><text:span text:style-name="T62">b</text:span><text:span text:style-name="T29">3 </text:span><text:span text:style-name="T62">)</text:span><text:span text:style-name="T61"> – </text:span><text:span text:style-name="T64">a</text:span><text:span text:style-name="T30">2</text:span><text:span text:style-name="T64"> ∙(b</text:span><text:span text:style-name="T30">1</text:span><text:span text:style-name="T64">c</text:span><text:span text:style-name="T30">3</text:span><text:span text:style-name="T64"> – b</text:span><text:span text:style-name="T30">3</text:span><text:span text:style-name="T64">c</text:span><text:span text:style-name="T30">1</text:span><text:span text:style-name="T64">)</text:span><text:span text:style-name="T60"> + </text:span><text:span text:style-name="T65">a</text:span><text:span text:style-name="T31">3</text:span><text:span text:style-name="T65"> ∙(b</text:span><text:span text:style-name="T31">1</text:span><text:span text:style-name="T65">c</text:span><text:span text:style-name="T31">2</text:span><text:span text:style-name="T65"> – b</text:span><text:span text:style-name="T31">2</text:span><text:span text:style-name="T65">c</text:span><text:span text:style-name="T31">1</text:span><text:span text:style-name="T65">)</text:span><text:span text:style-name="T60"> </text:span></text:p>
      <text:p text:style-name="P11"><text:span text:style-name="T75">y</text:span><text:span text:style-name="T60"> = <text:s/></text:span><text:span text:style-name="T62">a</text:span><text:span text:style-name="T29">1</text:span><text:span text:style-name="T62"> ∙(d</text:span><text:span text:style-name="T29">2</text:span><text:span text:style-name="T62">c</text:span><text:span text:style-name="T29">3 </text:span><text:span text:style-name="T62">–c</text:span><text:span text:style-name="T29">2</text:span><text:span text:style-name="T62">d</text:span><text:span text:style-name="T29">3 </text:span><text:span text:style-name="T62">)</text:span><text:span text:style-name="T61"> – </text:span><text:span text:style-name="T64">a</text:span><text:span text:style-name="T30">2</text:span><text:span text:style-name="T64"> ∙(d</text:span><text:span text:style-name="T30">1</text:span><text:span text:style-name="T64">c</text:span><text:span text:style-name="T30">3</text:span><text:span text:style-name="T64"> – d</text:span><text:span text:style-name="T30">3</text:span><text:span text:style-name="T64">c</text:span><text:span text:style-name="T30">1</text:span><text:span text:style-name="T64">)</text:span><text:span text:style-name="T60"> + </text:span><text:span text:style-name="T65">a</text:span><text:span text:style-name="T31">3</text:span><text:span text:style-name="T65"> ∙(d</text:span><text:span text:style-name="T31">1</text:span><text:span text:style-name="T65">c</text:span><text:span text:style-name="T31">2</text:span><text:span text:style-name="T65"> – d</text:span><text:span text:style-name="T31">2</text:span><text:span text:style-name="T65">c</text:span><text:span text:style-name="T31">1</text:span><text:span text:style-name="T65">)</text:span><text:span text:style-name="T60"> / </text:span><text:span text:style-name="T62">a</text:span><text:span text:style-name="T29">1</text:span><text:span text:style-name="T62"> ∙(b</text:span><text:span text:style-name="T29">2</text:span><text:span text:style-name="T62">c</text:span><text:span text:style-name="T29">3 </text:span><text:span text:style-name="T62">–c</text:span><text:span text:style-name="T29">2</text:span><text:span text:style-name="T62">b</text:span><text:span text:style-name="T29">3 </text:span><text:span text:style-name="T62">)</text:span><text:span text:style-name="T61"> – </text:span><text:span text:style-name="T64">a</text:span><text:span text:style-name="T30">2</text:span><text:span text:style-name="T64"> ∙(b</text:span><text:span text:style-name="T30">1</text:span><text:span text:style-name="T64">c</text:span><text:span text:style-name="T30">3</text:span><text:span text:style-name="T64"> – b</text:span><text:span text:style-name="T30">3</text:span><text:span text:style-name="T64">c</text:span><text:span text:style-name="T30">1</text:span><text:span text:style-name="T64">)</text:span><text:span text:style-name="T60"> + </text:span><text:span text:style-name="T65">a</text:span><text:span text:style-name="T31">3</text:span><text:span text:style-name="T65"> ∙(b</text:span><text:span text:style-name="T31">1</text:span><text:span text:style-name="T65">c</text:span><text:span text:style-name="T31">2</text:span><text:span text:style-name="T65"> – b</text:span><text:span text:style-name="T31">2</text:span><text:span text:style-name="T65">c</text:span><text:span text:style-name="T31">1</text:span><text:span text:style-name="T65">)</text:span><text:span text:style-name="T60"> </text:span></text:p>
      <text:p text:style-name="P11"><text:span text:style-name="T86">z</text:span><text:span text:style-name="T60"> = <text:s/></text:span><text:span text:style-name="T62">a</text:span><text:span text:style-name="T29">1</text:span><text:span text:style-name="T62"> ∙(b</text:span><text:span text:style-name="T29">2</text:span><text:span text:style-name="T62">d</text:span><text:span text:style-name="T29">3 </text:span><text:span text:style-name="T62">–d</text:span><text:span text:style-name="T29">2</text:span><text:span text:style-name="T62">b</text:span><text:span text:style-name="T29">3 </text:span><text:span text:style-name="T62">)</text:span><text:span text:style-name="T61"> – </text:span><text:span text:style-name="T64">a</text:span><text:span text:style-name="T30">2</text:span><text:span text:style-name="T64"> ∙(b</text:span><text:span text:style-name="T30">1</text:span><text:span text:style-name="T64">d</text:span><text:span text:style-name="T30">3</text:span><text:span text:style-name="T64"> – b</text:span><text:span text:style-name="T30">3</text:span><text:span text:style-name="T64">d</text:span><text:span text:style-name="T30">1</text:span><text:span text:style-name="T64">)</text:span><text:span text:style-name="T60"> + </text:span><text:span text:style-name="T65">a</text:span><text:span text:style-name="T31">3</text:span><text:span text:style-name="T65"> ∙(b</text:span><text:span text:style-name="T31">1</text:span><text:span text:style-name="T65">d</text:span><text:span text:style-name="T31">2</text:span><text:span text:style-name="T65"> – b</text:span><text:span text:style-name="T31">2</text:span><text:span text:style-name="T65">d</text:span><text:span text:style-name="T31">1</text:span><text:span text:style-name="T65">)</text:span><text:span text:style-name="T60"> / </text:span><text:span text:style-name="T62">a</text:span><text:span text:style-name="T29">1</text:span><text:span text:style-name="T62"> ∙(b</text:span><text:span text:style-name="T29">2</text:span><text:span text:style-name="T62">c</text:span><text:span text:style-name="T29">3 </text:span><text:span text:style-name="T62">–c</text:span><text:span text:style-name="T29">2</text:span><text:span text:style-name="T62">b</text:span><text:span text:style-name="T29">3 </text:span><text:span text:style-name="T62">)</text:span><text:span text:style-name="T61"> – </text:span><text:span text:style-name="T64">a</text:span><text:span text:style-name="T30">2</text:span><text:span text:style-name="T64"> ∙(b</text:span><text:span text:style-name="T30">1</text:span><text:span text:style-name="T64">c</text:span><text:span text:style-name="T30">3</text:span><text:span text:style-name="T64"> – b</text:span><text:span text:style-name="T30">3</text:span><text:span text:style-name="T64">c</text:span><text:span text:style-name="T30">1</text:span><text:span text:style-name="T64">)</text:span><text:span text:style-name="T60"> + </text:span><text:span text:style-name="T65">a</text:span><text:span text:style-name="T31">3</text:span><text:span text:style-name="T65"> ∙(b</text:span><text:span text:style-name="T31">1</text:span><text:span text:style-name="T65">c</text:span><text:span text:style-name="T31">2</text:span><text:span text:style-name="T65"> – b</text:span><text:span text:style-name="T31">2</text:span><text:span text:style-name="T65">c</text:span><text:span text:style-name="T31">1</text:span><text:span text:style-name="T65">)</text:span><text:span text:style-name="T60"> </text:span></text:p>
      <text:p text:style-name="P46"/>
      <text:p text:style-name="P9"/>
      <text:p text:style-name="P9"><text:soft-page-break/>We replace the variable we are solving for with d, which is the constant the equation equals.</text:p>
      <text:p text:style-name="P46"/>
      <text:p text:style-name="P46"/>
      <text:list xml:id="list3415300500998472155" text:style-name="L3">
        <text:list-item>
          <text:p text:style-name="P56">We have to find four determinants, then create three quotients, with each quotient having the same determinant as a denominator. Each quotient represents a value for either x, y, or z.</text:p>
          <text:p text:style-name="P56"/>
        </text:list-item>
        <text:list-item>
          <text:p text:style-name="P51"><text:span text:style-name="T44">Each determinant uses a three step process to find: </text:span><text:span text:style-name="T45">a</text:span><text:span text:style-name="T26">1</text:span><text:span text:style-name="T45"> ∙(b</text:span><text:span text:style-name="T26">2</text:span><text:span text:style-name="T45">c</text:span><text:span text:style-name="T26">3 </text:span><text:span text:style-name="T45">–c</text:span><text:span text:style-name="T26">2</text:span><text:span text:style-name="T45">b</text:span><text:span text:style-name="T26">3 </text:span><text:span text:style-name="T45">)</text:span><text:span text:style-name="T46"> – </text:span><text:span text:style-name="T47">a</text:span><text:span text:style-name="T27">2</text:span><text:span text:style-name="T47"> ∙(b</text:span><text:span text:style-name="T27">1</text:span><text:span text:style-name="T47">c</text:span><text:span text:style-name="T27">3</text:span><text:span text:style-name="T47"> – b</text:span><text:span text:style-name="T27">3</text:span><text:span text:style-name="T47">c</text:span><text:span text:style-name="T27">1</text:span><text:span text:style-name="T47">)</text:span><text:span text:style-name="T44"> + </text:span><text:span text:style-name="T48">a</text:span><text:span text:style-name="T28">3</text:span><text:span text:style-name="T48"> ∙(b</text:span><text:span text:style-name="T28">1</text:span><text:span text:style-name="T48">c</text:span><text:span text:style-name="T28">2</text:span><text:span text:style-name="T48"> – b</text:span><text:span text:style-name="T28">2</text:span><text:span text:style-name="T48">c</text:span><text:span text:style-name="T28">1</text:span><text:span text:style-name="T48">)</text:span><text:span text:style-name="T44"> .</text:span></text:p>
        </text:list-item>
        <text:list-item>
          <text:p text:style-name="P56">There are 2 steps, (or 24 or 48 or 56 steps if you count differently), to solve a three variable system. </text:p>
        </text:list-item>
        <text:list-item>
          <text:p text:style-name="P56">You need to write your work down or use a calculator as this is too difficult to do mentally. </text:p>
        </text:list-item>
        <text:list-item>
          <text:p text:style-name="P56">Later we will use Gauss elimination because Cramer's Rule is too long</text:p>
        </text:list-item>
      </text:list>
      <text:p text:style-name="P41"/>
      <text:p text:style-name="P41"/>
      <text:p text:style-name="P41">Please don't be angry. This is confusing operations and I want to help you. Please be patient.</text:p>
      <text:p text:style-name="P41">There are two problems being solved; solving for the determinant and solving for a system using determinants.</text:p>
      <text:p text:style-name="P41">A 2×2 matrix is easy to solve while a 3×3 is much more difficult. </text:p>
      <text:p text:style-name="P41"/>
      <text:p text:style-name="P41"/>
      <text:p text:style-name="P41">I promise three things: </text:p>
      <text:p text:style-name="P41"/>
      <text:p text:style-name="P41"/>
      <text:list xml:id="list4439842213559657165" text:style-name="L4">
        <text:list-item>
          <text:p text:style-name="P52">You will be able to solve 3×3 matrix without a calculator</text:p>
        </text:list-item>
        <text:list-item>
          <text:p text:style-name="P52">Understanding how a matrix works is more important that actually solving</text:p>
        </text:list-item>
        <text:list-item>
          <text:p text:style-name="P52">We will use this until calculus and then switch to Gauss elimination</text:p>
        </text:list-item>
      </text:list>
      <text:p text:style-name="P41"/>
      <text:p text:style-name="P41"/>
      <text:p text:style-name="P41">We do not use this commonly but do in business operations and later in calculus. </text:p>
      <text:p text:style-name="P41">A matrix can be taught as early as 7<text:span text:style-name="T19">th</text:span> grade for students in advanced pre-algebra courses but only the dash method. It is commonly taught as a way to solve two or three variable linear equations but is done using the dashed method. The dashed method is the very first style shown where a dashed line is used to separate coefficients from constants:</text:p>
      <text:p text:style-name="P41"/>
      <text:p text:style-name="P41"/>
      <text:p text:style-name="P21">2x–y+4z = –3 <text:tab/>is equation (p1)<text:tab/>[1 <text:s text:c="2"/>–1 <text:s text:c="4"/>4¦4 <text:s/>] <text:tab/><text:tab/><text:tab/></text:p>
      <text:p text:style-name="P22"><text:s text:c="2"/>x–4z = 5<text:tab/>is equation (p2)<text:tab/>[1 <text:s text:c="4"/>0 <text:s text:c="2"/>–4¦5 <text:s/>]<text:tab/><text:tab/></text:p>
      <text:p text:style-name="P23">6x–y+2z = 10 <text:tab/>is equation (p3)<text:tab/>[6 <text:s text:c="2"/>–1 <text:s text:c="4"/>2¦10]</text:p>
      <text:p text:style-name="P19"/>
      <text:p text:style-name="P19"/>
      <text:p text:style-name="P19">The [] should be scaled so that one pair is tall enough to fit around all three lines. The vertical bar | is the dashed line symbol on a keyboard. You can use vertical bar <text:s/>| <text:s/>or dash <text:s/>¦ <text:s/>or any other suitable symbol such as <text:s/>⋮ <text:s/>or ∶.</text:p>
      <text:p text:style-name="P20">The dash symbol here means <text:s/>= <text:s/>but is written vertically. Matrices are strange in there orientation and symbolism.<text:tab/><text:tab/></text:p>
      <text:p text:style-name="P27"/>
      <text:p text:style-name="P27"/>
      <text:p text:style-name="P27">Matrix notation and operation is taught at 9<text:span text:style-name="T19">th</text:span> grade level using the non dash method. This is the “true” method.</text:p>
      <text:p text:style-name="P27">It will probably be explained horribly and not understood till 10<text:span text:style-name="T19">th</text:span> grade if ever. I will not let that happen to you.</text:p>
      <text:p text:style-name="P34"/>
      <text:p text:style-name="P34"/>
      <text:p text:style-name="P34"/>
      <text:p text:style-name="P34"/>
      <text:p text:style-name="P34"/>
      <text:p text:style-name="P34"/>
      <text:p text:style-name="P34"/>
      <text:p text:style-name="P34"><text:soft-page-break/>I need to explain the solution to the previous 3×3 matrix and its determinants. We had:</text:p>
      <text:p text:style-name="P34"/>
      <text:p text:style-name="P34"/>
      <text:p text:style-name="P41"><text:span text:style-name="T14">Solve: <text:tab/></text:span><text:span text:style-name="T4"><text:tab/>x – 3y + 7z = 13,<text:tab/></text:span><text:span text:style-name="T70">x+y+z = 1,</text:span><text:span text:style-name="T4"><text:tab/></text:span><text:span text:style-name="T14">and</text:span><text:span text:style-name="T4"><text:tab/></text:span><text:span text:style-name="T85">x–2y+3z = 4</text:span><text:span text:style-name="T44"><text:tab/> </text:span></text:p>
      <text:p text:style-name="P9"/>
      <text:p text:style-name="P9"><text:s text:c="7"/>|1 <text:s/>–3 <text:s text:c="3"/>7|<text:tab/><text:tab/><text:tab/>The D matrix has only coefficients of xyz. Find “D” which is the determinant.</text:p>
      <text:p text:style-name="P42"><text:span text:style-name="T41">D = |1 <text:s text:c="3"/>1 <text:s text:c="3"/>1|<text:tab/>= </text:span><text:span text:style-name="T69">–10</text:span><text:span text:style-name="T41"> <text:tab/><text:tab/></text:span>We need to use det<text:span text:style-name="T41"> = <text:s/></text:span><text:span text:style-name="T49">a</text:span><text:span text:style-name="T29">1</text:span><text:span text:style-name="T49"> ∙(b</text:span><text:span text:style-name="T29">2</text:span><text:span text:style-name="T49">c</text:span><text:span text:style-name="T29">3 </text:span><text:span text:style-name="T49">–c</text:span><text:span text:style-name="T29">2</text:span><text:span text:style-name="T49">b</text:span><text:span text:style-name="T29">3 </text:span><text:span text:style-name="T49">) </text:span><text:span text:style-name="T42"><text:s/>– </text:span><text:span text:style-name="T50">a</text:span><text:span text:style-name="T30">2</text:span><text:span text:style-name="T50"> ∙(b</text:span><text:span text:style-name="T30">1</text:span><text:span text:style-name="T50">c</text:span><text:span text:style-name="T30">3</text:span><text:span text:style-name="T50"> – b</text:span><text:span text:style-name="T30">3</text:span><text:span text:style-name="T50">c</text:span><text:span text:style-name="T30">1</text:span><text:span text:style-name="T50">)</text:span><text:span text:style-name="T41"> <text:s/></text:span><text:span text:style-name="T20"><text:s/></text:span><text:span text:style-name="T41">+</text:span><text:span text:style-name="T20"> <text:s/></text:span><text:span text:style-name="T51">a</text:span><text:span text:style-name="T31">3</text:span><text:span text:style-name="T51"> ∙(b</text:span><text:span text:style-name="T31">1</text:span><text:span text:style-name="T51">c</text:span><text:span text:style-name="T31">2</text:span><text:span text:style-name="T51"> – b</text:span><text:span text:style-name="T31">2</text:span><text:span text:style-name="T51">c</text:span><text:span text:style-name="T31">1</text:span><text:span text:style-name="T51">)</text:span><text:span text:style-name="T41"> </text:span></text:p>
      <text:p text:style-name="P42"><text:span text:style-name="T41"><text:s text:c="7"/>|1 <text:s/>–2 <text:s text:c="3"/>3|<text:tab/><text:tab/><text:tab/><text:tab/><text:tab/> <text:s text:c="3"/>D = <text:s/></text:span><text:span text:style-name="T49">1 ∙(1∙3</text:span><text:span text:style-name="T29"> </text:span><text:span text:style-name="T49">–1(–2))</text:span><text:span text:style-name="T42"> <text:s/>– </text:span><text:span text:style-name="T50">1 ∙(–3∙3–(–2)∙7)</text:span><text:span text:style-name="T20"> </text:span><text:span text:style-name="T41"><text:s/>+ </text:span><text:span text:style-name="T51">1 ∙(–3∙1 – 1∙7)</text:span><text:span text:style-name="T41"> = – 10</text:span></text:p>
      <text:p text:style-name="P9"><text:tab/><text:tab/><text:tab/><text:tab/><text:tab/><text:tab/><text:tab/><text:tab/>5 <text:s text:c="9"/><text:span text:style-name="T19"><text:s/></text:span>– <text:s text:c="8"/>5 <text:s text:c="13"/><text:span text:style-name="T19"><text:s/></text:span><text:s/><text:span text:style-name="T19"><text:s/></text:span>+ <text:s text:c="6"/>–10 <text:s text:c="6"/><text:span text:style-name="T19"><text:s/></text:span><text:s text:c="3"/>= – 10 </text:p>
      <text:p text:style-name="P9"/>
      <text:p text:style-name="P9"/>
      <text:p text:style-name="P42"><text:span text:style-name="T41"><text:s text:c="8"/>|13 <text:s/>–3 <text:s text:c="3"/>7|<text:tab/><text:tab/>The D</text:span><text:span text:style-name="T24">x</text:span><text:span text:style-name="T41"> matrix <text:s/>replaces a coefficient with d. Find “D” which is the determinant.<text:tab/></text:span></text:p>
      <text:p text:style-name="P28"><text:span text:style-name="T41">D</text:span><text:span text:style-name="T24">x</text:span><text:span text:style-name="T41"> = |1 <text:s text:c="5"/>1 <text:s text:c="3"/>1| = </text:span><text:span text:style-name="T3">20</text:span><text:span text:style-name="T41"><text:tab/><text:tab/><text:tab/><text:tab/>det = <text:s/></text:span><text:span text:style-name="T49">d</text:span><text:span text:style-name="T29">1</text:span><text:span text:style-name="T49"> ∙(b</text:span><text:span text:style-name="T29">2</text:span><text:span text:style-name="T49">c</text:span><text:span text:style-name="T29">3 </text:span><text:span text:style-name="T49">–c</text:span><text:span text:style-name="T29">2</text:span><text:span text:style-name="T49">b</text:span><text:span text:style-name="T29">3 <text:s text:c="3"/></text:span><text:span text:style-name="T49">) </text:span><text:span text:style-name="T42"><text:s/>– </text:span><text:span text:style-name="T50">d</text:span><text:span text:style-name="T30">2</text:span><text:span text:style-name="T50"> ∙(b</text:span><text:span text:style-name="T30">1</text:span><text:span text:style-name="T50">c</text:span><text:span text:style-name="T30">3</text:span><text:span text:style-name="T50"> – b</text:span><text:span text:style-name="T30">3</text:span><text:span text:style-name="T50">c</text:span><text:span text:style-name="T30">1</text:span><text:span text:style-name="T50">)</text:span><text:span text:style-name="T41"> </text:span><text:span text:style-name="T20"><text:s text:c="2"/></text:span><text:span text:style-name="T41">+ </text:span><text:span text:style-name="T51">d</text:span><text:span text:style-name="T31">3</text:span><text:span text:style-name="T51"> ∙(b</text:span><text:span text:style-name="T31">1</text:span><text:span text:style-name="T51">c</text:span><text:span text:style-name="T31">2</text:span><text:span text:style-name="T51"> – b</text:span><text:span text:style-name="T31">2</text:span><text:span text:style-name="T51">c</text:span><text:span text:style-name="T31">1</text:span><text:span text:style-name="T51">)</text:span><text:span text:style-name="T41"> <text:tab/></text:span></text:p>
      <text:p text:style-name="P28"><text:span text:style-name="T41"><text:s text:c="8"/>|4 <text:s text:c="3"/>–2 <text:s text:c="3"/>3|<text:tab/><text:tab/><text:tab/><text:tab/> D</text:span><text:span text:style-name="T24">x</text:span><text:span text:style-name="T41"> = <text:s/></text:span><text:span text:style-name="T49">13 ∙(</text:span><text:span text:style-name="T42">1∙3</text:span><text:span text:style-name="T32"> </text:span><text:span text:style-name="T42">–1(–2)</text:span><text:span text:style-name="T49">)</text:span><text:span text:style-name="T42"> <text:s/>– </text:span><text:span text:style-name="T50">1 ∙(</text:span><text:span text:style-name="T42">–3∙3–(–2)∙7</text:span><text:span text:style-name="T50">)</text:span><text:span text:style-name="T41"> + </text:span><text:span text:style-name="T51">4 ∙ (</text:span><text:span text:style-name="T42">–3∙1 – 1∙7</text:span><text:span text:style-name="T51">)</text:span><text:span text:style-name="T41"> = 20</text:span></text:p>
      <text:p text:style-name="P28"><text:span text:style-name="T41"><text:tab/><text:tab/><text:tab/><text:tab/><text:tab/> <text:s text:c="9"/><text:tab/><text:tab/><text:tab/>65 <text:s text:c="5"/></text:span><text:span text:style-name="T20"><text:s/></text:span><text:span text:style-name="T41"><text:s text:c="2"/>– <text:s text:c="12"/>5<text:tab/> <text:s text:c="2"/></text:span><text:span text:style-name="T20"><text:s/></text:span><text:span text:style-name="T41"><text:s text:c="2"/>+ <text:s text:c="9"/>– 40 <text:s text:c="7"/>= 20<text:tab/> <text:s text:c="8"/><text:tab/><text:tab/></text:span></text:p>
      <text:p text:style-name="P28"/>
      <text:p text:style-name="P28"><text:span text:style-name="T41"><text:s text:c="8"/>|1 <text:s/>13 <text:s text:c="3"/>7|<text:tab/><text:tab/><text:tab/>The D</text:span><text:span text:style-name="T24">y</text:span><text:span text:style-name="T41"> matrix <text:s/>replaces b coefficient with d. Find “D” which is the determinant.</text:span></text:p>
      <text:p text:style-name="P28"><text:span text:style-name="T41">D</text:span><text:span text:style-name="T24">y</text:span><text:span text:style-name="T41"> = |1 <text:s text:c="3"/>1 <text:s text:c="3"/>1| = </text:span><text:span text:style-name="T3">–6</text:span><text:span text:style-name="T41"><text:tab/><text:tab/><text:tab/><text:tab/>det = <text:s/></text:span><text:span text:style-name="T49">a</text:span><text:span text:style-name="T29">1</text:span><text:span text:style-name="T49"> ∙(d</text:span><text:span text:style-name="T29">2</text:span><text:span text:style-name="T49">c</text:span><text:span text:style-name="T29">3 </text:span><text:span text:style-name="T49">–c</text:span><text:span text:style-name="T29">2</text:span><text:span text:style-name="T49">d</text:span><text:span text:style-name="T29">3 </text:span><text:span text:style-name="T49">)</text:span><text:span text:style-name="T42"> <text:s text:c="2"/></text:span><text:span text:style-name="T21"><text:s/></text:span><text:span text:style-name="T42">– </text:span><text:span text:style-name="T50">a</text:span><text:span text:style-name="T30">2</text:span><text:span text:style-name="T50"> ∙(d</text:span><text:span text:style-name="T30">1</text:span><text:span text:style-name="T50">c</text:span><text:span text:style-name="T30">3</text:span><text:span text:style-name="T50"> – d</text:span><text:span text:style-name="T30">3</text:span><text:span text:style-name="T50">c</text:span><text:span text:style-name="T30">1</text:span><text:span text:style-name="T50">)</text:span><text:span text:style-name="T41"> <text:s/></text:span><text:span text:style-name="T20"><text:s/></text:span><text:span text:style-name="T41">+ </text:span><text:span text:style-name="T51">a</text:span><text:span text:style-name="T31">3</text:span><text:span text:style-name="T51"> ∙(d</text:span><text:span text:style-name="T31">1</text:span><text:span text:style-name="T51">c</text:span><text:span text:style-name="T31">2</text:span><text:span text:style-name="T51"> – d</text:span><text:span text:style-name="T31">2</text:span><text:span text:style-name="T51">c</text:span><text:span text:style-name="T31">1</text:span><text:span text:style-name="T51">)</text:span></text:p>
      <text:p text:style-name="P28"><text:span text:style-name="T41"><text:s text:c="8"/>|1 <text:s text:c="3"/>4 <text:s text:c="3"/>3|<text:tab/><text:tab/><text:tab/><text:tab/><text:tab/>D</text:span><text:span text:style-name="T24">y</text:span><text:span text:style-name="T41"> = <text:s/></text:span><text:span text:style-name="T49">1∙(</text:span><text:span text:style-name="T42">1∙3</text:span><text:span text:style-name="T32"> </text:span><text:span text:style-name="T42">– <text:s text:c="2"/>1∙4 <text:s/></text:span><text:span text:style-name="T49">)</text:span><text:span text:style-name="T42"> <text:s text:c="3"/>– </text:span><text:span text:style-name="T50">1 <text:s/>∙(</text:span><text:span text:style-name="T42">13∙3– <text:s/>4∙7</text:span><text:span text:style-name="T50">)</text:span><text:span text:style-name="T41"> <text:s text:c="2"/>+ </text:span><text:span text:style-name="T51">1 ∙ (</text:span><text:span text:style-name="T42">13∙1– <text:s/>1∙7</text:span><text:span text:style-name="T51">)</text:span><text:span text:style-name="T41"> = – 6</text:span></text:p>
      <text:p text:style-name="P25"><text:tab/><text:tab/><text:tab/><text:tab/><text:tab/> <text:s/><text:tab/><text:tab/> <text:s text:c="6"/>–1<text:tab/><text:tab/>– <text:s text:c="9"/>11<text:tab/> <text:s/><text:span text:style-name="T19"><text:s/></text:span><text:s text:c="3"/>+ <text:s text:c="11"/>6 <text:s text:c="10"/>= – 6<text:tab/><text:tab/><text:tab/><text:tab/></text:p>
      <text:p text:style-name="P25"/>
      <text:p text:style-name="P28"><text:span text:style-name="T41"><text:s text:c="7"/>|1 <text:s/>–3 <text:s text:c="2"/>13|<text:tab/><text:tab/><text:tab/>The D</text:span><text:span text:style-name="T24">z</text:span><text:span text:style-name="T41"> matrix <text:s/>replaces b coefficient with d. Find “D” which is the determinant.</text:span></text:p>
      <text:p text:style-name="P28"><text:span text:style-name="T41">D</text:span><text:span text:style-name="T24">z</text:span><text:span text:style-name="T41">= |1 <text:s text:c="3"/>1 <text:s text:c="4"/>1| = </text:span><text:span text:style-name="T3">–24<text:tab/><text:tab/><text:tab/><text:tab/></text:span><text:span text:style-name="T41">det = <text:s/></text:span><text:span text:style-name="T49">a</text:span><text:span text:style-name="T29">1</text:span><text:span text:style-name="T49"> ∙(b</text:span><text:span text:style-name="T29">2</text:span><text:span text:style-name="T49">d</text:span><text:span text:style-name="T29">3 </text:span><text:span text:style-name="T49">–d</text:span><text:span text:style-name="T29">2</text:span><text:span text:style-name="T49">b</text:span><text:span text:style-name="T29">3 </text:span><text:span text:style-name="T49">)</text:span><text:span text:style-name="T42"> <text:s text:c="3"/>– </text:span><text:span text:style-name="T50">a</text:span><text:span text:style-name="T30">2</text:span><text:span text:style-name="T50"> ∙(b</text:span><text:span text:style-name="T30">1</text:span><text:span text:style-name="T50">d</text:span><text:span text:style-name="T30">3</text:span><text:span text:style-name="T50"> – b</text:span><text:span text:style-name="T30">3</text:span><text:span text:style-name="T50">d</text:span><text:span text:style-name="T30">1 <text:s/></text:span><text:span text:style-name="T50">)</text:span><text:span text:style-name="T41"> <text:s text:c="2"/>+ </text:span><text:span text:style-name="T51">a</text:span><text:span text:style-name="T31">3</text:span><text:span text:style-name="T51"> ∙(b</text:span><text:span text:style-name="T31">1</text:span><text:span text:style-name="T51">d</text:span><text:span text:style-name="T31">2</text:span><text:span text:style-name="T51"> – b</text:span><text:span text:style-name="T31">2</text:span><text:span text:style-name="T51">d</text:span><text:span text:style-name="T31">1</text:span><text:span text:style-name="T51">)</text:span></text:p>
      <text:p text:style-name="P28"><text:span text:style-name="T41"><text:s text:c="7"/></text:span>|1 <text:s/>–2 <text:s text:c="4"/>4|<text:tab/><text:tab/><text:tab/><text:tab/> <text:s/><text:tab/><text:span text:style-name="T41">D</text:span><text:span text:style-name="T24">z</text:span><text:span text:style-name="T41"> = <text:s text:c="2"/></text:span><text:span text:style-name="T49">1∙(</text:span><text:span text:style-name="T42">1∙4</text:span><text:span text:style-name="T32"> </text:span><text:span text:style-name="T42">–1(–2) <text:s/></text:span><text:span text:style-name="T49">)</text:span><text:span text:style-name="T42"> <text:s text:c="3"/>– </text:span><text:span text:style-name="T50">1 ∙(</text:span><text:span text:style-name="T42">–3∙4–(–2)∙13</text:span><text:span text:style-name="T50">)</text:span><text:span text:style-name="T20"> <text:s/></text:span><text:span text:style-name="T41">+ </text:span><text:span text:style-name="T51">1 ∙ (</text:span><text:span text:style-name="T42">–3∙1– 1∙13</text:span><text:span text:style-name="T51">)</text:span><text:span text:style-name="T41"> = – 24</text:span></text:p>
      <text:p text:style-name="P28"><text:tab/><text:tab/><text:tab/><text:tab/><text:tab/><text:tab/><text:tab/> <text:s text:c="9"/>6 <text:s text:c="12"/>– <text:s text:c="10"/>14 <text:s text:c="14"/>+ <text:s text:c="5"/>– 16 <text:s text:c="11"/>= – 24 <text:s text:c="17"/></text:p>
      <text:p text:style-name="P28"/>
      <text:p text:style-name="P28"/>
      <text:p text:style-name="P28"><text:span text:style-name="T1">x = D</text:span><text:span text:style-name="T8">x</text:span><text:span text:style-name="T1"> = </text:span><text:span text:style-name="T6">20</text:span><text:span text:style-name="T1">/</text:span><text:span text:style-name="T8">–10</text:span><text:span text:style-name="T1"> <text:tab/>= –2</text:span><text:tab/><text:tab/><text:tab/>Instead of finding “D<text:span text:style-name="T23">z</text:span>” once you find x and y you can plug in to solve z. </text:p>
      <text:p text:style-name="P28"><text:span text:style-name="T66">y = D</text:span><text:span text:style-name="T72">y</text:span><text:span text:style-name="T66"> = </text:span><text:span text:style-name="T67">–6</text:span><text:span text:style-name="T66">/</text:span><text:span text:style-name="T72">–10</text:span><text:span text:style-name="T66"> <text:tab/>= <text:s/>⅗</text:span><text:tab/><text:tab/><text:tab/>We divide by “D” unless D = 0. If some det are 0 then system is dependent.</text:p>
      <text:p text:style-name="P28"><text:span text:style-name="T81">z = D</text:span><text:span text:style-name="T87">z</text:span><text:span text:style-name="T81"> = </text:span><text:span text:style-name="T82">–24</text:span><text:span text:style-name="T81">/</text:span><text:span text:style-name="T87">–10</text:span><text:span text:style-name="T81"> <text:tab/>= </text:span><text:span text:style-name="T82">12</text:span><text:span text:style-name="T81">/</text:span><text:span text:style-name="T87">5</text:span><text:span text:style-name="T81"> </text:span><text:tab/><text:tab/><text:tab/>If some are 0 then system is inconsistent.</text:p>
      <text:p text:style-name="P28"/>
      <text:p text:style-name="P28"/>
      <text:p text:style-name="P28">Solution is (<text:span text:style-name="T1">–2</text:span>, <text:span text:style-name="T66">⅗</text:span>, <text:span text:style-name="T82">12</text:span><text:span text:style-name="T81">/</text:span><text:span text:style-name="T87">5</text:span>)</text:p>
      <text:p text:style-name="P28"/>
      <text:p text:style-name="P4">Business applications for matrices</text:p>
      <text:p text:style-name="P28"/>
      <text:p text:style-name="P28"/>
      <text:p text:style-name="P28">We can use matrices for<text:span text:style-name="T1"> break even analysis</text:span> and <text:span text:style-name="T1">supply and demand</text:span> pricing models.</text:p>
      <text:p text:style-name="P28"/>
      <text:p text:style-name="P28"/>
      <text:p text:style-name="P15">Break even modeling</text:p>
      <text:p text:style-name="P28"/>
      <text:p text:style-name="P28"/>
      <text:p text:style-name="P28">Manufacturers use cost functions to figure out how many units must be sold to break even or make a profit.</text:p>
      <text:p text:style-name="P28">The cost function is given by profit = revenue – cost written as p(x) = r(x) – c(x). But really profit = income – (fixed costs + variable costs) where fixed costs are overhead and variable cost is labor and consumables.</text:p>
      <text:p text:style-name="P28"/>
      <text:p text:style-name="P28"/>
      <text:p text:style-name="P28">r(x) &gt; c(x) = profit</text:p>
      <text:p text:style-name="P28">r(x) = c(x) = break even point</text:p>
      <text:p text:style-name="P28">r(x) &lt; c(x) = loss</text:p>
      <text:p text:style-name="P28"/>
      <text:p text:style-name="P28"/>
      <text:p text:style-name="P28"/>
      <text:p text:style-name="P28">Malone Electronics sells smart phones for $50 and they cost $28 to make. Fixed costs will be $150,000.</text:p>
      <text:p text:style-name="P28"/>
      <text:p text:style-name="P28"/>
      <text:list xml:id="list2356691963773932758" text:style-name="L5">
        <text:list-item>
          <text:p text:style-name="P60">Find the total cost c(x) of producing x phones.</text:p>
        </text:list-item>
        <text:list-item>
          <text:p text:style-name="P60">Find the total profit p(x).</text:p>
        </text:list-item>
        <text:list-item>
          <text:p text:style-name="P60">Find the total revenue r(x) <text:s/>from the sale of x smart phones.</text:p>
        </text:list-item>
        <text:list-item>
          <text:p text:style-name="P60">What is gain/loss 5000 and 15,000 phones?</text:p>
        </text:list-item>
        <text:list-item>
          <text:p text:style-name="P60">Graph three functions: c(x), p(x), r(x) and find break even point.</text:p>
        </text:list-item>
      </text:list>
      <text:p text:style-name="P28"/>
      <text:p text:style-name="P28"/>
      <text:list xml:id="list36728228" text:continue-list="list2356691963773932758" text:style-name="L5">
        <text:list-item text:start-value="1">
          <text:p text:style-name="P60">c(x) = 28x + 150,000</text:p>
        </text:list-item>
        <text:list-item>
          <text:p text:style-name="P60">p(x) = 22x – 150,000</text:p>
        </text:list-item>
        <text:list-item>
          <text:p text:style-name="P60">r(x) = 50x</text:p>
        </text:list-item>
        <text:list-item>
          <text:p text:style-name="P53"><text:span text:style-name="T17">p(5000) = </text:span><text:span text:style-name="T80">– $40,000<text:tab/><text:tab/>we are in the red <text:s text:c="3"/>which means we are losing money</text:span></text:p>
          <text:p text:style-name="P60">p(15000) = $180,000<text:tab/><text:tab/>we are in the black which means we are making profit</text:p>
          <text:p text:style-name="P60"/>
        </text:list-item>
        <text:list-item>
          <text:p text:style-name="P53"><text:span text:style-name="T17">Break even point is (6818.18, 340909.</text:span><text:span text:style-name="T18">09</text:span><text:span text:style-name="T17">), round to 6819 units @ $340932 cost <text:s/>$18 profit</text:span></text:p>
        </text:list-item>
      </text:list>
      <text:p text:style-name="P28"/>
      <text:p text:style-name="P28"/>
      <text:p text:style-name="P28"><draw:frame draw:style-name="fr2" draw:name="graphics62" text:anchor-type="paragraph" svg:width="4.1598in" style:rel-width="52%" svg:height="1.6181in" style:rel-height="16%" draw:z-index="7"><draw:image xlink:href="Pictures/2000000700004D0000001E1474D55C5C.svm" xlink:type="simple" xlink:show="embed" xlink:actuate="onLoad"/></draw:frame></text:p>
      <text:p text:style-name="P28"/>
      <text:p text:style-name="P31">The points on this graph are relations of (phones,dollars) instead of (x,y).</text:p>
      <text:p text:style-name="P12"/>
      <text:p text:style-name="P12"><text:soft-page-break/>Supply and demand</text:p>
      <text:p text:style-name="P28"/>
      <text:p text:style-name="P28"/>
      <text:p text:style-name="P28">The theory of supply and demand states that as supply increases demand decreases, or as prices increase demand decreases. When supply is too low buyers feel they can wait on making purchases. This causes sales to drop. The market reacts by offering lower prices to encourage spending. When spending increases supply becomes limited and prices start to rise again. This is called the “ebb and flow” of the market.</text:p>
      <text:p text:style-name="P28"/>
      <text:p text:style-name="P28"/>
      <text:p text:style-name="P28">If something is in abundance buyers feel prices should be low.</text:p>
      <text:p text:style-name="P28">If something is in scarcity buyers expect or are willing to pay more.</text:p>
      <text:p text:style-name="P28"/>
      <text:p text:style-name="P28"/>
      <text:p text:style-name="P28">If profits are low sellers limit supply to increase demand and thus be able to charge higher prices. </text:p>
      <text:p text:style-name="P28">This is called “price” gouging which is a form of “market tampering”. If profits are high then sellers increase output to match demand. If the price will hold they will continue to increase supply. <text:s/>When the market becomes flooded buyers interest wanes and sales go down causing prices to drop again. To prevent falling prices sellers try to find “equilibrium” between buyer interest and their own “bottom line”.</text:p>
      <text:p text:style-name="P28"/>
      <text:p text:style-name="P28"/>
      <text:p text:style-name="P28">In a free market sellers will continue to increase output to match increasing price spurned by increased demand.</text:p>
      <text:p text:style-name="P28">Sellers will try to capitalize by reaping the most profit based on what “the market will bear”.</text:p>
      <text:p text:style-name="P28"/>
      <text:p text:style-name="P28"/>
      <text:p text:style-name="P28">Price gouging is an illegal practice of inflating cost to consumers. Market tampering is any of several illegal practices in which consumers are <text:span text:style-name="T59">forced</text:span> to pay more than they should. Please see “Pharma Bro” Martin Scheleki.</text:p>
      <text:p text:style-name="P28">Equilibrium is a theory from Adam Smith that discourages government regulation in free trade markets.</text:p>
      <text:p text:style-name="P28">Equilibrium states that regulation is not needed because people will make good decisions based on their own needs. Bottom line refers to the bottom of graphs where a company is in the red or black given by p(x) total cost function. What the market will bear is the price customers are willing to pay <text:span text:style-name="T59">at most</text:span><text:span text:style-name="T60">.</text:span></text:p>
      <text:p text:style-name="P28"/>
      <text:p text:style-name="P28"/>
      <text:p text:style-name="P28">The cheaper the coffee the quicker it sells. The more expensive the slower it sells.</text:p>
      <text:p text:style-name="P28"/>
      <text:p text:style-name="P28"/>
      <table:table table:name="Table38" table:style-name="Table38">
        <table:table-column table:style-name="Table38.A" table:number-columns-repeated="2"/>
        <table:table-column table:style-name="Table38.C"/>
        <table:table-column table:style-name="Table38.D"/>
        <table:table-row>
          <table:table-cell table:style-name="Table38.A1" table:number-columns-spanned="2" office:value-type="string">
            <text:p text:style-name="P3">Demand function</text:p>
          </table:table-cell>
          <table:covered-table-cell/>
          <table:table-cell table:style-name="Table38.C1" table:number-columns-spanned="2" office:value-type="string">
            <text:p text:style-name="P2">Supply Function</text:p>
          </table:table-cell>
          <table:covered-table-cell/>
        </table:table-row>
        <table:table-row>
          <table:table-cell table:style-name="Table38.A2" office:value-type="string">
            <text:p text:style-name="P1">Price per pound</text:p>
          </table:table-cell>
          <table:table-cell table:style-name="Table38.B2" office:value-type="string">
            <text:p text:style-name="P1">Millions of pounds sold</text:p>
          </table:table-cell>
          <table:table-cell table:style-name="Table38.A2" office:value-type="string">
            <text:p text:style-name="P1">Price per pound</text:p>
          </table:table-cell>
          <table:table-cell table:style-name="Table38.D2" office:value-type="string">
            <text:p text:style-name="P1">Millions of pounds available</text:p>
          </table:table-cell>
        </table:table-row>
        <table:table-row>
          <table:table-cell table:style-name="Table38.A3" office:value-type="string">
            <text:p text:style-name="P1">$4.00</text:p>
          </table:table-cell>
          <table:table-cell table:style-name="Table38.A3" office:value-type="string">
            <text:p text:style-name="P1">25</text:p>
          </table:table-cell>
          <table:table-cell table:style-name="Table38.A3" office:value-type="string">
            <text:p text:style-name="P1">$5.00</text:p>
          </table:table-cell>
          <table:table-cell table:style-name="Table38.D3" office:value-type="string">
            <text:p text:style-name="P1">5</text:p>
          </table:table-cell>
        </table:table-row>
        <table:table-row>
          <table:table-cell table:style-name="Table38.A3" office:value-type="string">
            <text:p text:style-name="P1">5.00</text:p>
          </table:table-cell>
          <table:table-cell table:style-name="Table38.A3" office:value-type="string">
            <text:p text:style-name="P1">20</text:p>
          </table:table-cell>
          <table:table-cell table:style-name="Table38.A3" office:value-type="string">
            <text:p text:style-name="P1">5.50</text:p>
          </table:table-cell>
          <table:table-cell table:style-name="Table38.D3" office:value-type="string">
            <text:p text:style-name="P1">10</text:p>
          </table:table-cell>
        </table:table-row>
        <table:table-row>
          <table:table-cell table:style-name="Table38.A3" office:value-type="string">
            <text:p text:style-name="P1">6.00</text:p>
          </table:table-cell>
          <table:table-cell table:style-name="Table38.A3" office:value-type="string">
            <text:p text:style-name="P1">15</text:p>
          </table:table-cell>
          <table:table-cell table:style-name="Table38.A3" office:value-type="string">
            <text:p text:style-name="P1">6.00</text:p>
          </table:table-cell>
          <table:table-cell table:style-name="Table38.D3" office:value-type="string">
            <text:p text:style-name="P1">15</text:p>
          </table:table-cell>
        </table:table-row>
        <table:table-row>
          <table:table-cell table:style-name="Table38.A3" office:value-type="string">
            <text:p text:style-name="P1">7.00</text:p>
          </table:table-cell>
          <table:table-cell table:style-name="Table38.A3" office:value-type="string">
            <text:p text:style-name="P1">10</text:p>
          </table:table-cell>
          <table:table-cell table:style-name="Table38.A3" office:value-type="string">
            <text:p text:style-name="P1">6.50</text:p>
          </table:table-cell>
          <table:table-cell table:style-name="Table38.D3" office:value-type="string">
            <text:p text:style-name="P1">20</text:p>
          </table:table-cell>
        </table:table-row>
        <table:table-row>
          <table:table-cell table:style-name="Table38.A3" office:value-type="string">
            <text:p text:style-name="P1">8.00</text:p>
          </table:table-cell>
          <table:table-cell table:style-name="Table38.A3" office:value-type="string">
            <text:p text:style-name="P1">5</text:p>
          </table:table-cell>
          <table:table-cell table:style-name="Table38.A3" office:value-type="string">
            <text:p text:style-name="P1">7.00</text:p>
          </table:table-cell>
          <table:table-cell table:style-name="Table38.D3" office:value-type="string">
            <text:p text:style-name="P1">25</text:p>
          </table:table-cell>
        </table:table-row>
      </table:table>
      <text:p text:style-name="P28"/>
      <text:p text:style-name="P28"/>
      <text:p text:style-name="P28">We can graph the demand function as price(x) = –5x+45 and the supply function as price(x) = 10x –45.</text:p>
      <text:p text:style-name="P28">I used common sense to find slope and a grapher to guess and check y intercept value “b”. </text:p>
      <text:p text:style-name="P28">This is called solving by graphing. I do not teach it, much, but it is an important skill.</text:p>
      <text:p text:style-name="P32">This makes the x axis model price in dollars and the y axis model pounds of coffee in the millions.</text:p>
      <text:p text:style-name="P28"><text:soft-page-break/>You have (x,y) become (dollars,pounds). You have a dollar axis and a pound axis.</text:p>
      <text:p text:style-name="P28">Depending on how you want to display your information you can switch axes.</text:p>
      <text:p text:style-name="P28"/>
      <text:p text:style-name="P28"/>
      <text:p text:style-name="P28">To name our functions instead of f(x) and g(x) we should reflect the highlighted statement <text:span text:style-name="T59">if</text:span><text:span text:style-name="T60"> possible.</text:span> </text:p>
      <text:p text:style-name="P28">Let demand be <text:s text:c="4"/>d(p) = –5p+45... d(p) will stand for “ demand of price” where demand is a function of dollars.</text:p>
      <text:p text:style-name="P28">Let <text:s/>be supply be s(p) = 10p –45... s(p) <text:s text:c="2"/>will stand for “ supply of price” where supply is a function of dollars.</text:p>
      <text:p text:style-name="P28"/>
      <text:p text:style-name="P28"/>
      <text:p text:style-name="P28">Technically we have pounds as a function of dollars since y is a function of x. </text:p>
      <text:p text:style-name="P28"><draw:frame draw:style-name="fr3" draw:name="graphics63" text:anchor-type="paragraph" svg:width="2.0252in" style:rel-width="27%" svg:height="1.8264in" style:rel-height="19%" draw:z-index="8"><draw:image xlink:href="Pictures/2000000700005DA40000539E0FE81786.svm" xlink:type="simple" xlink:show="embed" xlink:actuate="onLoad"/></draw:frame>We can see where the two lines cross at an equilibrium point.</text:p>
      <text:p text:style-name="P28">This is where sellers and buyers agree on a price.</text:p>
      <text:p text:style-name="P28">It is the most buyers are willing to pay and the least sellers are willing to sell.</text:p>
      <text:p text:style-name="P28"/>
      <text:p text:style-name="P28"/>
      <text:p text:style-name="P28">If a buyer asks for a lower price he will be declined.</text:p>
      <text:p text:style-name="P28">If a seller asks a higher price she will be declined.</text:p>
      <text:p text:style-name="P28">The code of the market is whatever is fair.</text:p>
      <text:p text:style-name="P28">This fairness is what will lead to a meeting of the minds in buyer/seller contracts. </text:p>
      <text:p text:style-name="P28">Switching axes we would call it demand:coffee... it sounds better maybe. </text:p>
      <text:p text:style-name="P28"/>
      <text:p text:style-name="P28"/>
      <text:p text:style-name="P28">Find equilibrium point where: d(p) = s(p)</text:p>
      <text:p text:style-name="P28"/>
      <text:p text:style-name="P28"/>
      <text:p text:style-name="P28">d(p) = – 5p +45</text:p>
      <text:p text:style-name="P28">s(p) = <text:s text:c="3"/>10p – 45</text:p>
      <text:p text:style-name="P28"/>
      <text:p text:style-name="P28"/>
      <text:p text:style-name="P28">Entering these equations into a graphing calculator shows a solution of (6, 15). Many times in business solutions are found by graphing because it is fast. The only skill required is knowing how to write the correct equations. Any equation with a variable can be thought of as a formula. The two equations above are specific to a unique problem. So while they are not generalized for all supply and demand problems they are a formula for a “specific application”. Using the functions equal to each other would be the generalized form: d(p) = s(p).</text:p>
      <text:p text:style-name="P28"/>
      <text:p text:style-name="P28"/>
      <text:p text:style-name="P28">These equations are in function form which is the same as y intercept form except y is replaced with “f(x)”.</text:p>
      <text:p text:style-name="P28">To solve by elimination we would need to convert to standard form.</text:p>
      <text:p text:style-name="P28"/>
      <text:p text:style-name="P28"/>
      <text:p text:style-name="P28">d(p) = – 5p +45<text:tab/> <text:s text:c="2"/>Write both equations.</text:p>
      <text:p text:style-name="P28">s(p) = <text:s text:c="3"/>10p – 45 <text:s text:c="15"/></text:p>
      <text:p text:style-name="P28"/>
      <text:p text:style-name="P28"><text:s text:c="41"/></text:p>
      <text:p text:style-name="P28">y = – 5p + 45<text:tab/><text:tab/> <text:s text:c="2"/>Replace function name with y.</text:p>
      <text:p text:style-name="P28">y = <text:s text:c="3"/>10p – 45 <text:s text:c="18"/></text:p>
      <text:p text:style-name="P28"/>
      <text:p text:style-name="P28"><text:s text:c="41"/></text:p>
      <text:p text:style-name="P32"><text:s text:c="4"/>5p + y = <text:s text:c="2"/>45<text:tab/> <text:s text:c="2"/><text:tab/><text:tab/>Convert to standard form.</text:p>
      <text:p text:style-name="P28"><text:span text:style-name="T114">–10p + y = –45<text:tab/><text:tab/><text:tab/></text:span><text:span text:style-name="T117">Both y coefficients match so y can be eliminated with subtraction.</text:span></text:p>
      <text:p text:style-name="P29"/>
      <text:p text:style-name="P33"/>
      <text:p text:style-name="P29"><text:soft-page-break/><text:s text:c="4"/>( <text:s text:c="2"/>5p+y= <text:s/>45) <text:tab/> <text:s text:c="2"/><text:tab/><text:tab/>Put both equation in () and write a minus sign outside them to subtract.</text:p>
      <text:p text:style-name="P29"><text:span text:style-name="T115">– (–10p+y=–45)</text:span> <text:s text:c="12"/><text:tab/><text:tab/>This ensures you do not make sign mistakes when Subtracting.</text:p>
      <text:p text:style-name="P29"><text:s text:c="8"/>15p + 0y = 90<text:tab/> <text:s text:c="3"/><text:tab/><text:tab/></text:p>
      <text:p text:style-name="P29"><text:tab/> <text:s text:c="2"/>15p <text:s/>= 90</text:p>
      <text:p text:style-name="P29"><text:s text:c="18"/>p = 6<text:tab/><text:tab/><text:tab/>Substitute p back into <text:s/>5p+y = 45.</text:p>
      <text:p text:style-name="P29"/>
      <text:p text:style-name="P29"/>
      <text:p text:style-name="P29">5p +y = 45</text:p>
      <text:p text:style-name="P29">30 +y = 45</text:p>
      <text:p text:style-name="P29"><text:s text:c="6"/>y <text:s/>= 15<text:tab/><text:tab/><text:tab/><text:tab/>The equilibrium point will be (6,15).</text:p>
      <text:p text:style-name="P29"/>
      <text:p text:style-name="P29"/>
      <text:p text:style-name="P29">You can solve by looking at a graph made by a graphing calculator or by using algebra.</text:p>
      <text:p text:style-name="P29">Graphing works when answers are not fractional or decimal. Algebra works for all equations.</text:p>
      <text:p text:style-name="P29">A mistake can be made if you try to scale first:</text:p>
      <text:p text:style-name="P33"/>
      <text:p text:style-name="P33"/>
      <text:p text:style-name="P29"><text:s text:c="5"/>5p + y = <text:s text:c="3"/>45<text:tab/></text:p>
      <text:p text:style-name="P29">– 10p + y = –45</text:p>
      <text:p text:style-name="P29">– 10p – 2y = <text:s text:c="2"/>90<text:tab/> <text:s text:c="2"/><text:tab/>Multiply one equation so that the coefficients of one variable match for elimination<text:tab/></text:p>
      <text:p text:style-name="P29">– 10p + y <text:s text:c="2"/>= –45</text:p>
      <text:p text:style-name="P29"><text:s text:c="3"/>(–10p–2y=90) <text:tab/> <text:s text:c="2"/><text:tab/>Put both equation in () and write a minus sign outside them to subtract.</text:p>
      <text:p text:style-name="P29"><text:span text:style-name="T115">– (–10p+y=–45)</text:span> <text:s text:c="12"/><text:tab/>This ensures you do not make mistakes with sign flips.</text:p>
      <text:p text:style-name="P29"><text:s text:c="8"/>0p – 3y = 135<text:tab/> <text:s text:c="2"/><text:tab/>Subtract.</text:p>
      <text:p text:style-name="P29"><text:tab/> <text:s/>–3y = 135</text:p>
      <text:p text:style-name="P29"><text:s text:c="18"/>y = –45</text:p>
      <text:p text:style-name="P29"/>
      <text:p text:style-name="P29"/>
      <text:p text:style-name="P29">5p+y <text:s text:c="4"/>= 45</text:p>
      <text:p text:style-name="P29">5p – 45 = 45</text:p>
      <text:p text:style-name="P29">5p = 90</text:p>
      <text:p text:style-name="P29"><text:s text:c="2"/>p =18<text:tab/><text:tab/><text:tab/><text:tab/>This point (18,– 45) on – 5p+45 = y is not the equilibrium point.</text:p>
      <text:p text:style-name="P29"/>
      <text:p text:style-name="P29"/>
      <text:p text:style-name="P29">–10p + y = –45<text:tab/><text:tab/>Using the other equation to substitute y = – 45.</text:p>
      <text:p text:style-name="P29">–10p – 45= – 45<text:tab/><text:tab/>Right here 0–45 = –45 so p must be 0... point (0,–45) isn't the equilibrium point.</text:p>
      <text:p text:style-name="P29">–10p = 0</text:p>
      <text:p text:style-name="P29">p = <text:span text:style-name="T19">0</text:span>/<text:span text:style-name="T23">–10</text:span></text:p>
      <text:p text:style-name="P26">p = 0</text:p>
      <text:p text:style-name="P26"/>
      <text:p text:style-name="P26"/>
      <text:p text:style-name="P29"><text:span text:style-name="T39">Scaling did something weird because we already had a variable that could be eliminated. If you can already eliminate a variable but miss it, and then try to multiply an equation you will only find a point on the line you are substituting into. This point does exist but is not a shared point by two lines.</text:span> Check to see if something can be canceled before you multiply. There are many applications for break even analysis and supply and demand for every business.</text:p>
      <text:p text:style-name="P13"/>
      <text:p text:style-name="P13"/>
      <text:p text:style-name="P13"/>
      <text:p text:style-name="P13"/>
      <text:p text:style-name="P13"/>
      <text:p text:style-name="P13"><text:soft-page-break/>Summary for Linear Equations</text:p>
      <text:p text:style-name="P13"/>
      <text:p text:style-name="P30"/>
      <text:p text:style-name="P16">The elimination method:</text:p>
      <text:list xml:id="list4239776506994514748" text:style-name="L6">
        <text:list-item>
          <text:p text:style-name="P62">Use standard form ax+by+cz = d for equations.</text:p>
        </text:list-item>
        <text:list-item>
          <text:p text:style-name="P62">Clear fractions or decimals.</text:p>
        </text:list-item>
        <text:list-item>
          <text:p text:style-name="P62">If using two equations eliminate one variable.</text:p>
        </text:list-item>
        <text:list-item>
          <text:p text:style-name="P62">If using more than two equations use multiple pairs of different equations to eliminate the same variable.</text:p>
        </text:list-item>
        <text:list-item>
          <text:p text:style-name="P62">When you have an equation with one remaining variable solve for that variable.</text:p>
        </text:list-item>
        <text:list-item>
          <text:p text:style-name="P62">Use the found value of that variable to back substitute to solve for another variable.</text:p>
        </text:list-item>
        <text:list-item>
          <text:p text:style-name="P62">Continue doing this until all variables are solved for.</text:p>
        </text:list-item>
        <text:list-item>
          <text:p text:style-name="P62">Check your work by using found values in the original equations and not scaled versions.</text:p>
        </text:list-item>
      </text:list>
      <text:p text:style-name="P29"/>
      <text:p text:style-name="P29"/>
      <text:p text:style-name="P29">An identity is “0 = 0”... if you get a result like this then the equations are different scaled versions of each other such as; x– y = 1 and 2x – 2y = 2. Both equations are the same line and share infinite points. The way to say this is that the system is consistent, dependent, and having infinite solutions. If you get a false statement like 1 = –3 then the system is inconsistent and does not have a solution. The only way two lines do not have a common point is if they are parallel lines. Two parallel lines always have the same slope. If you can determine easily slope, and see if it matches or not, you can tell readily if the lines have a solution or not or are the same line.</text:p>
      <text:p text:style-name="P29"/>
      <text:p text:style-name="P29"/>
      <text:p text:style-name="P16">Row equivalent operations produce an equivalent matrix:</text:p>
      <text:list xml:id="list2006518721020014149" text:style-name="L7">
        <text:list-item>
          <text:p text:style-name="P63">Interchange any two rows.</text:p>
        </text:list-item>
        <text:list-item>
          <text:p text:style-name="P63">Multiply each element of a row by the same non zero number.</text:p>
        </text:list-item>
        <text:list-item>
          <text:p text:style-name="P63">Multiply each element of a row by a non zero number and add the result to another row.</text:p>
        </text:list-item>
      </text:list>
      <text:p text:style-name="P29"/>
      <text:p text:style-name="P29"><text:span text:style-name="T1">Determinant of a 2×2 matrix</text:span> </text:p>
      <text:p text:style-name="P29">|a b|<text:tab/></text:p>
      <text:p text:style-name="P29">|c d|<text:tab/>= ad – bc</text:p>
      <text:p text:style-name="P29"/>
      <text:p text:style-name="P29"><text:span text:style-name="T1">Determinant of a 3×3 matrix</text:span> </text:p>
      <text:p text:style-name="P29">|a<text:span text:style-name="T23">1</text:span> b<text:span text:style-name="T23">1</text:span> c<text:span text:style-name="T23">1</text:span>|</text:p>
      <text:p text:style-name="P29">|a<text:span text:style-name="T23">2</text:span> b<text:span text:style-name="T23">2</text:span> c<text:span text:style-name="T23">2</text:span>| = <text:s text:c="4"/>a<text:span text:style-name="T23">1</text:span><text:span text:style-name="T39">|b</text:span><text:span text:style-name="T23">2</text:span><text:span text:style-name="T39"> <text:s/>c</text:span><text:span text:style-name="T23">2</text:span><text:span text:style-name="T39">|</text:span> <text:s/>– <text:s/>a<text:span text:style-name="T23">2</text:span><text:span text:style-name="T39">|b</text:span><text:span text:style-name="T23">1</text:span><text:span text:style-name="T39"> <text:s/>c</text:span><text:span text:style-name="T23">1</text:span><text:span text:style-name="T39">| <text:s text:c="2"/>+ <text:s/>a</text:span><text:span text:style-name="T23">3</text:span><text:span text:style-name="T39">|b</text:span><text:span text:style-name="T23">1</text:span><text:span text:style-name="T39"> <text:s/>c</text:span><text:span text:style-name="T23">1</text:span><text:span text:style-name="T39">|</text:span></text:p>
      <text:p text:style-name="P29">|a<text:span text:style-name="T23">3</text:span> b<text:span text:style-name="T23">3</text:span> c<text:span text:style-name="T23">3</text:span>|<text:span text:style-name="T19"> <text:s text:c="18"/></text:span>|b<text:span text:style-name="T23">3</text:span><text:span text:style-name="T39"> <text:s/>c</text:span><text:span text:style-name="T23">3</text:span>|<text:span text:style-name="T23"> <text:s text:c="15"/></text:span><text:span text:style-name="T39">|b</text:span><text:span text:style-name="T23">3</text:span><text:span text:style-name="T39"> <text:s/>c</text:span><text:span text:style-name="T23">3</text:span><text:span text:style-name="T39">|</text:span><text:span text:style-name="T23"> <text:s text:c="16"/></text:span><text:span text:style-name="T39">|b</text:span><text:span text:style-name="T23">2</text:span><text:span text:style-name="T39"> <text:s/>c</text:span><text:span text:style-name="T23">2</text:span><text:span text:style-name="T39">|</text:span><text:tab/></text:p>
      <text:p text:style-name="P29"/>
      <text:p text:style-name="P16">Cramer's Rule for 2×2 systems:</text:p>
      <text:p text:style-name="P29"/>
      <text:p text:style-name="P29">a<text:span text:style-name="T23">1</text:span>x+b<text:span text:style-name="T23">1</text:span>y = c<text:span text:style-name="T23">1</text:span><text:span text:style-name="T39"><text:tab/>and <text:tab/>a</text:span><text:span text:style-name="T23">2</text:span><text:span text:style-name="T39">x+b</text:span><text:span text:style-name="T23">2</text:span><text:span text:style-name="T39">y = c</text:span><text:span text:style-name="T23">2</text:span><text:span text:style-name="T39"><text:tab/>has a solution of <text:s/>x = <text:tab/>|c</text:span><text:span text:style-name="T23">1</text:span><text:span text:style-name="T39"> <text:s/>b</text:span><text:span text:style-name="T23">1</text:span><text:span text:style-name="T39">|<text:tab/>and y = <text:s text:c="3"/>|c</text:span><text:span text:style-name="T23">1</text:span><text:span text:style-name="T39"> <text:s/>b</text:span><text:span text:style-name="T23">1</text:span><text:span text:style-name="T39">|</text:span></text:p>
      <text:p text:style-name="P29"><text:span text:style-name="T39"><text:s text:c="2"/><text:tab/><text:tab/><text:tab/><text:tab/><text:tab/><text:tab/><text:tab/> <text:s text:c="7"/></text:span><text:span text:style-name="T19"><text:s/></text:span><text:span text:style-name="T39"><text:s/></text:span><text:span text:style-name="T19"><text:s/></text:span><text:span text:style-name="T22"><text:s text:c="3"/></text:span><text:span text:style-name="T57">|c</text:span><text:span text:style-name="T38">2</text:span><text:span text:style-name="T57"> </text:span><text:span text:style-name="T38"><text:s text:c="2"/></text:span><text:span text:style-name="T57">b</text:span><text:span text:style-name="T38">2</text:span><text:span text:style-name="T57">| <text:s/></text:span><text:span text:style-name="T19"><text:s text:c="25"/></text:span><text:span text:style-name="T22"><text:s text:c="3"/></text:span><text:span text:style-name="T57">|c</text:span><text:span text:style-name="T38">2</text:span><text:span text:style-name="T57"> </text:span><text:span text:style-name="T38"><text:s text:c="2"/></text:span><text:span text:style-name="T57">b</text:span><text:span text:style-name="T38">2</text:span><text:span text:style-name="T57">| </text:span><text:span text:style-name="T39"><text:s/></text:span></text:p>
      <text:p text:style-name="P29"><text:s text:c="59"/><text:span text:style-name="T39"><text:s/></text:span><text:span text:style-name="T19"><text:s/><text:tab/><text:tab/><text:tab/></text:span><text:span text:style-name="T39">|a</text:span><text:span text:style-name="T23">1</text:span><text:span text:style-name="T39"> <text:s/>b</text:span><text:span text:style-name="T23">1</text:span><text:span text:style-name="T39">|</text:span><text:span text:style-name="T19"> <text:s text:c="31"/></text:span><text:span text:style-name="T39">|a</text:span><text:span text:style-name="T23">1</text:span><text:span text:style-name="T39"> <text:s/>b</text:span><text:span text:style-name="T23">1</text:span><text:span text:style-name="T39">|</text:span><text:span text:style-name="T19"> </text:span></text:p>
      <text:p text:style-name="P29"><text:span text:style-name="T39"><text:tab/><text:tab/><text:tab/><text:tab/><text:tab/> <text:tab/><text:tab/> <text:s text:c="9"/></text:span><text:span text:style-name="T19"><text:s text:c="3"/></text:span><text:span text:style-name="T39">|a</text:span><text:span text:style-name="T23">2</text:span><text:span text:style-name="T39"> <text:s/>b</text:span><text:span text:style-name="T23">2</text:span><text:span text:style-name="T39">|</text:span><text:span text:style-name="T23"> <text:s text:c="31"/></text:span><text:span text:style-name="T39">|a</text:span><text:span text:style-name="T23">2</text:span><text:span text:style-name="T39"> <text:s/>b</text:span><text:span text:style-name="T23">2</text:span><text:span text:style-name="T39">|</text:span></text:p>
      <text:p text:style-name="P29"><text:s/></text:p>
      <text:p text:style-name="P16">Cramer's Rule for 3×3 systems:</text:p>
      <text:p text:style-name="P29"/>
      <text:p text:style-name="P29">a<text:span text:style-name="T23">1</text:span>x+b<text:span text:style-name="T23">1</text:span>y+c<text:span text:style-name="T23">1</text:span>z = d<text:span text:style-name="T23">1</text:span><text:span text:style-name="T39"> ;<text:tab/>a</text:span><text:span text:style-name="T23">2</text:span><text:span text:style-name="T39">x+b</text:span><text:span text:style-name="T23">2</text:span><text:span text:style-name="T39">y+c</text:span><text:span text:style-name="T23">2</text:span><text:span text:style-name="T39">z = d</text:span><text:span text:style-name="T23">2</text:span><text:span text:style-name="T39"> ;<text:tab/>a</text:span><text:span text:style-name="T23">3</text:span><text:span text:style-name="T39">x+b</text:span><text:span text:style-name="T23">3</text:span><text:span text:style-name="T39">y+c</text:span><text:span text:style-name="T23">3</text:span><text:span text:style-name="T39">z = d</text:span><text:span text:style-name="T23">3</text:span><text:span text:style-name="T39"> ;</text:span><text:span text:style-name="T23"> <text:tab/></text:span><text:span text:style-name="T39">has a solution of <text:s/>x = <text:tab/></text:span><text:span text:style-name="T19">Dx</text:span><text:span text:style-name="T39">/</text:span><text:span text:style-name="T23">D</text:span><text:span text:style-name="T39">, y = </text:span><text:span text:style-name="T19">Dy</text:span><text:span text:style-name="T39">/</text:span><text:span text:style-name="T23">D</text:span><text:span text:style-name="T39">, z = </text:span><text:span text:style-name="T19">Dz</text:span><text:span text:style-name="T39">/</text:span><text:span text:style-name="T23">D</text:span></text:p>
      <text:p text:style-name="P26"/>
      <text:p text:style-name="P29"><text:span text:style-name="T39"><text:tab/>|a</text:span><text:span text:style-name="T23">1</text:span><text:span text:style-name="T39"> b</text:span><text:span text:style-name="T23">1</text:span><text:span text:style-name="T39"> c</text:span><text:span text:style-name="T23">1</text:span><text:span text:style-name="T39">|<text:tab/><text:tab/><text:tab/>|d</text:span><text:span text:style-name="T23">1</text:span><text:span text:style-name="T39"> b</text:span><text:span text:style-name="T23">1</text:span><text:span text:style-name="T39"> c</text:span><text:span text:style-name="T23">1</text:span><text:span text:style-name="T39">|<text:tab/><text:tab/><text:tab/>|a</text:span><text:span text:style-name="T23">1</text:span><text:span text:style-name="T39"> d</text:span><text:span text:style-name="T23">1</text:span><text:span text:style-name="T39"> c</text:span><text:span text:style-name="T23">1</text:span><text:span text:style-name="T39">|<text:tab/><text:tab/><text:tab/>|a</text:span><text:span text:style-name="T23">1</text:span><text:span text:style-name="T39"> b</text:span><text:span text:style-name="T23">1</text:span><text:span text:style-name="T39"> d</text:span><text:span text:style-name="T23">1</text:span><text:span text:style-name="T39">|</text:span></text:p>
      <text:p text:style-name="P29"><text:span text:style-name="T39">D =<text:tab/>|a</text:span><text:span text:style-name="T23">2</text:span><text:span text:style-name="T39"> b</text:span><text:span text:style-name="T23">2</text:span><text:span text:style-name="T39"> c</text:span><text:span text:style-name="T23">2</text:span><text:span text:style-name="T39">|<text:tab/><text:tab/>D</text:span><text:span text:style-name="T23">X</text:span><text:span text:style-name="T39"> =<text:tab/>|d</text:span><text:span text:style-name="T23">2</text:span><text:span text:style-name="T39"> b</text:span><text:span text:style-name="T23">2</text:span><text:span text:style-name="T39"> c</text:span><text:span text:style-name="T23">2</text:span><text:span text:style-name="T39">|<text:tab/><text:tab/>D</text:span><text:span text:style-name="T23">Y</text:span><text:span text:style-name="T39"> =<text:tab/>|a</text:span><text:span text:style-name="T23">2</text:span><text:span text:style-name="T39"> d</text:span><text:span text:style-name="T23">2</text:span><text:span text:style-name="T39"> c</text:span><text:span text:style-name="T23">2</text:span><text:span text:style-name="T39">|<text:tab/><text:tab/>D</text:span><text:span text:style-name="T23">Z</text:span><text:span text:style-name="T39"> =<text:tab/>|a</text:span><text:span text:style-name="T23">2</text:span><text:span text:style-name="T39"> b</text:span><text:span text:style-name="T23">2</text:span><text:span text:style-name="T39"> d</text:span><text:span text:style-name="T23">2</text:span><text:span text:style-name="T39">|</text:span></text:p>
      <text:p text:style-name="P29"><text:span text:style-name="T39"><text:tab/>|a</text:span><text:span text:style-name="T23">3</text:span><text:span text:style-name="T39"> b</text:span><text:span text:style-name="T23">3</text:span><text:span text:style-name="T39"> c</text:span><text:span text:style-name="T23">3</text:span><text:span text:style-name="T39">|<text:tab/><text:tab/><text:tab/>|d</text:span><text:span text:style-name="T23">3</text:span><text:span text:style-name="T39"> b</text:span><text:span text:style-name="T23">3</text:span><text:span text:style-name="T39"> c</text:span><text:span text:style-name="T23">3</text:span><text:span text:style-name="T39">|<text:tab/><text:tab/><text:tab/>|a</text:span><text:span text:style-name="T23">3</text:span><text:span text:style-name="T39"> d</text:span><text:span text:style-name="T23">3</text:span><text:span text:style-name="T39"> c</text:span><text:span text:style-name="T23">3</text:span><text:span text:style-name="T39">|<text:tab/><text:tab/><text:tab/>|a</text:span><text:span text:style-name="T23">3</text:span><text:span text:style-name="T39"> b</text:span><text:span text:style-name="T23">3</text:span><text:span text:style-name="T39"> d</text:span><text:span text:style-name="T23">3</text:span><text:span text:style-name="T39">|</text:span></text:p>
      <text:p text:style-name="P75">Linear algebra for college students</text:p>
      <text:p text:style-name="P67"/>
      <text:p text:style-name="P67"/>
      <text:p text:style-name="P27"><text:span text:style-name="T108">It is t</text:span><text:span text:style-name="T58">he scaling factor of a transformation. Usually the diagonal row of a square matrix denoted as |A|. </text:span></text:p>
      <text:p text:style-name="P27"><text:span text:style-name="T108">The determinant of an identity matrix is the diagonal row: <text:tab/><text:tab/>|A| = |</text:span><text:span text:style-name="T98">1</text:span><text:span text:style-name="T108"> </text:span><text:span text:style-name="T94">0</text:span><text:span text:style-name="T108">| = 1</text:span><text:span text:style-name="T112">2</text:span><text:span text:style-name="T108"> – 0</text:span><text:span text:style-name="T112">2</text:span><text:span text:style-name="T108"> = 1</text:span></text:p>
      <text:p text:style-name="P27"><text:span text:style-name="T108"><text:s text:c="3"/><text:tab/><text:tab/><text:tab/><text:tab/><text:tab/><text:tab/><text:tab/><text:tab/><text:tab/> <text:s text:c="7"/></text:span><text:span text:style-name="T112"><text:s/></text:span><text:span text:style-name="T108">|</text:span><text:span text:style-name="T94">0</text:span><text:span text:style-name="T108"> </text:span><text:span text:style-name="T98">1</text:span><text:span text:style-name="T108">| </text:span></text:p>
      <text:p text:style-name="P19"/>
      <text:p text:style-name="P57"/>
      <text:list xml:id="list4170567956552184715" text:style-name="L8">
        <text:list-item>
          <text:p text:style-name="P58">Kronecker delta...</text:p>
        </text:list-item>
        <text:list-item>
          <text:p text:style-name="P58">The Levi-Civita symbol...</text:p>
        </text:list-item>
        <text:list-item>
          <text:p text:style-name="P58">Jacobian determinant...</text:p>
        </text:list-item>
        <text:list-item>
          <text:p text:style-name="P58">Vandermonde identity. </text:p>
        </text:list-item>
        <text:list-item>
          <text:p text:style-name="P58">Determinants are algebraic as they are multiplicative. <text:s/></text:p>
        </text:list-item>
        <text:list-item>
          <text:p text:style-name="P58">The |A| of a orthogonal matrix is always ± 1.</text:p>
        </text:list-item>
        <text:list-item>
          <text:p text:style-name="P58">The |A| of a complex Hermitian matrix is always real.</text:p>
        </text:list-item>
      </text:list>
      <text:p text:style-name="P54"/>
      <text:p text:style-name="P54"/>
      <text:p text:style-name="P72"><draw:frame draw:style-name="fr4" draw:name="Object19" text:anchor-type="as-char" svg:y="-0.272in" svg:width="3.3035in" svg:height="0.4508in" draw:z-index="9"><draw:object xlink:href="./Object 7" xlink:type="simple" xlink:show="embed" xlink:actuate="onLoad"/><draw:image xlink:href="./ObjectReplacements/Object 7" xlink:type="simple" xlink:show="embed" xlink:actuate="onLoad"/><svg:desc>formula</svg:desc></draw:frame></text:p>
      <text:p text:style-name="P66"/>
      <text:p text:style-name="P66"/>
      <text:p text:style-name="P26">I want to point out that linear algebra uses a different organization for a 3×3 matrix than high school algebra.</text:p>
      <text:p text:style-name="P69">Instead of listing a terms in column one to be canceled the top row is canceled. The result is the same but different order akin to having a rectangle written as 3×1 instead of 1×3. You get the same area of 3 but orientation is changed.</text:p>
      <text:p text:style-name="P54"/>
      <text:p text:style-name="P54"/>
      <text:p text:style-name="P71"><draw:frame draw:style-name="fr4" draw:name="Object20" text:anchor-type="as-char" svg:y="-0.3846in" svg:width="7.348in" svg:height="0.6764in" draw:z-index="10"><draw:object xlink:href="./Object 8" xlink:type="simple" xlink:show="embed" xlink:actuate="onLoad"/><draw:image xlink:href="./ObjectReplacements/Object 8" xlink:type="simple" xlink:show="embed" xlink:actuate="onLoad"/><svg:desc>formula</svg:desc></draw:frame></text:p>
      <text:p text:style-name="P54"/>
      <text:p text:style-name="P54"><text:tab/><text:tab/><text:tab/>= <text:span text:style-name="T1">aei</text:span>+ <text:span text:style-name="T1">bdi</text:span>+ <text:span text:style-name="T1">cdh</text:span> – <text:span text:style-name="T66">ceg</text:span> – <text:span text:style-name="T66">bgf</text:span> – <text:span text:style-name="T66">afh</text:span><text:tab/><text:tab/>This way is clever and fast</text:p>
      <text:p text:style-name="P54"><text:tab/><text:tab/><text:tab/>= <text:span text:style-name="T1">aei</text:span>+ <text:span text:style-name="T1">bdi</text:span>+ <text:span text:style-name="T1">cdh</text:span> – <text:span text:style-name="T66">afh</text:span> – <text:span text:style-name="T66">bgf</text:span> – <text:span text:style-name="T66">ceg</text:span><text:tab/><text:tab/>This way is clear and more ordered but slower</text:p>
      <text:p text:style-name="P54"/>
      <text:p text:style-name="P54"/>
      <text:p text:style-name="P54">Multiply a with diagonal “ei”, then subtract a multiplied with diagonal “hf”... repeat for b and columns.</text:p>
      <text:p text:style-name="P54">Each determinant is called the minor of the matrix. It follows a diagonal path. Letters have been arranged alphabetically. From left to right multiply each element of the top row by the minor, then subtract the product of the next element and minor. Alternate adding and subtracting until there are no more top row element.</text:p>
      <text:p text:style-name="P54"/>
      <text:p text:style-name="P54"/>
      <text:p text:style-name="P59"><draw:frame draw:style-name="fr4" draw:name="Object21" text:anchor-type="as-char" svg:y="-0.4972in" svg:width="6.2035in" svg:height="0.9008in" draw:z-index="11"><draw:object xlink:href="./Object 9" xlink:type="simple" xlink:show="embed" xlink:actuate="onLoad"/><draw:image xlink:href="./ObjectReplacements/Object 9" xlink:type="simple" xlink:show="embed" xlink:actuate="onLoad"/><svg:desc>formula</svg:desc></draw:frame></text:p>
      <text:p text:style-name="P54"/>
      <text:p text:style-name="P54"/>
      <text:p text:style-name="P54">A matrix <text:s/>also be written as a summation: A = [a<text:span text:style-name="T23">1</text:span>,a<text:span text:style-name="T23">2</text:span>, … a<text:span text:style-name="T23">n</text:span>].</text:p>
      <text:p text:style-name="P54">Where b and c are scalars, v is a vector of size n and the identity is I:</text:p>
      <text:p text:style-name="P54"/>
      <text:p text:style-name="P54"><text:soft-page-break/><text:s/></text:p>
      <text:p text:style-name="P47"><text:span text:style-name="T39">det[a</text:span><text:span text:style-name="T23">1 </text:span><text:span text:style-name="T39">… <text:s/>ba</text:span><text:span text:style-name="T23">j</text:span><text:span text:style-name="T39"> + cv … a</text:span><text:span text:style-name="T23">n</text:span><text:span text:style-name="T39">] = b det (A) + c det [a</text:span><text:span text:style-name="T23">1</text:span><text:span text:style-name="T39"> … v... a</text:span><text:span text:style-name="T23">n</text:span><text:span text:style-name="T39">]</text:span></text:p>
      <text:p text:style-name="P47"><text:span text:style-name="T39">det[a</text:span><text:span text:style-name="T23">1 </text:span><text:span text:style-name="T39">… <text:s/>a</text:span><text:span text:style-name="T23">j</text:span><text:span text:style-name="T39"> + a</text:span><text:span text:style-name="T23">j</text:span><text:span text:style-name="T39">+1 … a</text:span><text:span text:style-name="T23">n</text:span><text:span text:style-name="T39">] = – det[a</text:span><text:span text:style-name="T23">1</text:span><text:span text:style-name="T39"> … a</text:span><text:span text:style-name="T23">j</text:span><text:span text:style-name="T39">+1 <text:s/>a</text:span><text:span text:style-name="T23">j</text:span><text:span text:style-name="T39">... a</text:span><text:span text:style-name="T23">n</text:span><text:span text:style-name="T39">]</text:span></text:p>
      <text:p text:style-name="P54">det (I) = 1<text:tab/>an identity is either multiplying by 1 or adding 0; |A| = |<text:span text:style-name="T1">1</text:span> <text:span text:style-name="T66">0</text:span>| = 1<text:span text:style-name="T19">2</text:span> – 0<text:span text:style-name="T19">2</text:span> = 1</text:p>
      <text:p text:style-name="P59"><text:tab/><text:tab/><text:tab/><text:tab/> <text:s/><text:span text:style-name="T1">|0 1|</text:span></text:p>
      <text:p text:style-name="P73"><text:span text:style-name="T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Display G1" svg:font-family="'Linux Libertine Display G'"/>
    <style:font-face style:name="OpenSymbol" svg:font-family="OpenSymbol"/>
    <style:font-face style:name="Arial2" svg:font-family="Arial"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6:47:45.90</dc:date>
    <dc:creator>Joseph Malone</dc:creator>
    <meta:editing-duration>PT1H16M43S</meta:editing-duration>
    <meta:editing-cycles>11</meta:editing-cycles>
    <meta:generator>OpenOffice/4.1.15$Win32 OpenOffice.org_project/4115m2$Build-9813</meta:generator>
    <meta:document-statistic meta:table-count="1" meta:image-count="3" meta:object-count="9" meta:page-count="13" meta:paragraph-count="301" meta:word-count="4214" meta:character-count="22403"/>
  </office:meta>
</office:document-meta>
</file>

<file path=Object 1/content.xml><?xml version="1.0" encoding="utf-8"?>
<math xmlns="http://www.w3.org/1998/Math/MathML">
  <semantics>
    <mrow>
      <mfenced open="[" close="]">
        <mrow>
          <mtable>
            <mtr>
              <mtd>
                <mrow>
                  <mi>a</mi>
                </mrow>
              </mtd>
              <mtd>
                <mrow>
                  <mi>b</mi>
                </mrow>
              </mtd>
            </mtr>
            <mtr>
              <mtd>
                <mrow>
                  <mi>c</mi>
                </mrow>
              </mtd>
              <mtd>
                <mrow>
                  <mi>d</mi>
                </mrow>
              </mtd>
            </mtr>
          </mtable>
        </mrow>
      </mfenced>
    </mrow>
    <annotation encoding="StarMath 5.0">left[ matrix { a # b ## c # d } right]	</annotation>
  </semantics>
</math>
</file>

<file path=Object 2/content.xml><?xml version="1.0" encoding="utf-8"?>
<math xmlns="http://www.w3.org/1998/Math/MathML">
  <semantics>
    <mrow>
      <mfenced open="[" close="]">
        <mrow>
          <mtable>
            <mtr>
              <mtd>
                <mrow>
                  <mn>2</mn>
                </mrow>
              </mtd>
              <mtd>
                <mrow>
                  <mn>4</mn>
                </mrow>
              </mtd>
            </mtr>
            <mtr>
              <mtd>
                <mrow>
                  <mn>3</mn>
                </mrow>
              </mtd>
              <mtd>
                <mrow>
                  <mn>5</mn>
                </mrow>
              </mtd>
            </mtr>
          </mtable>
        </mrow>
      </mfenced>
    </mrow>
    <annotation encoding="StarMath 5.0">left[ matrix { 2 # 4 ## 3 # 5 } right]	</annotation>
  </semantics>
</math>
</file>

<file path=Object 3/content.xml><?xml version="1.0" encoding="utf-8"?>
<math xmlns="http://www.w3.org/1998/Math/MathML">
  <semantics>
    <mrow>
      <mrow>
        <mi>x</mi>
        <mo stretchy="false">=</mo>
        <mrow>
          <mfenced open="∣" close="∣">
            <mrow>
              <mfrac>
                <mtable>
                  <mtr>
                    <mtd>
                      <mrow>
                        <mstyle color="red">
                          <mrow>
                            <mrow>
                              <msub>
                                <mi>c</mi>
                                <mn>1</mn>
                              </msub>
                              <mrow>
                                <msub>
                                  <mi>b</mi>
                                  <mn>2</mn>
                                </msub>
                                <mo stretchy="false">−</mo>
                                <msub>
                                  <mi>c</mi>
                                  <mn>2</mn>
                                </msub>
                              </mrow>
                              <msub>
                                <mi>b</mi>
                                <mn>1</mn>
                              </msub>
                            </mrow>
                          </mrow>
                        </mstyle>
                      </mrow>
                    </mtd>
                  </mtr>
                </mtable>
                <mtable>
                  <mtr>
                    <mtd>
                      <mrow>
                        <mstyle color="blue">
                          <mrow>
                            <mrow>
                              <msub>
                                <mi>a</mi>
                                <mn>1</mn>
                              </msub>
                              <mrow>
                                <msub>
                                  <mi>c</mi>
                                  <mn>2</mn>
                                </msub>
                                <mo stretchy="false">−</mo>
                                <msub>
                                  <mi>a</mi>
                                  <mn>2</mn>
                                </msub>
                              </mrow>
                              <msub>
                                <mi>c</mi>
                                <mn>1</mn>
                              </msub>
                            </mrow>
                          </mrow>
                        </mstyle>
                      </mrow>
                    </mtd>
                  </mtr>
                </mtable>
              </mfrac>
            </mrow>
          </mfenced>
        </mrow>
      </mrow>
      <mi>,</mi>
      <mrow>
        <mi>y</mi>
        <mo stretchy="false">=</mo>
        <mrow>
          <mfenced open="∣" close="∣">
            <mrow>
              <mfrac>
                <mtable>
                  <mtr>
                    <mtd>
                      <mrow>
                        <mstyle color="red">
                          <mrow>
                            <mrow>
                              <msub>
                                <mi>c</mi>
                                <mn>1</mn>
                              </msub>
                              <mrow>
                                <msub>
                                  <mi>b</mi>
                                  <mn>2</mn>
                                </msub>
                                <mo stretchy="false">−</mo>
                                <msub>
                                  <mi>c</mi>
                                  <mn>2</mn>
                                </msub>
                              </mrow>
                              <msub>
                                <mi>b</mi>
                                <mn>1</mn>
                              </msub>
                            </mrow>
                          </mrow>
                        </mstyle>
                      </mrow>
                    </mtd>
                  </mtr>
                </mtable>
                <mtable>
                  <mtr>
                    <mtd>
                      <mrow>
                        <mstyle color="blue">
                          <mrow>
                            <mrow>
                              <msub>
                                <mi>a</mi>
                                <mn>1</mn>
                              </msub>
                              <mrow>
                                <msub>
                                  <mi>c</mi>
                                  <mn>2</mn>
                                </msub>
                                <mo stretchy="false">−</mo>
                                <msub>
                                  <mi>a</mi>
                                  <mn>2</mn>
                                </msub>
                              </mrow>
                              <msub>
                                <mi>c</mi>
                                <mn>1</mn>
                              </msub>
                            </mrow>
                          </mrow>
                        </mstyle>
                      </mrow>
                    </mtd>
                  </mtr>
                </mtable>
              </mfrac>
            </mrow>
          </mfenced>
        </mrow>
      </mrow>
      <mi>,</mi>
    </mrow>
    <annotation encoding="StarMath 5.0">x= { left lline

 matrix {color red {c_1  b_2- c_2  b_1}} over matrix {color blue{a_1  c_2 - a_2  c_1}} right rline } ,

y= { left lline

 matrix {color red {c_1  b_2- c_2  b_1}} over matrix { color blue{a_1  c_2 - a_2  c_1}} right rline } ,</annotation>
  </semantics>
</math>
</file>

<file path=Object 4/content.xml><?xml version="1.0" encoding="utf-8"?>
<math xmlns="http://www.w3.org/1998/Math/MathML">
  <semantics>
    <mrow>
      <mrow>
        <mi>x</mi>
        <mo stretchy="false">=</mo>
        <mrow>
          <mfenced open="∣" close="∣">
            <mrow>
              <mfrac>
                <mtable>
                  <mtr>
                    <mtd>
                      <mrow>
                        <msub>
                          <mi>c</mi>
                          <mn>1</mn>
                        </msub>
                      </mrow>
                    </mtd>
                    <mtd>
                      <mrow>
                        <msub>
                          <mi>b</mi>
                          <mn>1</mn>
                        </msub>
                      </mrow>
                    </mtd>
                  </mtr>
                  <mtr>
                    <mtd>
                      <mrow>
                        <msub>
                          <mi>c</mi>
                          <mn>2</mn>
                        </msub>
                      </mrow>
                    </mtd>
                    <mtd>
                      <mrow>
                        <msub>
                          <mi>b</mi>
                          <mn>2</mn>
                        </msub>
                      </mrow>
                    </mtd>
                  </mtr>
                </mtable>
                <mtable>
                  <mtr>
                    <mtd>
                      <mrow>
                        <msub>
                          <mi>a</mi>
                          <mn>1</mn>
                        </msub>
                      </mrow>
                    </mtd>
                    <mtd>
                      <mrow>
                        <msub>
                          <mi>b</mi>
                          <mn>1</mn>
                        </msub>
                      </mrow>
                    </mtd>
                  </mtr>
                  <mtr>
                    <mtd>
                      <mrow>
                        <msub>
                          <mi>a</mi>
                          <mn>2</mn>
                        </msub>
                      </mrow>
                    </mtd>
                    <mtd>
                      <mrow>
                        <msub>
                          <mi>b</mi>
                          <mn>2</mn>
                        </msub>
                      </mrow>
                    </mtd>
                  </mtr>
                </mtable>
              </mfrac>
            </mrow>
          </mfenced>
        </mrow>
      </mrow>
      <mi>,</mi>
      <mrow>
        <mi>y</mi>
        <mo stretchy="false">=</mo>
        <mrow>
          <mfenced open="∣" close="∣">
            <mrow>
              <mfrac>
                <mtable>
                  <mtr>
                    <mtd>
                      <mrow>
                        <msub>
                          <mi>a</mi>
                          <mn>1</mn>
                        </msub>
                      </mrow>
                    </mtd>
                    <mtd>
                      <mrow>
                        <msub>
                          <mi>c</mi>
                          <mn>1</mn>
                        </msub>
                      </mrow>
                    </mtd>
                  </mtr>
                  <mtr>
                    <mtd>
                      <mrow>
                        <msub>
                          <mi>a</mi>
                          <mn>2</mn>
                        </msub>
                      </mrow>
                    </mtd>
                    <mtd>
                      <mrow>
                        <msub>
                          <mi>c</mi>
                          <mn>2</mn>
                        </msub>
                      </mrow>
                    </mtd>
                  </mtr>
                </mtable>
                <mtable>
                  <mtr>
                    <mtd>
                      <mrow>
                        <msub>
                          <mi>a</mi>
                          <mn>1</mn>
                        </msub>
                      </mrow>
                    </mtd>
                    <mtd>
                      <mrow>
                        <msub>
                          <mi>b</mi>
                          <mn>1</mn>
                        </msub>
                      </mrow>
                    </mtd>
                  </mtr>
                  <mtr>
                    <mtd>
                      <mrow>
                        <msub>
                          <mi>a</mi>
                          <mn>2</mn>
                        </msub>
                      </mrow>
                    </mtd>
                    <mtd>
                      <mrow>
                        <msub>
                          <mi>b</mi>
                          <mn>2</mn>
                        </msub>
                      </mrow>
                    </mtd>
                  </mtr>
                </mtable>
              </mfrac>
            </mrow>
          </mfenced>
        </mrow>
      </mrow>
    </mrow>
    <annotation encoding="StarMath 5.0">x= { left lline

 matrix {c_1 # b_1 ## c_2 # b_2} over matrix {a_1 # b_1 ## a_2 # b_2} right rline } ,

y= { left lline

 matrix {a_1 # c_1 ## a_2 # c_2} over matrix {a_1 # b_1 ## a_2 # b_2} right rline }</annotation>
  </semantics>
</math>
</file>

<file path=Object 5/content.xml><?xml version="1.0" encoding="utf-8"?>
<math xmlns="http://www.w3.org/1998/Math/MathML">
  <semantics>
    <mrow>
      <mrow>
        <mi mathvariant="normal">x</mi>
        <mo stretchy="false">=</mo>
        <mrow>
          <mfenced open="∣" close="∣">
            <mrow>
              <mfrac>
                <mtable>
                  <mtr>
                    <mtd>
                      <mrow>
                        <msub>
                          <mi mathvariant="normal">c</mi>
                          <mn>1</mn>
                        </msub>
                      </mrow>
                    </mtd>
                    <mtd>
                      <mrow>
                        <msub>
                          <mi mathvariant="normal">b</mi>
                          <mn>1</mn>
                        </msub>
                      </mrow>
                    </mtd>
                  </mtr>
                  <mtr>
                    <mtd>
                      <mrow>
                        <msub>
                          <mi mathvariant="normal">c</mi>
                          <mn>2</mn>
                        </msub>
                      </mrow>
                    </mtd>
                    <mtd>
                      <mrow>
                        <msub>
                          <mi mathvariant="normal">b</mi>
                          <mn>2</mn>
                        </msub>
                      </mrow>
                    </mtd>
                  </mtr>
                </mtable>
                <mtable>
                  <mtr>
                    <mtd>
                      <mrow>
                        <msub>
                          <mi mathvariant="normal">a</mi>
                          <mn>1</mn>
                        </msub>
                      </mrow>
                    </mtd>
                    <mtd>
                      <mrow>
                        <msub>
                          <mi mathvariant="normal">b</mi>
                          <mn>1</mn>
                        </msub>
                      </mrow>
                    </mtd>
                  </mtr>
                  <mtr>
                    <mtd>
                      <mrow>
                        <msub>
                          <mi mathvariant="normal">a</mi>
                          <mn>2</mn>
                        </msub>
                      </mrow>
                    </mtd>
                    <mtd>
                      <mrow>
                        <msub>
                          <mi mathvariant="normal">b</mi>
                          <mn>2</mn>
                        </msub>
                      </mrow>
                    </mtd>
                  </mtr>
                </mtable>
              </mfrac>
            </mrow>
          </mfenced>
        </mrow>
      </mrow>
      <mi mathvariant="normal">,</mi>
      <mrow>
        <mi mathvariant="normal">y</mi>
        <mo stretchy="false">=</mo>
        <mrow>
          <mfenced open="∣" close="∣">
            <mrow>
              <mfrac>
                <mtable>
                  <mtr>
                    <mtd>
                      <mrow>
                        <msub>
                          <mi mathvariant="normal">a</mi>
                          <mn>1</mn>
                        </msub>
                      </mrow>
                    </mtd>
                    <mtd>
                      <mrow>
                        <msub>
                          <mi mathvariant="normal">c</mi>
                          <mn>1</mn>
                        </msub>
                      </mrow>
                    </mtd>
                  </mtr>
                  <mtr>
                    <mtd>
                      <mrow>
                        <msub>
                          <mi mathvariant="normal">a</mi>
                          <mn>2</mn>
                        </msub>
                      </mrow>
                    </mtd>
                    <mtd>
                      <mrow>
                        <msub>
                          <mi mathvariant="normal">c</mi>
                          <mn>2</mn>
                        </msub>
                      </mrow>
                    </mtd>
                  </mtr>
                </mtable>
                <mtable>
                  <mtr>
                    <mtd>
                      <mrow>
                        <msub>
                          <mi mathvariant="normal">a</mi>
                          <mn>1</mn>
                        </msub>
                      </mrow>
                    </mtd>
                    <mtd>
                      <mrow>
                        <msub>
                          <mi mathvariant="normal">b</mi>
                          <mn>1</mn>
                        </msub>
                      </mrow>
                    </mtd>
                  </mtr>
                  <mtr>
                    <mtd>
                      <mrow>
                        <msub>
                          <mi mathvariant="normal">a</mi>
                          <mn>2</mn>
                        </msub>
                      </mrow>
                    </mtd>
                    <mtd>
                      <mrow>
                        <msub>
                          <mi mathvariant="normal">b</mi>
                          <mn>2</mn>
                        </msub>
                      </mrow>
                    </mtd>
                  </mtr>
                </mtable>
              </mfrac>
            </mrow>
          </mfenced>
        </mrow>
      </mrow>
      <mrow>
        <mi mathvariant="normal">x</mi>
        <mo stretchy="false">=</mo>
        <mrow>
          <mfenced open="∣" close="∣">
            <mrow>
              <mfrac>
                <mtable>
                  <mtr>
                    <mtd>
                      <mrow>
                        <mstyle color="blue">
                          <mrow>
                            <mn>7</mn>
                          </mrow>
                        </mstyle>
                      </mrow>
                    </mtd>
                    <mtd>
                      <mrow>
                        <mstyle color="red">
                          <mrow>
                            <mn>5</mn>
                          </mrow>
                        </mstyle>
                      </mrow>
                    </mtd>
                  </mtr>
                  <mtr>
                    <mtd>
                      <mrow>
                        <mstyle color="red">
                          <mrow>
                            <mrow>
                              <mo stretchy="false">−</mo>
                              <mn>3</mn>
                            </mrow>
                          </mrow>
                        </mstyle>
                      </mrow>
                    </mtd>
                    <mtd>
                      <mrow>
                        <mstyle color="blue">
                          <mrow>
                            <mrow>
                              <mo stretchy="false">−</mo>
                              <mn>2</mn>
                            </mrow>
                          </mrow>
                        </mstyle>
                      </mrow>
                    </mtd>
                  </mtr>
                </mtable>
                <mtable>
                  <mtr>
                    <mtd>
                      <mrow>
                        <mstyle color="blue">
                          <mrow>
                            <mn>2</mn>
                          </mrow>
                        </mstyle>
                      </mrow>
                    </mtd>
                    <mtd>
                      <mrow>
                        <mstyle color="red">
                          <mrow>
                            <mn>5</mn>
                          </mrow>
                        </mstyle>
                      </mrow>
                    </mtd>
                  </mtr>
                  <mtr>
                    <mtd>
                      <mrow>
                        <mstyle color="red">
                          <mrow>
                            <mn>5</mn>
                          </mrow>
                        </mstyle>
                      </mrow>
                    </mtd>
                    <mtd>
                      <mrow>
                        <mstyle color="blue">
                          <mrow>
                            <mrow>
                              <mo stretchy="false">−</mo>
                              <mn>2</mn>
                            </mrow>
                          </mrow>
                        </mstyle>
                      </mrow>
                    </mtd>
                  </mtr>
                </mtable>
              </mfrac>
            </mrow>
          </mfenced>
        </mrow>
      </mrow>
      <mi mathvariant="normal">,</mi>
      <mrow>
        <mi mathvariant="normal">y</mi>
        <mo stretchy="false">=</mo>
        <mrow>
          <mfenced open="∣" close="∣">
            <mrow>
              <mfrac>
                <mtable>
                  <mtr>
                    <mtd>
                      <mrow>
                        <mstyle color="blue">
                          <mrow>
                            <mn>2</mn>
                          </mrow>
                        </mstyle>
                      </mrow>
                    </mtd>
                    <mtd>
                      <mrow>
                        <mstyle color="red">
                          <mrow>
                            <mn>7</mn>
                          </mrow>
                        </mstyle>
                      </mrow>
                    </mtd>
                  </mtr>
                  <mtr>
                    <mtd>
                      <mrow>
                        <mstyle color="red">
                          <mrow>
                            <mn>5</mn>
                          </mrow>
                        </mstyle>
                      </mrow>
                    </mtd>
                    <mtd>
                      <mrow>
                        <mstyle color="blue">
                          <mrow>
                            <mrow>
                              <mo stretchy="false">−</mo>
                              <mn>3</mn>
                            </mrow>
                          </mrow>
                        </mstyle>
                      </mrow>
                    </mtd>
                  </mtr>
                </mtable>
                <mtable>
                  <mtr>
                    <mtd>
                      <mrow>
                        <mstyle color="blue">
                          <mrow>
                            <mn>2</mn>
                          </mrow>
                        </mstyle>
                      </mrow>
                    </mtd>
                    <mtd>
                      <mrow>
                        <mstyle color="red">
                          <mrow>
                            <mn>5</mn>
                          </mrow>
                        </mstyle>
                      </mrow>
                    </mtd>
                  </mtr>
                  <mtr>
                    <mtd>
                      <mrow>
                        <mstyle color="red">
                          <mrow>
                            <mn>5</mn>
                          </mrow>
                        </mstyle>
                      </mrow>
                    </mtd>
                    <mtd>
                      <mrow>
                        <mstyle color="blue">
                          <mrow>
                            <mrow>
                              <mo stretchy="false">−</mo>
                              <mn>2</mn>
                            </mrow>
                          </mrow>
                        </mstyle>
                      </mrow>
                    </mtd>
                  </mtr>
                </mtable>
              </mfrac>
            </mrow>
          </mfenced>
        </mrow>
      </mrow>
      <mtext>which is </mtext>
      <mfenced open="(" close=")">
        <mrow>
          <mtable>
            <mtr>
              <mtd>
                <mrow>
                  <mrow>
                    <mi mathvariant="normal">x</mi>
                    <mo stretchy="false">=</mo>
                    <mrow>
                      <mfrac>
                        <mtable>
                          <mtr>
                            <mtd>
                              <mrow>
                                <mrow>
                                  <mrow>
                                    <mstyle color="blue">
                                      <mrow>
                                        <mn>7</mn>
                                      </mrow>
                                    </mstyle>
                                    <mo stretchy="false">−</mo>
                                    <mstyle color="blue">
                                      <mrow>
                                        <mrow>
                                          <mo stretchy="false">(</mo>
                                          <mrow>
                                            <mrow>
                                              <mo stretchy="false">−</mo>
                                              <mn>2</mn>
                                            </mrow>
                                          </mrow>
                                          <mo stretchy="false">)</mo>
                                        </mrow>
                                      </mrow>
                                    </mstyle>
                                  </mrow>
                                  <mo stretchy="false">−</mo>
                                  <mstyle color="red">
                                    <mrow>
                                      <mrow>
                                        <mo stretchy="false">(</mo>
                                        <mrow>
                                          <mrow>
                                            <mo stretchy="false">−</mo>
                                            <mn>3</mn>
                                          </mrow>
                                        </mrow>
                                        <mo stretchy="false">)</mo>
                                      </mrow>
                                    </mrow>
                                  </mstyle>
                                </mrow>
                                <mstyle color="red">
                                  <mrow>
                                    <mn>5</mn>
                                  </mrow>
                                </mstyle>
                              </mrow>
                            </mtd>
                          </mtr>
                        </mtable>
                        <mtable>
                          <mtr>
                            <mtd>
                              <mrow>
                                <mstyle color="blue">
                                  <mrow>
                                    <mn>2</mn>
                                  </mrow>
                                </mstyle>
                                <mstyle color="blue">
                                  <mrow>
                                    <mrow>
                                      <mo stretchy="false">(</mo>
                                      <mrow>
                                        <mrow>
                                          <mo stretchy="false">−</mo>
                                          <mn>2</mn>
                                        </mrow>
                                      </mrow>
                                      <mo stretchy="false">)</mo>
                                    </mrow>
                                  </mrow>
                                </mstyle>
                                <mstyle color="red">
                                  <mrow>
                                    <mrow>
                                      <mo stretchy="false">−</mo>
                                      <mn>5</mn>
                                    </mrow>
                                  </mrow>
                                </mstyle>
                                <mi mathvariant="normal">∙</mi>
                                <mstyle color="red">
                                  <mrow>
                                    <mn>5</mn>
                                  </mrow>
                                </mstyle>
                              </mrow>
                            </mtd>
                          </mtr>
                        </mtable>
                      </mfrac>
                    </mrow>
                  </mrow>
                  <mi mathvariant="normal">,</mi>
                  <mrow>
                    <mi mathvariant="normal">y</mi>
                    <mo stretchy="false">=</mo>
                    <mrow>
                      <mfrac>
                        <mtable>
                          <mtr>
                            <mtd>
                              <mrow>
                                <mstyle color="blue">
                                  <mrow>
                                    <mn>2</mn>
                                  </mrow>
                                </mstyle>
                                <mrow>
                                  <mstyle color="blue">
                                    <mrow>
                                      <mrow>
                                        <mo stretchy="false">(</mo>
                                        <mrow>
                                          <mrow>
                                            <mo stretchy="false">−</mo>
                                            <mn>3</mn>
                                          </mrow>
                                        </mrow>
                                        <mo stretchy="false">)</mo>
                                      </mrow>
                                    </mrow>
                                  </mstyle>
                                  <mo stretchy="false">−</mo>
                                  <mstyle color="red">
                                    <mrow>
                                      <mn>5</mn>
                                    </mrow>
                                  </mstyle>
                                </mrow>
                                <mi mathvariant="normal">∙</mi>
                                <mstyle color="red">
                                  <mrow>
                                    <mn>7</mn>
                                  </mrow>
                                </mstyle>
                              </mrow>
                            </mtd>
                          </mtr>
                        </mtable>
                        <mtable>
                          <mtr>
                            <mtd>
                              <mrow>
                                <mstyle color="blue">
                                  <mrow>
                                    <mn>2</mn>
                                  </mrow>
                                </mstyle>
                                <mrow>
                                  <mstyle color="blue">
                                    <mrow>
                                      <mrow>
                                        <mo stretchy="false">(</mo>
                                        <mrow>
                                          <mrow>
                                            <mo stretchy="false">−</mo>
                                            <mn>2</mn>
                                          </mrow>
                                        </mrow>
                                        <mo stretchy="false">)</mo>
                                      </mrow>
                                    </mrow>
                                  </mstyle>
                                  <mo stretchy="false">−</mo>
                                  <mstyle color="red">
                                    <mrow>
                                      <mn>5</mn>
                                    </mrow>
                                  </mstyle>
                                </mrow>
                                <mi mathvariant="normal">∙</mi>
                                <mstyle color="red">
                                  <mrow>
                                    <mn>5</mn>
                                  </mrow>
                                </mstyle>
                              </mrow>
                            </mtd>
                          </mtr>
                        </mtable>
                      </mfrac>
                    </mrow>
                  </mrow>
                </mrow>
              </mtd>
            </mtr>
          </mtable>
        </mrow>
      </mfenced>
    </mrow>
    <annotation encoding="StarMath 5.0">x= { left lline

 matrix {c_1 # b_1 ## c_2 # b_2} over matrix {a_1 # b_1 ## a_2 # b_2} right rline } ,

y= { left lline

 matrix {a_1 # c_1 ## a_2 # c_2} over matrix {a_1 # b_1 ## a_2 # b_2} right rline }
 
 x=  { left lline

 matrix {color blue 7# color red 5 ##color red -3 # color blue-2} over matrix {color blue 2 #color red 5 ##color red 5 #color blue -2} right rline } ,

y= { left lline

 matrix {color blue 2#color red 7 ##color red 5 #color blue -3} over matrix {color blue 2 #color red 5 ##color red 5 #color blue -2} right rline }

"which is " 
 
 left ( stack{
 x= { matrix {color blue 7 - color blue (-2) - color red (-3) color red 5} over matrix { color blue 2 color blue (-2) color red -5∙ color red 5} } ,

y= { matrix {color blue 2 color blue (-3)- color red 5∙ color red 7} over matrix 
{color blue 2 color blue (-2)- color red 5∙ color red 5}}} right )</annotation>
  </semantics>
</math>
</file>

<file path=Object 6/content.xml><?xml version="1.0" encoding="utf-8"?>
<math xmlns="http://www.w3.org/1998/Math/MathML">
  <semantics>
    <mrow>
      <mstyle color="green">
        <mrow>
          <mtext> x =</mtext>
        </mrow>
      </mstyle>
      <mrow>
        <mrow>
          <mfrac>
            <mtable>
              <mtr>
                <mtd>
                  <mrow>
                    <mrow>
                      <mrow>
                        <mstyle color="blue">
                          <mrow>
                            <mn>7</mn>
                          </mrow>
                        </mstyle>
                        <mo stretchy="false">−</mo>
                        <mstyle color="blue">
                          <mrow>
                            <mrow>
                              <mo stretchy="false">(</mo>
                              <mrow>
                                <mrow>
                                  <mo stretchy="false">−</mo>
                                  <mn>2</mn>
                                </mrow>
                              </mrow>
                              <mo stretchy="false">)</mo>
                            </mrow>
                          </mrow>
                        </mstyle>
                      </mrow>
                      <mo stretchy="false">−</mo>
                      <mstyle color="red">
                        <mrow>
                          <mrow>
                            <mo stretchy="false">(</mo>
                            <mrow>
                              <mrow>
                                <mo stretchy="false">−</mo>
                                <mn>3</mn>
                              </mrow>
                            </mrow>
                            <mo stretchy="false">)</mo>
                          </mrow>
                        </mrow>
                      </mstyle>
                    </mrow>
                    <mstyle color="red">
                      <mrow>
                        <mn>5</mn>
                      </mrow>
                    </mstyle>
                  </mrow>
                </mtd>
              </mtr>
            </mtable>
            <mtable>
              <mtr>
                <mtd>
                  <mrow>
                    <mstyle color="blue">
                      <mrow>
                        <mn>2</mn>
                      </mrow>
                    </mstyle>
                    <mstyle color="blue">
                      <mrow>
                        <mrow>
                          <mo stretchy="false">(</mo>
                          <mrow>
                            <mrow>
                              <mo stretchy="false">−</mo>
                              <mn>2</mn>
                            </mrow>
                          </mrow>
                          <mo stretchy="false">)</mo>
                        </mrow>
                      </mrow>
                    </mstyle>
                    <mstyle color="red">
                      <mrow>
                        <mrow>
                          <mo stretchy="false">−</mo>
                          <mn>5</mn>
                        </mrow>
                      </mrow>
                    </mstyle>
                    <mi mathvariant="normal">∙</mi>
                    <mstyle color="red">
                      <mrow>
                        <mn>5</mn>
                      </mrow>
                    </mstyle>
                  </mrow>
                </mtd>
              </mtr>
            </mtable>
          </mfrac>
        </mrow>
        <mo stretchy="false">=</mo>
        <mstyle color="green">
          <mrow>
            <mrow>
              <mfrac>
                <mn>1</mn>
                <mrow>
                  <mo stretchy="false">−</mo>
                  <mn>29</mn>
                </mrow>
              </mfrac>
            </mrow>
          </mrow>
        </mstyle>
      </mrow>
      <mi mathvariant="normal">,</mi>
      <mstyle color="green">
        <mrow>
          <mtext>y =</mtext>
        </mrow>
      </mstyle>
      <mrow>
        <mrow>
          <mfrac>
            <mtable>
              <mtr>
                <mtd>
                  <mrow>
                    <mstyle color="blue">
                      <mrow>
                        <mn>2</mn>
                      </mrow>
                    </mstyle>
                    <mrow>
                      <mstyle color="blue">
                        <mrow>
                          <mrow>
                            <mo stretchy="false">(</mo>
                            <mrow>
                              <mrow>
                                <mo stretchy="false">−</mo>
                                <mn>3</mn>
                              </mrow>
                            </mrow>
                            <mo stretchy="false">)</mo>
                          </mrow>
                        </mrow>
                      </mstyle>
                      <mo stretchy="false">−</mo>
                      <mstyle color="red">
                        <mrow>
                          <mn>5</mn>
                        </mrow>
                      </mstyle>
                    </mrow>
                    <mi mathvariant="normal">∙</mi>
                    <mstyle color="red">
                      <mrow>
                        <mn>7</mn>
                      </mrow>
                    </mstyle>
                  </mrow>
                </mtd>
              </mtr>
            </mtable>
            <mtable>
              <mtr>
                <mtd>
                  <mrow>
                    <mstyle color="blue">
                      <mrow>
                        <mn>2</mn>
                      </mrow>
                    </mstyle>
                    <mrow>
                      <mstyle color="blue">
                        <mrow>
                          <mrow>
                            <mo stretchy="false">(</mo>
                            <mrow>
                              <mrow>
                                <mo stretchy="false">−</mo>
                                <mn>2</mn>
                              </mrow>
                            </mrow>
                            <mo stretchy="false">)</mo>
                          </mrow>
                        </mrow>
                      </mstyle>
                      <mo stretchy="false">−</mo>
                      <mstyle color="red">
                        <mrow>
                          <mn>5</mn>
                        </mrow>
                      </mstyle>
                    </mrow>
                    <mi mathvariant="normal">∙</mi>
                    <mstyle color="red">
                      <mrow>
                        <mn>5</mn>
                      </mrow>
                    </mstyle>
                  </mrow>
                </mtd>
              </mtr>
            </mtable>
          </mfrac>
        </mrow>
        <mo stretchy="false">=</mo>
        <mstyle color="green">
          <mrow>
            <mrow>
              <mfrac>
                <mn>41</mn>
                <mn>29</mn>
              </mfrac>
            </mrow>
          </mrow>
        </mstyle>
      </mrow>
      <mn>....</mn>
      <mi>solution</mi>
      <mi>is</mi>
      <mfenced open="(" close=")">
        <mrow>
          <mstyle color="green">
            <mrow>
              <mrow>
                <mtext>–</mtext>
                <mfrac>
                  <mn>1</mn>
                  <mn>29</mn>
                </mfrac>
                <mi mathvariant="normal">,</mi>
                <mfrac>
                  <mn>41</mn>
                  <mn>29</mn>
                </mfrac>
              </mrow>
            </mrow>
          </mstyle>
        </mrow>
      </mfenced>
    </mrow>
    <annotation encoding="StarMath 5.0">color green " x ="{ matrix {color blue 7 - color blue (-2) - color red (-3) color red 5} over matrix { color blue 2 color blue (-2) color red -5∙ color red 5}} = color green {1 over -29}  ,

color green "y =" { matrix {color blue 2 color blue (-3)- color red 5∙ color red 7} 
over matrix {color blue 2 color blue (-2)- color red 5∙ color red 5} } = color green {41 over 29} ....solution is left   (color green {"–"  1 over 29 ,41 over 29} right) </annotation>
  </semantics>
</math>
</file>

<file path=Object 7/content.xml><?xml version="1.0" encoding="utf-8"?>
<math xmlns="http://www.w3.org/1998/Math/MathML">
  <semantics>
    <mrow>
      <mstyle color="blue">
        <mrow>
          <mrow>
            <mtext>For a 2x2 matrix:</mtext>
          </mrow>
        </mrow>
      </mstyle>
      <mi/>
      <mfenced open="∣" close="∣">
        <mrow>
          <mi mathvariant="normal">A</mi>
        </mrow>
      </mfenced>
      <mrow>
        <mi/>
        <mo stretchy="false">=</mo>
        <mi/>
      </mrow>
      <mfenced open="[" close="]">
        <mrow>
          <mtable>
            <mtr>
              <mtd>
                <mrow>
                  <mstyle color="blue">
                    <mrow>
                      <mi mathvariant="normal">a</mi>
                    </mrow>
                  </mstyle>
                </mrow>
              </mtd>
              <mtd>
                <mrow>
                  <mstyle color="red">
                    <mrow>
                      <mi mathvariant="normal">b</mi>
                    </mrow>
                  </mstyle>
                </mrow>
              </mtd>
            </mtr>
            <mtr>
              <mtd>
                <mrow>
                  <mstyle color="red">
                    <mrow>
                      <mi mathvariant="normal">c</mi>
                    </mrow>
                  </mstyle>
                </mrow>
              </mtd>
              <mtd>
                <mrow>
                  <mstyle color="blue">
                    <mrow>
                      <mi mathvariant="normal">d</mi>
                    </mrow>
                  </mstyle>
                </mrow>
              </mtd>
            </mtr>
          </mtable>
        </mrow>
      </mfenced>
      <mrow>
        <mi/>
        <mo stretchy="false">=</mo>
        <mi/>
      </mrow>
      <mrow>
        <mstyle color="blue">
          <mrow>
            <mi>ad</mi>
          </mrow>
        </mstyle>
        <mo stretchy="false">−</mo>
        <mstyle color="red">
          <mrow>
            <mi>bc</mi>
          </mrow>
        </mstyle>
      </mrow>
    </mrow>
    <annotation encoding="StarMath 5.0">color blue {"For a 2x2 matrix:"}~~~~~

left lline A right rline ~ = ~ 
left [matrix { color blue a#color red b##color red c#color blue d}right]
~ = ~ color blue ad-color red bc
</annotation>
  </semantics>
</math>
</file>

<file path=Object 8/content.xml><?xml version="1.0" encoding="utf-8"?>
<math xmlns="http://www.w3.org/1998/Math/MathML">
  <semantics>
    <mrow>
      <mstyle color="blue">
        <mrow>
          <mrow>
            <mtext>For a 3x3 matrix:</mtext>
          </mrow>
        </mrow>
      </mstyle>
      <mi/>
      <mrow>
        <mrow>
          <mfenced open="∣" close="∣">
            <mrow>
              <mi mathvariant="normal">A</mi>
            </mrow>
          </mfenced>
          <mo stretchy="false">=</mo>
          <mfenced open="[" close="]">
            <mrow>
              <mtable>
                <mtr>
                  <mtd>
                    <mrow>
                      <mi mathvariant="normal">a</mi>
                    </mrow>
                  </mtd>
                  <mtd>
                    <mrow>
                      <mi mathvariant="normal">b</mi>
                    </mrow>
                  </mtd>
                  <mtd>
                    <mrow>
                      <mi mathvariant="normal">c</mi>
                    </mrow>
                  </mtd>
                </mtr>
                <mtr>
                  <mtd>
                    <mrow>
                      <mi mathvariant="normal">d</mi>
                    </mrow>
                  </mtd>
                  <mtd>
                    <mrow>
                      <mi mathvariant="normal">e</mi>
                    </mrow>
                  </mtd>
                  <mtd>
                    <mrow>
                      <mi mathvariant="normal">f</mi>
                    </mrow>
                  </mtd>
                </mtr>
                <mtr>
                  <mtd>
                    <mrow>
                      <mi mathvariant="normal">g</mi>
                    </mrow>
                  </mtd>
                  <mtd>
                    <mrow>
                      <mi mathvariant="normal">h</mi>
                    </mrow>
                  </mtd>
                  <mtd>
                    <mrow>
                      <mi mathvariant="normal">i</mi>
                    </mrow>
                  </mtd>
                </mtr>
              </mtable>
            </mrow>
          </mfenced>
        </mrow>
        <mo stretchy="false">=</mo>
        <mi mathvariant="normal">a</mi>
      </mrow>
      <mrow>
        <mfenced open="[" close="]">
          <mrow>
            <mtable>
              <mtr>
                <mtd>
                  <mrow>
                    <mi mathvariant="normal">·</mi>
                  </mrow>
                </mtd>
                <mtd>
                  <mrow>
                    <mi mathvariant="normal">·</mi>
                  </mrow>
                </mtd>
                <mtd>
                  <mrow>
                    <mi mathvariant="normal">·</mi>
                  </mrow>
                </mtd>
              </mtr>
              <mtr>
                <mtd>
                  <mrow>
                    <mi mathvariant="normal">·</mi>
                  </mrow>
                </mtd>
                <mtd>
                  <mrow>
                    <mstyle color="blue">
                      <mrow>
                        <mi mathvariant="normal">e</mi>
                      </mrow>
                    </mstyle>
                  </mrow>
                </mtd>
                <mtd>
                  <mrow>
                    <mstyle color="red">
                      <mrow>
                        <mi mathvariant="normal">f</mi>
                      </mrow>
                    </mstyle>
                  </mrow>
                </mtd>
              </mtr>
              <mtr>
                <mtd>
                  <mrow>
                    <mi mathvariant="normal">·</mi>
                  </mrow>
                </mtd>
                <mtd>
                  <mrow>
                    <mstyle color="red">
                      <mrow>
                        <mi mathvariant="normal">h</mi>
                      </mrow>
                    </mstyle>
                  </mrow>
                </mtd>
                <mtd>
                  <mrow>
                    <mstyle color="blue">
                      <mrow>
                        <mi mathvariant="normal">i</mi>
                      </mrow>
                    </mstyle>
                  </mrow>
                </mtd>
              </mtr>
            </mtable>
          </mrow>
        </mfenced>
        <mo stretchy="false">−</mo>
        <mi mathvariant="normal">b</mi>
      </mrow>
      <mrow>
        <mfenced open="[" close="]">
          <mrow>
            <mtable>
              <mtr>
                <mtd>
                  <mrow>
                    <mi mathvariant="normal">·</mi>
                  </mrow>
                </mtd>
                <mtd>
                  <mrow>
                    <mi mathvariant="normal">·</mi>
                  </mrow>
                </mtd>
                <mtd>
                  <mrow>
                    <mi mathvariant="normal">·</mi>
                  </mrow>
                </mtd>
              </mtr>
              <mtr>
                <mtd>
                  <mrow>
                    <mstyle color="blue">
                      <mrow>
                        <mi mathvariant="normal">d</mi>
                      </mrow>
                    </mstyle>
                  </mrow>
                </mtd>
                <mtd>
                  <mrow>
                    <mi mathvariant="normal">·</mi>
                  </mrow>
                </mtd>
                <mtd>
                  <mrow>
                    <mstyle color="red">
                      <mrow>
                        <mi mathvariant="normal">f</mi>
                      </mrow>
                    </mstyle>
                  </mrow>
                </mtd>
              </mtr>
              <mtr>
                <mtd>
                  <mrow>
                    <mstyle color="red">
                      <mrow>
                        <mi mathvariant="normal">g</mi>
                      </mrow>
                    </mstyle>
                  </mrow>
                </mtd>
                <mtd>
                  <mrow>
                    <mi mathvariant="normal">·</mi>
                  </mrow>
                </mtd>
                <mtd>
                  <mrow>
                    <mstyle color="blue">
                      <mrow>
                        <mi mathvariant="normal">i</mi>
                      </mrow>
                    </mstyle>
                  </mrow>
                </mtd>
              </mtr>
            </mtable>
          </mrow>
        </mfenced>
        <mo stretchy="false">+</mo>
        <mi mathvariant="normal">c</mi>
      </mrow>
      <mrow>
        <mfenced open="[" close="]">
          <mrow>
            <mtable>
              <mtr>
                <mtd>
                  <mrow>
                    <mi mathvariant="normal">·</mi>
                  </mrow>
                </mtd>
                <mtd>
                  <mrow>
                    <mi mathvariant="normal">·</mi>
                  </mrow>
                </mtd>
                <mtd>
                  <mrow>
                    <mi mathvariant="normal">·</mi>
                  </mrow>
                </mtd>
              </mtr>
              <mtr>
                <mtd>
                  <mrow>
                    <mstyle color="blue">
                      <mrow>
                        <mi mathvariant="normal">d</mi>
                      </mrow>
                    </mstyle>
                  </mrow>
                </mtd>
                <mtd>
                  <mrow>
                    <mstyle color="red">
                      <mrow>
                        <mi mathvariant="normal">e</mi>
                      </mrow>
                    </mstyle>
                  </mrow>
                </mtd>
                <mtd>
                  <mrow>
                    <mi mathvariant="normal">·</mi>
                  </mrow>
                </mtd>
              </mtr>
              <mtr>
                <mtd>
                  <mrow>
                    <mstyle color="red">
                      <mrow>
                        <mi mathvariant="normal">g</mi>
                      </mrow>
                    </mstyle>
                  </mrow>
                </mtd>
                <mtd>
                  <mrow>
                    <mstyle color="blue">
                      <mrow>
                        <mi mathvariant="normal">h</mi>
                      </mrow>
                    </mstyle>
                  </mrow>
                </mtd>
                <mtd>
                  <mrow>
                    <mi mathvariant="normal">·</mi>
                  </mrow>
                </mtd>
              </mtr>
            </mtable>
          </mrow>
        </mfenced>
        <mo stretchy="false">=</mo>
        <mi mathvariant="normal">a</mi>
      </mrow>
      <mrow>
        <mfenced open="[" close="]">
          <mrow>
            <mtable>
              <mtr>
                <mtd>
                  <mrow>
                    <mstyle color="blue">
                      <mrow>
                        <mi mathvariant="normal">e</mi>
                      </mrow>
                    </mstyle>
                  </mrow>
                </mtd>
                <mtd>
                  <mrow>
                    <mstyle color="red">
                      <mrow>
                        <mi mathvariant="normal">f</mi>
                      </mrow>
                    </mstyle>
                  </mrow>
                </mtd>
              </mtr>
              <mtr>
                <mtd>
                  <mrow>
                    <mstyle color="red">
                      <mrow>
                        <mi mathvariant="normal">h</mi>
                      </mrow>
                    </mstyle>
                  </mrow>
                </mtd>
                <mtd>
                  <mrow>
                    <mstyle color="blue">
                      <mrow>
                        <mi mathvariant="normal">i</mi>
                      </mrow>
                    </mstyle>
                  </mrow>
                </mtd>
              </mtr>
            </mtable>
          </mrow>
        </mfenced>
        <mo stretchy="false">−</mo>
        <mi mathvariant="normal">b</mi>
      </mrow>
      <mrow>
        <mfenced open="[" close="]">
          <mrow>
            <mtable>
              <mtr>
                <mtd>
                  <mrow>
                    <mstyle color="blue">
                      <mrow>
                        <mi mathvariant="normal">d</mi>
                      </mrow>
                    </mstyle>
                  </mrow>
                </mtd>
                <mtd>
                  <mrow>
                    <mstyle color="red">
                      <mrow>
                        <mi mathvariant="normal">f</mi>
                      </mrow>
                    </mstyle>
                  </mrow>
                </mtd>
              </mtr>
              <mtr>
                <mtd>
                  <mrow>
                    <mstyle color="red">
                      <mrow>
                        <mi mathvariant="normal">g</mi>
                      </mrow>
                    </mstyle>
                  </mrow>
                </mtd>
                <mtd>
                  <mrow>
                    <mstyle color="blue">
                      <mrow>
                        <mi mathvariant="normal">i</mi>
                      </mrow>
                    </mstyle>
                  </mrow>
                </mtd>
              </mtr>
            </mtable>
          </mrow>
        </mfenced>
        <mo stretchy="false">+</mo>
        <mi mathvariant="normal">c</mi>
      </mrow>
      <mfenced open="[" close="]">
        <mrow>
          <mtable>
            <mtr>
              <mtd>
                <mrow>
                  <mstyle color="blue">
                    <mrow>
                      <mi mathvariant="normal">d</mi>
                    </mrow>
                  </mstyle>
                </mrow>
              </mtd>
              <mtd>
                <mrow>
                  <mstyle color="red">
                    <mrow>
                      <mi mathvariant="normal">e</mi>
                    </mrow>
                  </mstyle>
                </mrow>
              </mtd>
            </mtr>
            <mtr>
              <mtd>
                <mrow>
                  <mstyle color="red">
                    <mrow>
                      <mi mathvariant="normal">g</mi>
                    </mrow>
                  </mstyle>
                </mrow>
              </mtd>
              <mtd>
                <mrow>
                  <mstyle color="blue">
                    <mrow>
                      <mi mathvariant="normal">h</mi>
                    </mrow>
                  </mstyle>
                </mrow>
              </mtd>
            </mtr>
          </mtable>
        </mrow>
      </mfenced>
    </mrow>
    <annotation encoding="StarMath 5.0">color blue{"For a 3x3 matrix:"}~~~~~

	left lline A right rline = left [matrix { a#b#c##d#e#f##g#h#i}right]=a
left [matrix {  ·#·#·##·#color blue e#color red f##·#color red h# color blue i}right]-b
left [matrix {  ·#·#·##color blue d#·#color red f##color red g#·# color blue  i}right]+c
left [matrix {  ·#·#·##color blue d#color red e#·##color red g# color blue  h#·}right]
=
 a left [matrix{color blue e#color red f##color red h#color blue i}right]-b
 left [matrix { color blue d#color red f##color red g#color blue i}right]+c
 left [matrix { color blue d#color red e##color red g#color blue h}right]
</annotation>
  </semantics>
</math>
</file>

<file path=Object 9/content.xml><?xml version="1.0" encoding="utf-8"?>
<math xmlns="http://www.w3.org/1998/Math/MathML">
  <semantics>
    <mrow>
      <mstyle color="blue">
        <mrow>
          <mrow>
            <mtext>For a 4x4 matrix:</mtext>
          </mrow>
        </mrow>
      </mstyle>
      <mfenced open="[" close="]">
        <mrow>
          <mtable>
            <mtr>
              <mtd>
                <mrow>
                  <mi mathvariant="normal">a</mi>
                </mrow>
              </mtd>
              <mtd>
                <mrow>
                  <mi mathvariant="normal">b</mi>
                </mrow>
              </mtd>
              <mtd>
                <mrow>
                  <mi mathvariant="normal">c</mi>
                </mrow>
              </mtd>
              <mtd>
                <mrow>
                  <mi mathvariant="normal">d</mi>
                </mrow>
              </mtd>
            </mtr>
            <mtr>
              <mtd>
                <mrow>
                  <mi mathvariant="normal">e</mi>
                </mrow>
              </mtd>
              <mtd>
                <mrow>
                  <mi mathvariant="normal">f</mi>
                </mrow>
              </mtd>
              <mtd>
                <mrow>
                  <mi mathvariant="normal">g</mi>
                </mrow>
              </mtd>
              <mtd>
                <mrow>
                  <mi mathvariant="normal">h</mi>
                </mrow>
              </mtd>
            </mtr>
            <mtr>
              <mtd>
                <mrow>
                  <mi mathvariant="normal">i</mi>
                </mrow>
              </mtd>
              <mtd>
                <mrow>
                  <mi mathvariant="normal">j</mi>
                </mrow>
              </mtd>
              <mtd>
                <mrow>
                  <mi mathvariant="normal">k</mi>
                </mrow>
              </mtd>
              <mtd>
                <mrow>
                  <mi mathvariant="normal">l</mi>
                </mrow>
              </mtd>
            </mtr>
            <mtr>
              <mtd>
                <mrow>
                  <mi mathvariant="normal">m</mi>
                </mrow>
              </mtd>
              <mtd>
                <mrow>
                  <mi mathvariant="normal">n</mi>
                </mrow>
              </mtd>
              <mtd>
                <mrow>
                  <mi mathvariant="normal">o</mi>
                </mrow>
              </mtd>
              <mtd>
                <mrow>
                  <mi mathvariant="normal">p</mi>
                </mrow>
              </mtd>
            </mtr>
          </mtable>
        </mrow>
      </mfenced>
      <mrow>
        <mi mathvariant="normal">a</mi>
        <mo stretchy="false">=</mo>
        <mfenced open="[" close="]">
          <mrow>
            <mtable>
              <mtr>
                <mtd>
                  <mrow>
                    <mi mathvariant="normal">f</mi>
                  </mrow>
                </mtd>
                <mtd>
                  <mrow>
                    <mi mathvariant="normal">g</mi>
                  </mrow>
                </mtd>
                <mtd>
                  <mrow>
                    <mi mathvariant="normal">h</mi>
                  </mrow>
                </mtd>
              </mtr>
              <mtr>
                <mtd>
                  <mrow>
                    <mi mathvariant="normal">j</mi>
                  </mrow>
                </mtd>
                <mtd>
                  <mrow>
                    <mi mathvariant="normal">k</mi>
                  </mrow>
                </mtd>
                <mtd>
                  <mrow>
                    <mi mathvariant="normal">l</mi>
                  </mrow>
                </mtd>
              </mtr>
              <mtr>
                <mtd>
                  <mrow>
                    <mi mathvariant="normal">n</mi>
                  </mrow>
                </mtd>
                <mtd>
                  <mrow>
                    <mi mathvariant="normal">o</mi>
                  </mrow>
                </mtd>
                <mtd>
                  <mrow>
                    <mi mathvariant="normal">p</mi>
                  </mrow>
                </mtd>
              </mtr>
            </mtable>
          </mrow>
        </mfenced>
      </mrow>
      <mi mathvariant="normal">–</mi>
      <mi mathvariant="normal">b</mi>
      <mrow>
        <mfenced open="[" close="]">
          <mrow>
            <mtable>
              <mtr>
                <mtd>
                  <mrow>
                    <mi mathvariant="normal">e</mi>
                  </mrow>
                </mtd>
                <mtd>
                  <mrow>
                    <mi mathvariant="normal">g</mi>
                  </mrow>
                </mtd>
                <mtd>
                  <mrow>
                    <mi mathvariant="normal">h</mi>
                  </mrow>
                </mtd>
              </mtr>
              <mtr>
                <mtd>
                  <mrow>
                    <mi mathvariant="normal">i</mi>
                  </mrow>
                </mtd>
                <mtd>
                  <mrow>
                    <mi mathvariant="normal">k</mi>
                  </mrow>
                </mtd>
                <mtd>
                  <mrow>
                    <mi mathvariant="normal">l</mi>
                  </mrow>
                </mtd>
              </mtr>
              <mtr>
                <mtd>
                  <mrow>
                    <mi mathvariant="normal">m</mi>
                  </mrow>
                </mtd>
                <mtd>
                  <mrow>
                    <mi mathvariant="normal">o</mi>
                  </mrow>
                </mtd>
                <mtd>
                  <mrow>
                    <mi mathvariant="normal">p</mi>
                  </mrow>
                </mtd>
              </mtr>
            </mtable>
          </mrow>
        </mfenced>
        <mo stretchy="false">+</mo>
        <mi mathvariant="normal">c</mi>
      </mrow>
      <mfenced open="[" close="]">
        <mrow>
          <mtable>
            <mtr>
              <mtd>
                <mrow>
                  <mi mathvariant="normal">e</mi>
                </mrow>
              </mtd>
              <mtd>
                <mrow>
                  <mi mathvariant="normal">f</mi>
                </mrow>
              </mtd>
              <mtd>
                <mrow>
                  <mi mathvariant="normal">h</mi>
                </mrow>
              </mtd>
            </mtr>
            <mtr>
              <mtd>
                <mrow>
                  <mi mathvariant="normal">i</mi>
                </mrow>
              </mtd>
              <mtd>
                <mrow>
                  <mi mathvariant="normal">j</mi>
                </mrow>
              </mtd>
              <mtd>
                <mrow>
                  <mi mathvariant="normal">l</mi>
                </mrow>
              </mtd>
            </mtr>
            <mtr>
              <mtd>
                <mrow>
                  <mi mathvariant="normal">m</mi>
                </mrow>
              </mtd>
              <mtd>
                <mrow>
                  <mi mathvariant="normal">n</mi>
                </mrow>
              </mtd>
              <mtd>
                <mrow>
                  <mi mathvariant="normal">p</mi>
                </mrow>
              </mtd>
            </mtr>
          </mtable>
        </mrow>
      </mfenced>
      <mi mathvariant="normal">–</mi>
      <mi mathvariant="normal">d</mi>
      <mfenced open="[" close="]">
        <mrow>
          <mtable>
            <mtr>
              <mtd>
                <mrow>
                  <mi mathvariant="normal">e</mi>
                </mrow>
              </mtd>
              <mtd>
                <mrow>
                  <mi mathvariant="normal">f</mi>
                </mrow>
              </mtd>
              <mtd>
                <mrow>
                  <mi mathvariant="normal">g</mi>
                </mrow>
              </mtd>
            </mtr>
            <mtr>
              <mtd>
                <mrow>
                  <mi mathvariant="normal">i</mi>
                </mrow>
              </mtd>
              <mtd>
                <mrow>
                  <mi mathvariant="normal">j</mi>
                </mrow>
              </mtd>
              <mtd>
                <mrow>
                  <mi mathvariant="normal">k</mi>
                </mrow>
              </mtd>
            </mtr>
            <mtr>
              <mtd>
                <mrow>
                  <mi mathvariant="normal">m</mi>
                </mrow>
              </mtd>
              <mtd>
                <mrow>
                  <mi mathvariant="normal">n</mi>
                </mrow>
              </mtd>
              <mtd>
                <mrow>
                  <mi mathvariant="normal">o</mi>
                </mrow>
              </mtd>
            </mtr>
          </mtable>
        </mrow>
      </mfenced>
    </mrow>
    <annotation encoding="StarMath 5.0">color blue {"For a 4x4 matrix:"}

left [ matrix {a#b#c#d##e#f#g#h##i#j#k#l##m#n#o#p} right]


a = left [ matrix {f#g#h##j#k#l##n#o#p} right]
– b left [ matrix {e#g#h##i#k#l##m#o#p} right]
+ c left [ matrix {e#f#h##i#j#l##m#n#p} right]
– d left [ matrix {e#f#g##i#j#k##m#n#o} right ]
</annotation>
  </semantics>
</math>
</file>